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837cm" table:align="left"/>
    </style:style>
    <style:style style:name="Table1.A" style:family="table-column">
      <style:table-column-properties style:column-width="1.52cm"/>
    </style:style>
    <style:style style:name="Table1.B" style:family="table-column">
      <style:table-column-properties style:column-width="2.441cm"/>
    </style:style>
    <style:style style:name="Table1.C" style:family="table-column">
      <style:table-column-properties style:column-width="1.64cm"/>
    </style:style>
    <style:style style:name="Table1.D" style:family="table-column">
      <style:table-column-properties style:column-width="2.235cm"/>
    </style:style>
    <style:style style:name="Table1.A1" style:family="table-cell">
      <style:table-cell-properties style:vertical-align="middle" fo:padding="0.049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2.689cm" table:align="left"/>
    </style:style>
    <style:style style:name="Table3.A" style:family="table-column">
      <style:table-column-properties style:column-width="2.309cm"/>
    </style:style>
    <style:style style:name="Table3.B" style:family="table-column">
      <style:table-column-properties style:column-width="10.3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309cm"/>
    </style:style>
    <style:style style:name="Table4.B" style:family="table-column">
      <style:table-column-properties style:column-width="14.691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492cm"/>
    </style:style>
    <style:style style:name="Table5.B" style:family="table-column">
      <style:table-column-properties style:column-width="15.508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903cm"/>
    </style:style>
    <style:style style:name="Table6.B" style:family="table-column">
      <style:table-column-properties style:column-width="15.097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492cm"/>
    </style:style>
    <style:style style:name="Table7.B" style:family="table-column">
      <style:table-column-properties style:column-width="15.508cm"/>
    </style:style>
    <style:style style:name="Table7.A1" style:family="table-cell">
      <style:table-cell-properties style:vertical-align="middle" fo:padding="0.049cm" fo:border="none"/>
    </style:style>
    <style:style style:name="P1" style:family="paragraph" style:parent-style-name="Header">
      <style:text-properties officeooo:rsid="001013aa" officeooo:paragraph-rsid="001013aa"/>
    </style:style>
    <style:style style:name="P2" style:family="paragraph" style:parent-style-name="Text_20_body">
      <style:text-properties fo:font-weight="bold" officeooo:rsid="001f2848" officeooo:paragraph-rsid="001f2848" style:font-weight-asian="bold" style:font-weight-complex="bold"/>
    </style:style>
    <style:style style:name="P3" style:family="paragraph" style:parent-style-name="Text_20_body">
      <style:text-properties fo:color="#000000" style:font-name="Liberation Serif"/>
    </style:style>
    <style:style style:name="P4" style:family="paragraph" style:parent-style-name="Text_20_body">
      <style:text-properties fo:color="#000000" style:font-name="Liberation Serif" fo:font-size="10pt" fo:font-weight="normal" officeooo:rsid="003da394" officeooo:paragraph-rsid="003da394" style:font-size-asian="10pt" style:font-weight-asian="normal" style:font-weight-complex="normal"/>
    </style:style>
    <style:style style:name="P5" style:family="paragraph" style:parent-style-name="Text_20_body">
      <style:text-properties fo:color="#000000" style:font-name="Liberation Serif" fo:font-size="10pt" fo:font-weight="bold" officeooo:rsid="003e4998" officeooo:paragraph-rsid="003e4998" style:font-size-asian="10pt" style:font-weight-asian="bold" style:font-weight-complex="bold"/>
    </style:style>
    <style:style style:name="P6" style:family="paragraph" style:parent-style-name="Text_20_body">
      <style:text-properties fo:color="#000000" style:font-name="Liberation Serif" fo:font-size="10pt" fo:font-weight="bold" officeooo:rsid="003da394" officeooo:paragraph-rsid="003da394" style:font-size-asian="10pt" style:font-weight-asian="bold" style:font-weight-complex="bold"/>
    </style:style>
    <style:style style:name="P7" style:family="paragraph" style:parent-style-name="Text_20_body">
      <style:text-properties fo:color="#000000" style:font-name="Liberation Serif" fo:font-size="10pt" officeooo:rsid="003da394" officeooo:paragraph-rsid="003da394" style:font-size-asian="10pt"/>
    </style:style>
    <style:style style:name="P8" style:family="paragraph" style:parent-style-name="Text_20_body">
      <style:text-properties fo:color="#000000" style:font-name="Liberation Serif" fo:font-size="12pt" fo:font-weight="normal" officeooo:rsid="003e4998" officeooo:paragraph-rsid="003e4998" style:font-size-asian="12pt" style:font-weight-asian="normal" style:font-size-complex="12pt" style:font-weight-complex="normal"/>
    </style:style>
    <style:style style:name="P9" style:family="paragraph" style:parent-style-name="Text_20_body">
      <style:text-properties fo:color="#000000" style:font-name="Liberation Serif" fo:font-size="12pt" fo:font-weight="normal" officeooo:rsid="0036d95b" officeooo:paragraph-rsid="0036d95b" style:font-size-asian="12pt" style:font-weight-asian="normal" style:font-size-complex="12pt" style:font-weight-complex="normal"/>
    </style:style>
    <style:style style:name="P10" style:family="paragraph" style:parent-style-name="Text_20_body">
      <style:text-properties fo:color="#000000" style:font-name="Liberation Serif" fo:font-size="12pt" fo:font-weight="normal" officeooo:rsid="0036d95b" officeooo:paragraph-rsid="00383fbb" style:font-size-asian="12pt" style:font-weight-asian="normal" style:font-size-complex="12pt" style:font-weight-complex="normal"/>
    </style:style>
    <style:style style:name="P11" style:family="paragraph" style:parent-style-name="Text_20_body">
      <style:text-properties fo:color="#000000" style:font-name="Liberation Serif" fo:font-size="12pt" fo:font-weight="normal" officeooo:rsid="00383fbb" officeooo:paragraph-rsid="00383fbb" style:font-size-asian="12pt" style:font-weight-asian="normal" style:font-size-complex="12pt" style:font-weight-complex="normal"/>
    </style:style>
    <style:style style:name="P12" style:family="paragraph" style:parent-style-name="Text_20_body">
      <style:text-properties fo:color="#000000" style:font-name="Liberation Serif" fo:font-size="12pt" fo:font-weight="normal" officeooo:rsid="00396562" officeooo:paragraph-rsid="00396562" style:font-size-asian="12pt" style:font-weight-asian="normal" style:font-size-complex="12pt" style:font-weight-complex="normal"/>
    </style:style>
    <style:style style:name="P13" style:family="paragraph" style:parent-style-name="Text_20_body">
      <style:text-properties fo:color="#000000" style:font-name="Liberation Serif" fo:font-size="12pt" fo:font-weight="normal" officeooo:rsid="003b56ca" officeooo:paragraph-rsid="003b56ca" style:font-size-asian="12pt" style:font-weight-asian="normal" style:font-size-complex="12pt" style:font-weight-complex="normal"/>
    </style:style>
    <style:style style:name="P14" style:family="paragraph" style:parent-style-name="Text_20_body">
      <style:text-properties fo:color="#000000" style:font-name="Liberation Serif" fo:font-size="12pt" fo:font-weight="normal" officeooo:rsid="0042c4cb" officeooo:paragraph-rsid="0042c4cb" style:font-size-asian="12pt" style:font-weight-asian="normal" style:font-size-complex="12pt" style:font-weight-complex="normal"/>
    </style:style>
    <style:style style:name="P15" style:family="paragraph" style:parent-style-name="Text_20_body">
      <style:text-properties fo:color="#000000" style:font-name="Liberation Serif" fo:font-size="12pt" fo:font-weight="bold" officeooo:rsid="003e4998" officeooo:paragraph-rsid="003e4998" style:font-size-asian="12pt" style:font-weight-asian="bold" style:font-size-complex="12pt" style:font-weight-complex="bold"/>
    </style:style>
    <style:style style:name="P16" style:family="paragraph" style:parent-style-name="Text_20_body">
      <style:text-properties fo:color="#000000" style:font-name="Liberation Serif" fo:font-size="12pt" fo:font-weight="bold" officeooo:rsid="0036d95b" officeooo:paragraph-rsid="0036d95b" style:font-size-asian="12pt" style:font-weight-asian="bold" style:font-size-complex="12pt" style:font-weight-complex="bold"/>
    </style:style>
    <style:style style:name="P17" style:family="paragraph" style:parent-style-name="Text_20_body">
      <style:text-properties fo:color="#000000" style:font-name="Liberation Serif" fo:font-size="12pt" fo:font-weight="bold" officeooo:rsid="00396562" officeooo:paragraph-rsid="00396562" style:font-size-asian="12pt" style:font-weight-asian="bold" style:font-size-complex="12pt" style:font-weight-complex="bold"/>
    </style:style>
    <style:style style:name="P18" style:family="paragraph" style:parent-style-name="Text_20_body">
      <style:text-properties fo:color="#000000" style:font-name="Liberation Serif" fo:font-size="12pt" fo:font-weight="bold" officeooo:rsid="00396562" officeooo:paragraph-rsid="0040ce47" style:font-size-asian="12pt" style:font-weight-asian="bold" style:font-size-complex="12pt" style:font-weight-complex="bold"/>
    </style:style>
    <style:style style:name="P19" style:family="paragraph" style:parent-style-name="Text_20_body">
      <style:text-properties fo:color="#000000" style:font-name="Liberation Serif" fo:font-size="12pt" fo:font-weight="bold" officeooo:rsid="003b56ca" officeooo:paragraph-rsid="003b56ca" style:font-size-asian="12pt" style:font-weight-asian="bold" style:font-size-complex="12pt" style:font-weight-complex="bold"/>
    </style:style>
    <style:style style:name="P20" style:family="paragraph" style:parent-style-name="Text_20_body">
      <style:text-properties fo:color="#000000" style:font-name="Liberation Serif" fo:font-size="12pt" fo:font-weight="bold" officeooo:rsid="00472090" officeooo:paragraph-rsid="00472090" style:font-size-asian="12pt" style:font-weight-asian="bold" style:font-size-complex="12pt" style:font-weight-complex="bold"/>
    </style:style>
    <style:style style:name="P21" style:family="paragraph" style:parent-style-name="Text_20_body">
      <style:text-properties fo:color="#000000" style:font-name="Liberation Serif" fo:font-size="12pt" officeooo:rsid="003e4998" officeooo:paragraph-rsid="003e4998" style:font-size-asian="12pt" style:font-size-complex="12pt"/>
    </style:style>
    <style:style style:name="P22" style:family="paragraph" style:parent-style-name="Text_20_body">
      <style:text-properties fo:color="#000000" style:font-name="Liberation Serif" fo:font-weight="normal" style:font-weight-asian="normal" style:font-weight-complex="normal"/>
    </style:style>
    <style:style style:name="P23" style:family="paragraph" style:parent-style-name="Text_20_body">
      <style:paragraph-properties fo:text-align="start" style:justify-single-word="false"/>
      <style:text-properties fo:color="#000000" style:font-name="Liberation Serif" fo:font-weight="normal" officeooo:rsid="00137bf7" officeooo:paragraph-rsid="00137bf7" style:font-weight-asian="normal" style:font-weight-complex="normal"/>
    </style:style>
    <style:style style:name="P24" style:family="paragraph" style:parent-style-name="Text_20_body">
      <style:text-properties fo:color="#000000" style:font-name="Liberation Serif" fo:font-weight="normal" officeooo:rsid="00167aa2" officeooo:paragraph-rsid="00167aa2" style:font-weight-asian="normal" style:font-weight-complex="normal"/>
    </style:style>
    <style:style style:name="P25" style:family="paragraph" style:parent-style-name="Text_20_body">
      <style:text-properties fo:color="#000000" style:font-name="Liberation Serif" fo:font-weight="normal" officeooo:rsid="00213789" officeooo:paragraph-rsid="00213789" style:font-weight-asian="normal" style:font-weight-complex="normal"/>
    </style:style>
    <style:style style:name="P26" style:family="paragraph" style:parent-style-name="Text_20_body">
      <style:text-properties fo:color="#000000" style:font-name="Liberation Serif" fo:font-weight="normal" officeooo:rsid="00213789" officeooo:paragraph-rsid="00224961" style:font-weight-asian="normal" style:font-weight-complex="normal"/>
    </style:style>
    <style:style style:name="P27" style:family="paragraph" style:parent-style-name="Text_20_body">
      <style:text-properties fo:color="#000000" style:font-name="Liberation Serif" fo:font-weight="normal" officeooo:rsid="00224961" officeooo:paragraph-rsid="00224961" style:font-weight-asian="normal" style:font-weight-complex="normal"/>
    </style:style>
    <style:style style:name="P28" style:family="paragraph" style:parent-style-name="Text_20_body">
      <style:text-properties fo:color="#000000" style:font-name="Liberation Serif" fo:font-weight="normal" officeooo:rsid="0025a7da" officeooo:paragraph-rsid="0025a7da" style:font-weight-asian="normal" style:font-weight-complex="normal"/>
    </style:style>
    <style:style style:name="P29" style:family="paragraph" style:parent-style-name="Text_20_body">
      <style:text-properties fo:color="#000000" style:font-name="Liberation Serif" fo:font-weight="normal" officeooo:rsid="002e550d" officeooo:paragraph-rsid="002e550d" style:font-weight-asian="normal" style:font-weight-complex="normal"/>
    </style:style>
    <style:style style:name="P30" style:family="paragraph" style:parent-style-name="Text_20_body">
      <style:text-properties fo:color="#000000" style:font-name="Liberation Serif" fo:font-weight="normal" officeooo:rsid="0036d95b" officeooo:paragraph-rsid="0036d95b" style:font-weight-asian="normal" style:font-weight-complex="normal"/>
    </style:style>
    <style:style style:name="P31" style:family="paragraph" style:parent-style-name="Text_20_body">
      <style:text-properties fo:color="#000000" style:font-name="Liberation Serif" officeooo:rsid="0025a7da" officeooo:paragraph-rsid="0025a7da"/>
    </style:style>
    <style:style style:name="P32" style:family="paragraph" style:parent-style-name="Text_20_body">
      <style:text-properties fo:color="#000000" style:font-name="Liberation Serif" fo:font-weight="bold" officeooo:rsid="0042c4cb" officeooo:paragraph-rsid="0042c4cb" fo:background-color="#ffffff" style:font-weight-asian="bold" style:font-weight-complex="bold"/>
    </style:style>
    <style:style style:name="P33" style:family="paragraph" style:parent-style-name="Text_20_body">
      <style:text-properties fo:color="#000000" style:font-name="Liberation Serif" fo:font-weight="bold" officeooo:rsid="0042c4cb" officeooo:paragraph-rsid="00445dbb" fo:background-color="#ffffff" style:font-weight-asian="bold" style:font-weight-complex="bold"/>
    </style:style>
    <style:style style:name="P34" style:family="paragraph" style:parent-style-name="Text_20_body">
      <style:text-properties fo:color="#000000" style:font-name="Liberation Serif" fo:font-weight="bold" style:font-weight-asian="bold" style:font-weight-complex="bold"/>
    </style:style>
    <style:style style:name="P35" style:family="paragraph" style:parent-style-name="Text_20_body">
      <style:text-properties fo:color="#000000" style:font-name="Liberation Serif" officeooo:rsid="003e4998" officeooo:paragraph-rsid="003e4998"/>
    </style:style>
    <style:style style:name="P36" style:family="paragraph" style:parent-style-name="Text_20_body">
      <style:text-properties fo:color="#579d1c" style:font-name="Liberation Serif" fo:font-weight="bold" officeooo:rsid="0016bb1e" officeooo:paragraph-rsid="0016bb1e" style:font-weight-asian="bold" style:font-weight-complex="bold"/>
    </style:style>
    <style:style style:name="P37" style:family="paragraph" style:parent-style-name="Text_20_body">
      <style:text-properties fo:color="#579d1c" style:font-name="Liberation Serif" fo:font-weight="bold" officeooo:rsid="0025a7da" officeooo:paragraph-rsid="0025a7da" style:font-weight-asian="bold" style:font-weight-complex="bold"/>
    </style:style>
    <style:style style:name="P38" style:family="paragraph" style:parent-style-name="Text_20_body">
      <style:text-properties fo:color="#579d1c" style:font-name="Liberation Serif" fo:font-weight="bold" officeooo:paragraph-rsid="0042c4cb" fo:background-color="#ffffff" style:font-weight-asian="bold" style:font-weight-complex="bold"/>
    </style:style>
    <style:style style:name="P39" style:family="paragraph" style:parent-style-name="Text_20_body">
      <style:text-properties fo:color="#579d1c" style:font-name="Liberation Serif" fo:font-weight="bold" officeooo:paragraph-rsid="00445dbb" fo:background-color="#ffffff" style:font-weight-asian="bold" style:font-weight-complex="bold"/>
    </style:style>
    <style:style style:name="P40" style:family="paragraph" style:parent-style-name="Text_20_body">
      <style:text-properties fo:color="#579d1c" style:font-name="Liberation Serif" fo:font-size="12pt" fo:font-weight="bold" officeooo:rsid="0036d95b" officeooo:paragraph-rsid="0036d95b" style:font-size-asian="12pt" style:font-weight-asian="bold" style:font-size-complex="12pt" style:font-weight-complex="bold"/>
    </style:style>
    <style:style style:name="P41" style:family="paragraph" style:parent-style-name="Text_20_body">
      <style:text-properties fo:color="#579d1c" style:font-name="Liberation Serif" fo:font-size="12pt" fo:font-weight="bold" officeooo:rsid="0036d95b" officeooo:paragraph-rsid="00396562" style:font-size-asian="12pt" style:font-weight-asian="bold" style:font-size-complex="12pt" style:font-weight-complex="bold"/>
    </style:style>
    <style:style style:name="P42" style:family="paragraph" style:parent-style-name="Text_20_body">
      <style:text-properties fo:color="#579d1c" style:font-name="Liberation Serif" fo:font-size="12pt" fo:font-weight="bold" officeooo:rsid="0038b2dc" officeooo:paragraph-rsid="0038b2dc" style:font-size-asian="12pt" style:font-weight-asian="bold" style:font-size-complex="12pt" style:font-weight-complex="bold"/>
    </style:style>
    <style:style style:name="P43" style:family="paragraph" style:parent-style-name="Text_20_body">
      <style:text-properties fo:color="#579d1c" style:font-name="Liberation Serif" fo:font-size="12pt" fo:font-weight="bold" officeooo:rsid="00396562" officeooo:paragraph-rsid="00396562" style:font-size-asian="12pt" style:font-weight-asian="bold" style:font-size-complex="12pt" style:font-weight-complex="bold"/>
    </style:style>
    <style:style style:name="P44" style:family="paragraph" style:parent-style-name="Text_20_body">
      <style:text-properties fo:color="#579d1c" style:font-name="Liberation Serif" fo:font-size="12pt" fo:font-weight="normal" officeooo:rsid="00383fbb" officeooo:paragraph-rsid="00383fbb" style:font-size-asian="12pt" style:font-weight-asian="normal" style:font-size-complex="12pt" style:font-weight-complex="normal"/>
    </style:style>
    <style:style style:name="P45" style:family="paragraph" style:parent-style-name="Text_20_body">
      <style:text-properties fo:color="#579d1c" style:font-name="Liberation Serif" fo:font-size="12pt" fo:font-weight="normal" officeooo:rsid="0038b2dc" officeooo:paragraph-rsid="0038b2dc" style:font-size-asian="12pt" style:font-weight-asian="normal" style:font-size-complex="12pt" style:font-weight-complex="normal"/>
    </style:style>
    <style:style style:name="P46" style:family="paragraph" style:parent-style-name="Text_20_body">
      <style:text-properties fo:color="#579d1c" style:font-name="Liberation Serif" fo:font-size="12pt" officeooo:rsid="00452dda" officeooo:paragraph-rsid="00452dda" style:font-size-asian="12pt" style:font-size-complex="12pt"/>
    </style:style>
    <style:style style:name="P47" style:family="paragraph" style:parent-style-name="Text_20_body">
      <style:text-properties fo:color="#579d1c" style:font-name="Liberation Serif" fo:font-size="12pt" officeooo:rsid="003e4998" officeooo:paragraph-rsid="003e4998" style:font-size-asian="12pt" style:font-size-complex="12pt"/>
    </style:style>
    <style:style style:name="P48" style:family="paragraph" style:parent-style-name="Text_20_body">
      <style:text-properties fo:color="#579d1c" style:font-name="Liberation Serif" fo:font-size="10pt" fo:font-weight="bold" officeooo:rsid="003e4998" officeooo:paragraph-rsid="003e4998" style:font-size-asian="10pt" style:font-weight-asian="bold" style:font-weight-complex="bold"/>
    </style:style>
    <style:style style:name="P49" style:family="paragraph" style:parent-style-name="Text_20_body">
      <style:text-properties fo:color="#c5000b" style:font-name="Liberation Serif" fo:font-size="10pt" fo:font-style="italic" fo:font-weight="bold" officeooo:rsid="003e4998" officeooo:paragraph-rsid="003e4998" style:font-size-asian="10pt" style:font-style-asian="italic" style:font-weight-asian="bold" style:font-style-complex="italic" style:font-weight-complex="bold"/>
    </style:style>
    <style:style style:name="P50" style:family="paragraph" style:parent-style-name="Text_20_body">
      <style:text-properties fo:color="#3465a4" style:font-name="Liberation Serif" fo:font-weight="bold" officeooo:rsid="00167aa2" officeooo:paragraph-rsid="00167aa2" style:font-weight-asian="bold" style:font-weight-complex="bold"/>
    </style:style>
    <style:style style:name="P51" style:family="paragraph" style:parent-style-name="Text_20_body">
      <style:text-properties fo:color="#3465a4" style:font-name="Liberation Serif" fo:font-weight="bold" officeooo:rsid="00213789" officeooo:paragraph-rsid="00213789" style:font-weight-asian="bold" style:font-weight-complex="bold"/>
    </style:style>
    <style:style style:name="P52" style:family="paragraph" style:parent-style-name="Text_20_body">
      <style:text-properties fo:color="#3465a4" style:font-name="Liberation Serif" fo:font-weight="bold" officeooo:rsid="00224961" officeooo:paragraph-rsid="00224961" style:font-weight-asian="bold" style:font-weight-complex="bold"/>
    </style:style>
    <style:style style:name="P53" style:family="paragraph" style:parent-style-name="Text_20_body">
      <style:text-properties fo:color="#3465a4" style:font-name="Liberation Serif" fo:font-weight="bold" officeooo:rsid="00253e3f" officeooo:paragraph-rsid="00253e3f" style:font-weight-asian="bold" style:font-weight-complex="bold"/>
    </style:style>
    <style:style style:name="P54" style:family="paragraph" style:parent-style-name="Text_20_body">
      <style:text-properties fo:color="#3465a4" style:font-name="Liberation Serif" fo:font-weight="bold" officeooo:rsid="002e550d" officeooo:paragraph-rsid="002e550d" style:font-weight-asian="bold" style:font-weight-complex="bold"/>
    </style:style>
    <style:style style:name="P55" style:family="paragraph" style:parent-style-name="Text_20_body">
      <style:text-properties fo:color="#3465a4" style:font-name="Liberation Serif" fo:font-size="12pt" fo:font-weight="bold" officeooo:rsid="0036d95b" officeooo:paragraph-rsid="0036d95b" style:font-size-asian="12pt" style:font-weight-asian="bold" style:font-size-complex="12pt" style:font-weight-complex="bold"/>
    </style:style>
    <style:style style:name="P56" style:family="paragraph" style:parent-style-name="Text_20_body">
      <style:text-properties fo:color="#3465a4" style:font-name="Liberation Serif" fo:font-size="12pt" fo:font-weight="bold" officeooo:rsid="0042c4cb" officeooo:paragraph-rsid="0042c4cb" style:font-size-asian="12pt" style:font-weight-asian="bold" style:font-size-complex="12pt" style:font-weight-complex="bold"/>
    </style:style>
    <style:style style:name="P57" style:family="paragraph" style:parent-style-name="Text_20_body">
      <style:text-properties fo:color="#3465a4" style:font-name="Liberation Serif" fo:font-weight="normal" officeooo:rsid="002e550d" officeooo:paragraph-rsid="002e550d" style:font-weight-asian="normal" style:font-weight-complex="normal"/>
    </style:style>
    <style:style style:name="P58" style:family="paragraph" style:parent-style-name="Text_20_body">
      <style:text-properties style:font-name="Liberation Serif"/>
    </style:style>
    <style:style style:name="P59" style:family="paragraph" style:parent-style-name="Text_20_body">
      <style:text-properties style:font-name="Liberation Serif" fo:font-weight="bold" style:font-weight-asian="bold" style:font-weight-complex="bold"/>
    </style:style>
    <style:style style:name="P60" style:family="paragraph" style:parent-style-name="Text_20_body">
      <style:text-properties style:font-name="Liberation Serif" fo:font-weight="bold" officeooo:rsid="001c4180" officeooo:paragraph-rsid="001c4180" style:font-weight-asian="bold" style:font-weight-complex="bold"/>
    </style:style>
    <style:style style:name="P61" style:family="paragraph" style:parent-style-name="Text_20_body">
      <style:text-properties style:font-name="Liberation Serif" fo:font-weight="bold" officeooo:rsid="001f2848" officeooo:paragraph-rsid="001f2848" style:font-weight-asian="bold" style:font-weight-complex="bold"/>
    </style:style>
    <style:style style:name="P62" style:family="paragraph" style:parent-style-name="Text_20_body">
      <style:text-properties style:font-name="Liberation Serif" fo:font-weight="bold" officeooo:rsid="00224961" officeooo:paragraph-rsid="00224961" style:font-weight-asian="bold" style:font-weight-complex="bold"/>
    </style:style>
    <style:style style:name="P63" style:family="paragraph" style:parent-style-name="Text_20_body">
      <style:text-properties style:font-name="Liberation Serif" fo:font-weight="bold" officeooo:rsid="003da394" officeooo:paragraph-rsid="003da394" style:font-weight-asian="bold" style:font-weight-complex="bold"/>
    </style:style>
    <style:style style:name="P64" style:family="paragraph" style:parent-style-name="Text_20_body">
      <style:text-properties style:font-name="Liberation Serif" fo:font-weight="bold" officeooo:rsid="0016bb1e" style:font-weight-asian="bold" style:font-weight-complex="bold"/>
    </style:style>
    <style:style style:name="P65" style:family="paragraph" style:parent-style-name="Text_20_body">
      <style:text-properties style:font-name="Liberation Serif" fo:font-weight="bold" officeooo:rsid="00167aa2" officeooo:paragraph-rsid="00167aa2" style:font-weight-asian="bold" style:font-weight-complex="bold"/>
    </style:style>
    <style:style style:name="P66" style:family="paragraph" style:parent-style-name="Text_20_body">
      <style:text-properties style:font-name="Liberation Serif" officeooo:rsid="00167aa2" officeooo:paragraph-rsid="00167aa2"/>
    </style:style>
    <style:style style:name="P67" style:family="paragraph" style:parent-style-name="Text_20_body">
      <style:text-properties style:font-name="Liberation Serif" officeooo:rsid="001e25ef"/>
    </style:style>
    <style:style style:name="P68" style:family="paragraph" style:parent-style-name="Text_20_body">
      <style:text-properties style:font-name="Liberation Serif" fo:font-weight="normal" officeooo:rsid="0016bb1e" officeooo:paragraph-rsid="0016bb1e" style:font-weight-asian="normal" style:font-weight-complex="normal"/>
    </style:style>
    <style:style style:name="P69" style:family="paragraph" style:parent-style-name="Text_20_body">
      <style:text-properties style:font-name="Liberation Serif" fo:font-weight="normal" officeooo:rsid="003da394" officeooo:paragraph-rsid="003da394" style:font-weight-asian="normal" style:font-weight-complex="normal"/>
    </style:style>
    <style:style style:name="P70" style:family="paragraph" style:parent-style-name="Text_20_body">
      <style:text-properties style:font-name="Liberation Serif" officeooo:rsid="0016bb1e" officeooo:paragraph-rsid="0016bb1e"/>
    </style:style>
    <style:style style:name="P71" style:family="paragraph" style:parent-style-name="Text_20_body">
      <style:text-properties style:font-name="Liberation Serif" officeooo:rsid="00253e3f" officeooo:paragraph-rsid="00253e3f"/>
    </style:style>
    <style:style style:name="P72" style:family="paragraph" style:parent-style-name="Text_20_body">
      <style:text-properties style:font-name="Liberation Serif" officeooo:rsid="0025a7da" officeooo:paragraph-rsid="0025a7da"/>
    </style:style>
    <style:style style:name="P73" style:family="paragraph" style:parent-style-name="Text_20_body">
      <style:text-properties style:font-name="Liberation Serif" officeooo:rsid="0027269c" officeooo:paragraph-rsid="0027269c"/>
    </style:style>
    <style:style style:name="P74" style:family="paragraph" style:parent-style-name="Text_20_body">
      <style:text-properties style:font-name="Liberation Serif" officeooo:paragraph-rsid="002d2108"/>
    </style:style>
    <style:style style:name="P75" style:family="paragraph" style:parent-style-name="Text_20_body">
      <style:text-properties style:font-name="Liberation Serif" officeooo:rsid="002f7abe" officeooo:paragraph-rsid="002f7abe"/>
    </style:style>
    <style:style style:name="P76" style:family="paragraph" style:parent-style-name="Text_20_body">
      <style:text-properties style:font-name="Liberation Serif" officeooo:rsid="0035aa87" officeooo:paragraph-rsid="0035aa87"/>
    </style:style>
    <style:style style:name="P77" style:family="paragraph" style:parent-style-name="Text_20_body">
      <style:text-properties style:font-name="Liberation Serif" officeooo:rsid="0036d95b" officeooo:paragraph-rsid="0036d95b"/>
    </style:style>
    <style:style style:name="P78" style:family="paragraph" style:parent-style-name="Text_20_body">
      <style:text-properties style:font-name="Liberation Serif" officeooo:paragraph-rsid="003b56ca"/>
    </style:style>
    <style:style style:name="P79" style:family="paragraph" style:parent-style-name="Text_20_body">
      <style:text-properties style:font-name="Liberation Serif" officeooo:rsid="003da394" officeooo:paragraph-rsid="003da394"/>
    </style:style>
    <style:style style:name="P80" style:family="paragraph" style:parent-style-name="Text_20_body">
      <style:text-properties style:font-name="Liberation Serif" officeooo:paragraph-rsid="00402676"/>
    </style:style>
    <style:style style:name="P81" style:family="paragraph" style:parent-style-name="Text_20_body">
      <style:text-properties style:font-name="Liberation Serif" officeooo:rsid="00402676" officeooo:paragraph-rsid="00402676"/>
    </style:style>
    <style:style style:name="P82" style:family="paragraph" style:parent-style-name="Text_20_body">
      <style:text-properties fo:color="#ff950e" style:font-name="Liberation Serif" officeooo:rsid="0025a7da" officeooo:paragraph-rsid="0025a7da"/>
    </style:style>
    <style:style style:name="P83"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84" style:family="paragraph" style:parent-style-name="Standard">
      <style:paragraph-properties fo:margin-left="0cm" fo:margin-right="0cm" fo:text-align="start" style:justify-single-word="false" fo:text-indent="0cm" style:auto-text-indent="false"/>
      <style:text-properties fo:color="#000000" style:font-name="Liberation Serif" fo:font-size="10pt" fo:font-weight="normal" officeooo:paragraph-rsid="003da394" style:font-size-asian="10pt" style:font-weight-asian="normal"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color="#000000" style:font-name="Liberation Serif" fo:font-size="10pt" fo:font-weight="normal" officeooo:rsid="003da394" officeooo:paragraph-rsid="003da394" style:font-size-asian="10pt" style:font-weight-asian="normal" style:font-weight-complex="normal"/>
    </style:style>
    <style:style style:name="P86"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style>
    <style:style style:name="P87" style:family="paragraph" style:parent-style-name="Standard">
      <style:paragraph-properties fo:margin-left="0cm" fo:margin-right="0cm" fo:text-align="start" style:justify-single-word="false" fo:text-indent="0cm" style:auto-text-indent="false"/>
      <style:text-properties style:font-name="Liberation Serif"/>
    </style:style>
    <style:style style:name="P88" style:family="paragraph" style:parent-style-name="Standard">
      <style:paragraph-properties fo:margin-left="0cm" fo:margin-right="0cm" fo:text-align="start" style:justify-single-word="false" fo:text-indent="0cm" style:auto-text-indent="false"/>
      <style:text-properties style:font-name="Liberation Serif" officeooo:paragraph-rsid="003c99e6"/>
    </style:style>
    <style:style style:name="P89" style:family="paragraph" style:parent-style-name="Standard">
      <style:paragraph-properties fo:margin-left="0cm" fo:margin-right="0cm" fo:text-align="start" style:justify-single-word="false" fo:text-indent="0cm" style:auto-text-indent="false"/>
      <style:text-properties style:font-name="Liberation Serif" fo:font-weight="normal" officeooo:paragraph-rsid="003da394" style:font-weight-asian="normal" style:font-weight-complex="normal"/>
    </style:style>
    <style:style style:name="P90" style:family="paragraph" style:parent-style-name="Standard">
      <style:paragraph-properties fo:margin-left="0cm" fo:margin-right="0cm" fo:text-align="start" style:justify-single-word="false" fo:text-indent="0cm" style:auto-text-indent="false"/>
      <style:text-properties style:font-name="Liberation Serif" fo:font-weight="normal" officeooo:rsid="003da394" officeooo:paragraph-rsid="003da394" style:font-weight-asian="normal" style:font-weight-complex="normal"/>
    </style:style>
    <style:style style:name="P91" style:family="paragraph" style:parent-style-name="Standard">
      <style:paragraph-properties fo:margin-left="0cm" fo:margin-right="0cm" fo:text-align="start" style:justify-single-word="false" fo:text-indent="0cm" style:auto-text-indent="false"/>
      <style:text-properties style:font-name="Liberation Serif" officeooo:rsid="00402676" officeooo:paragraph-rsid="00402676"/>
    </style:style>
    <style:style style:name="P92" style:family="paragraph" style:parent-style-name="Standard">
      <style:paragraph-properties fo:margin-left="0cm" fo:margin-right="0cm" fo:text-align="start" style:justify-single-word="false"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4" style:family="paragraph" style:parent-style-name="Standard">
      <style:paragraph-properties fo:text-align="start" style:justify-single-word="false"/>
      <style:text-properties fo:color="#000000" style:font-name="Liberation Serif" fo:font-weight="normal" officeooo:rsid="0011b443" officeooo:paragraph-rsid="0011b443" style:font-weight-asian="normal" style:font-weight-complex="normal"/>
    </style:style>
    <style:style style:name="P95" style:family="paragraph" style:parent-style-name="Standard">
      <style:text-properties fo:color="#000000" style:font-name="Liberation Serif" fo:font-size="12pt" fo:font-weight="normal" officeooo:rsid="003b56ca" officeooo:paragraph-rsid="003b56ca" style:font-size-asian="12pt" style:font-weight-asian="normal" style:font-size-complex="12pt" style:font-weight-complex="normal"/>
    </style:style>
    <style:style style:name="P96" style:family="paragraph" style:parent-style-name="Standard">
      <style:text-properties fo:color="#000000" style:font-name="Liberation Serif" fo:font-size="12pt" fo:font-style="normal" fo:font-weight="bold" officeooo:rsid="00482bb4" officeooo:paragraph-rsid="00482bb4" style:font-size-asian="12pt" style:font-style-asian="normal" style:font-weight-asian="bold" style:font-size-complex="12pt" style:font-style-complex="normal" style:font-weight-complex="bold"/>
    </style:style>
    <style:style style:name="P97" style:family="paragraph" style:parent-style-name="Standard">
      <style:text-properties style:font-name="Liberation Serif" officeooo:rsid="001013aa" officeooo:paragraph-rsid="001013aa"/>
    </style:style>
    <style:style style:name="P98" style:family="paragraph" style:parent-style-name="Standard">
      <style:text-properties style:font-name="Liberation Serif" officeooo:rsid="00402676" officeooo:paragraph-rsid="00402676"/>
    </style:style>
    <style:style style:name="P99" style:family="paragraph" style:parent-style-name="Standard">
      <style:paragraph-properties fo:text-align="center" style:justify-single-word="false"/>
      <style:text-properties fo:color="#3465a4" style:font-name="Liberation Serif" fo:font-weight="bold" officeooo:rsid="0011b443" officeooo:paragraph-rsid="0011b443" style:font-weight-asian="bold" style:font-weight-complex="bold"/>
    </style:style>
    <style:style style:name="P100" style:family="paragraph" style:parent-style-name="Standard">
      <style:paragraph-properties fo:text-align="start" style:justify-single-word="false"/>
      <style:text-properties fo:color="#3465a4" style:font-name="Liberation Serif" fo:font-weight="bold" officeooo:rsid="0011b443" officeooo:paragraph-rsid="0011b443" style:font-weight-asian="bold" style:font-weight-complex="bold"/>
    </style:style>
    <style:style style:name="P101" style:family="paragraph" style:parent-style-name="Standard">
      <style:paragraph-properties fo:text-align="start" style:justify-single-word="false"/>
      <style:text-properties fo:color="#3465a4" style:font-name="Liberation Serif" fo:font-weight="bold" officeooo:rsid="00137bf7" officeooo:paragraph-rsid="00137bf7" style:font-weight-asian="bold" style:font-weight-complex="bold"/>
    </style:style>
    <style:style style:name="P102" style:family="paragraph" style:parent-style-name="Text_20_body">
      <style:paragraph-properties fo:margin-top="0cm" fo:margin-bottom="0.499cm" loext:contextual-spacing="false"/>
      <style:text-properties fo:color="#000000" style:font-name="Liberation Serif" fo:font-size="12pt" fo:font-weight="bold" officeooo:rsid="002a300c" officeooo:paragraph-rsid="002a300c" style:font-size-asian="12pt" style:font-weight-asian="bold" style:font-size-complex="12pt" style:font-weight-complex="bold"/>
    </style:style>
    <style:style style:name="P103" style:family="paragraph" style:parent-style-name="Text_20_body">
      <style:paragraph-properties fo:margin-top="0cm" fo:margin-bottom="0.499cm" loext:contextual-spacing="false"/>
      <style:text-properties fo:color="#000000" style:font-name="Liberation Serif" fo:font-size="12pt" fo:font-weight="bold" officeooo:rsid="0033b84e" officeooo:paragraph-rsid="0033b84e" style:font-size-asian="12pt" style:font-weight-asian="bold" style:font-size-complex="12pt" style:font-weight-complex="bold"/>
    </style:style>
    <style:style style:name="P104" style:family="paragraph" style:parent-style-name="Text_20_body">
      <style:paragraph-properties fo:margin-top="0cm" fo:margin-bottom="0.499cm" loext:contextual-spacing="false"/>
      <style:text-properties fo:color="#000000" style:font-name="Liberation Serif" fo:font-size="12pt" fo:font-weight="normal" officeooo:rsid="002f7abe" officeooo:paragraph-rsid="002f7abe" style:font-size-asian="12pt" style:font-weight-asian="normal" style:font-size-complex="12pt" style:font-weight-complex="normal"/>
    </style:style>
    <style:style style:name="P105" style:family="paragraph" style:parent-style-name="Text_20_body">
      <style:paragraph-properties fo:margin-top="0cm" fo:margin-bottom="0.499cm" loext:contextual-spacing="false"/>
      <style:text-properties style:font-name="Liberation Serif"/>
    </style:style>
    <style:style style:name="P106" style:family="paragraph" style:parent-style-name="Text_20_body">
      <style:paragraph-properties fo:margin-top="0cm" fo:margin-bottom="0.499cm" loext:contextual-spacing="false"/>
      <style:text-properties fo:color="#3465a4" style:font-name="Liberation Serif" fo:font-size="12pt" fo:font-weight="bold" officeooo:rsid="00331742" officeooo:paragraph-rsid="00331742" style:font-size-asian="12pt" style:font-weight-asian="bold" style:font-size-complex="12pt" style:font-weight-complex="bold"/>
    </style:style>
    <style:style style:name="P107" style:family="paragraph" style:parent-style-name="Preformatted_20_Text">
      <style:paragraph-properties fo:margin-top="0cm" fo:margin-bottom="0.499cm" loext:contextual-spacing="false"/>
      <style:text-properties style:font-name="Liberation Serif"/>
    </style:style>
    <style:style style:name="P108" style:family="paragraph" style:parent-style-name="Preformatted_20_Text">
      <style:paragraph-properties fo:margin-top="0cm" fo:margin-bottom="0.499cm" loext:contextual-spacing="false"/>
      <style:text-properties style:font-name="Liberation Serif" officeooo:rsid="002f7abe" officeooo:paragraph-rsid="002f7abe"/>
    </style:style>
    <style:style style:name="P109" style:family="paragraph" style:parent-style-name="Preformatted_20_Text">
      <style:paragraph-properties fo:margin-top="0cm" fo:margin-bottom="0.499cm" loext:contextual-spacing="false"/>
      <style:text-properties fo:color="#3465a4" style:font-name="Liberation Serif" fo:font-size="12pt" fo:font-weight="bold" officeooo:rsid="0029648d" officeooo:paragraph-rsid="0029648d" style:font-size-asian="12pt" style:font-weight-asian="bold" style:font-size-complex="12pt" style:font-weight-complex="bold"/>
    </style:style>
    <style:style style:name="P110" style:family="paragraph" style:parent-style-name="Preformatted_20_Text">
      <style:paragraph-properties fo:margin-top="0cm" fo:margin-bottom="0.499cm" loext:contextual-spacing="false"/>
      <style:text-properties fo:color="#3465a4" style:font-name="Liberation Serif" fo:font-size="12pt" fo:font-weight="bold" officeooo:rsid="002a300c" officeooo:paragraph-rsid="002a300c" style:font-size-asian="12pt" style:font-weight-asian="bold" style:font-size-complex="12pt" style:font-weight-complex="bold"/>
    </style:style>
    <style:style style:name="P111" style:family="paragraph" style:parent-style-name="Preformatted_20_Text">
      <style:paragraph-properties fo:margin-top="0cm" fo:margin-bottom="0.499cm" loext:contextual-spacing="false"/>
      <style:text-properties fo:color="#3465a4" style:font-name="Liberation Serif" fo:font-size="12pt" fo:font-weight="bold" officeooo:rsid="002f7abe" officeooo:paragraph-rsid="002f7abe" style:font-size-asian="12pt" style:font-weight-asian="bold" style:font-size-complex="12pt" style:font-weight-complex="bold"/>
    </style:style>
    <style:style style:name="P112" style:family="paragraph" style:parent-style-name="Preformatted_20_Text">
      <style:paragraph-properties fo:margin-top="0cm" fo:margin-bottom="0.499cm" loext:contextual-spacing="false"/>
      <style:text-properties fo:color="#3465a4" style:font-name="Liberation Serif" fo:font-size="12pt" fo:font-weight="bold" officeooo:rsid="00331742" officeooo:paragraph-rsid="00331742" style:font-size-asian="12pt" style:font-weight-asian="bold" style:font-size-complex="12pt" style:font-weight-complex="bold"/>
    </style:style>
    <style:style style:name="P113" style:family="paragraph" style:parent-style-name="Preformatted_20_Text">
      <style:paragraph-properties fo:margin-top="0cm" fo:margin-bottom="0.499cm" loext:contextual-spacing="false"/>
      <style:text-properties fo:color="#3465a4" style:font-name="Liberation Serif" fo:font-size="12pt" fo:font-weight="bold" officeooo:rsid="0033b84e" officeooo:paragraph-rsid="0033b84e" style:font-size-asian="12pt" style:font-weight-asian="bold" style:font-size-complex="12pt" style:font-weight-complex="bold"/>
    </style:style>
    <style:style style:name="P114" style:family="paragraph" style:parent-style-name="Preformatted_20_Text">
      <style:paragraph-properties fo:margin-top="0cm" fo:margin-bottom="0.499cm" loext:contextual-spacing="false"/>
      <style:text-properties fo:color="#000000" style:font-name="Liberation Serif" fo:font-size="12pt" fo:font-weight="normal" officeooo:rsid="0029648d" officeooo:paragraph-rsid="0029648d" style:font-size-asian="12pt" style:font-weight-asian="normal" style:font-size-complex="12pt" style:font-weight-complex="normal"/>
    </style:style>
    <style:style style:name="P115" style:family="paragraph" style:parent-style-name="Table_20_Contents">
      <style:paragraph-properties fo:margin-top="0cm" fo:margin-bottom="0.499cm" loext:contextual-spacing="false"/>
      <style:text-properties style:font-name="Liberation Serif"/>
    </style:style>
    <style:style style:name="P116" style:family="paragraph" style:parent-style-name="Table_20_Contents">
      <style:paragraph-properties fo:margin-top="0cm" fo:margin-bottom="0.499cm" loext:contextual-spacing="false"/>
      <style:text-properties style:font-name="Liberation Serif" fo:font-weight="bold"/>
    </style:style>
    <style:style style:name="P117" style:family="paragraph" style:parent-style-name="Heading_20_4">
      <style:text-properties fo:color="#579d1c" style:font-name="Liberation Serif" officeooo:rsid="00167aa2" officeooo:paragraph-rsid="00167aa2"/>
    </style:style>
    <style:style style:name="P118" style:family="paragraph" style:parent-style-name="Heading_20_4">
      <style:text-properties fo:color="#579d1c" style:font-name="Liberation Serif" fo:font-weight="bold" style:font-weight-asian="bold" style:font-weight-complex="bold"/>
    </style:style>
    <style:style style:name="P119" style:family="paragraph" style:parent-style-name="Heading_20_4">
      <style:text-properties fo:color="#579d1c" style:font-name="Liberation Serif" fo:font-weight="bold" officeooo:rsid="0016bb1e" officeooo:paragraph-rsid="0016bb1e" style:font-weight-asian="bold" style:font-weight-complex="bold"/>
    </style:style>
    <style:style style:name="P120" style:family="paragraph" style:parent-style-name="Heading_20_4">
      <style:text-properties fo:color="#579d1c" style:font-name="Liberation Serif" officeooo:rsid="0016bb1e" officeooo:paragraph-rsid="0016bb1e"/>
    </style:style>
    <style:style style:name="P121" style:family="paragraph" style:parent-style-name="Preformatted_20_Text">
      <style:text-properties style:font-name="Liberation Serif"/>
    </style:style>
    <style:style style:name="P122" style:family="paragraph" style:parent-style-name="Preformatted_20_Text">
      <style:text-properties style:font-name="Liberation Serif" officeooo:rsid="0027269c" officeooo:paragraph-rsid="0027269c"/>
    </style:style>
    <style:style style:name="P123" style:family="paragraph" style:parent-style-name="Preformatted_20_Text">
      <style:text-properties style:font-name="Liberation Serif" officeooo:paragraph-rsid="0027269c"/>
    </style:style>
    <style:style style:name="P124" style:family="paragraph" style:parent-style-name="Preformatted_20_Text">
      <style:text-properties style:font-name="Liberation Serif" officeooo:rsid="002c5dcc" officeooo:paragraph-rsid="002c5dcc"/>
    </style:style>
    <style:style style:name="P125" style:family="paragraph" style:parent-style-name="Preformatted_20_Text">
      <style:text-properties style:font-name="Liberation Serif" officeooo:rsid="002f7abe" officeooo:paragraph-rsid="002f7abe"/>
    </style:style>
    <style:style style:name="P126" style:family="paragraph" style:parent-style-name="Preformatted_20_Text">
      <style:text-properties fo:color="#000000" style:font-name="Liberation Serif" fo:font-weight="normal" officeooo:rsid="002e550d" officeooo:paragraph-rsid="002e550d" style:font-weight-asian="normal" style:font-weight-complex="normal"/>
    </style:style>
    <style:style style:name="P127" style:family="paragraph" style:parent-style-name="Preformatted_20_Text">
      <style:text-properties fo:color="#000000" style:font-name="Liberation Serif" fo:font-size="12pt" fo:font-style="normal" fo:font-weight="bold" officeooo:rsid="00482bb4" officeooo:paragraph-rsid="00482bb4" style:font-size-asian="12pt" style:font-style-asian="normal" style:font-weight-asian="bold" style:font-size-complex="12pt" style:font-style-complex="normal" style:font-weight-complex="bold"/>
    </style:style>
    <style:style style:name="P128" style:family="paragraph" style:parent-style-name="Preformatted_20_Text">
      <style:text-properties fo:color="#c5000b" style:font-name="Liberation Serif" fo:font-size="12pt" fo:font-style="italic" fo:font-weight="bold" officeooo:rsid="003e4998" officeooo:paragraph-rsid="003e4998" style:font-size-asian="12pt" style:font-style-asian="italic" style:font-weight-asian="bold" style:font-size-complex="12pt" style:font-style-complex="italic" style:font-weight-complex="bold"/>
    </style:style>
    <style:style style:name="P129" style:family="paragraph" style:parent-style-name="Preformatted_20_Text">
      <style:text-properties fo:color="#c5000b" style:font-name="Liberation Serif" fo:font-size="12pt" fo:font-style="italic" fo:font-weight="bold" officeooo:rsid="00482bb4" officeooo:paragraph-rsid="00482bb4" style:font-size-asian="12pt" style:font-style-asian="italic" style:font-weight-asian="bold" style:font-size-complex="12pt" style:font-style-complex="italic" style:font-weight-complex="bold"/>
    </style:style>
    <style:style style:name="P130" style:family="paragraph" style:parent-style-name="Table_20_Contents">
      <style:text-properties style:font-name="Liberation Serif"/>
    </style:style>
    <style:style style:name="P131" style:family="paragraph" style:parent-style-name="Table_20_Contents">
      <style:text-properties style:font-name="Liberation Serif" fo:font-size="2pt" style:font-size-asian="2pt" style:font-size-complex="2pt"/>
    </style:style>
    <style:style style:name="P132" style:family="paragraph" style:parent-style-name="Table_20_Contents">
      <style:text-properties style:font-name="Liberation Serif" fo:font-size="12pt" style:font-size-asian="12pt" style:font-size-complex="12pt"/>
    </style:style>
    <style:style style:name="P133" style:family="paragraph" style:parent-style-name="Table_20_Contents">
      <style:text-properties style:font-name="Liberation Serif" fo:font-size="12pt" officeooo:rsid="0038b2dc" officeooo:paragraph-rsid="0038b2dc" style:font-size-asian="12pt" style:font-size-complex="12pt"/>
    </style:style>
    <style:style style:name="P134" style:family="paragraph" style:parent-style-name="Table_20_Heading">
      <style:text-properties style:font-name="Liberation Serif"/>
    </style:style>
    <style:style style:name="P135" style:family="paragraph" style:parent-style-name="Heading_20_2">
      <style:text-properties fo:color="#000000" style:font-name="Liberation Serif" officeooo:rsid="003e4998" officeooo:paragraph-rsid="00402676"/>
    </style:style>
    <style:style style:name="P136" style:family="paragraph" style:parent-style-name="Heading_20_2">
      <style:text-properties fo:color="#000000" style:font-name="Liberation Serif" fo:font-size="10pt" fo:font-weight="bold" officeooo:rsid="003e4998" officeooo:paragraph-rsid="003e4998" style:font-size-asian="10pt" style:font-weight-asian="bold" style:font-weight-complex="bold"/>
    </style:style>
    <style:style style:name="P137" style:family="paragraph" style:parent-style-name="Heading_20_2">
      <style:text-properties fo:color="#579d1c" style:font-name="Liberation Serif" fo:font-size="12pt" officeooo:rsid="003e4998" officeooo:paragraph-rsid="003e4998" style:font-size-asian="12pt" style:font-size-complex="12pt"/>
    </style:style>
    <style:style style:name="P138" style:family="paragraph" style:parent-style-name="Heading_20_2">
      <style:text-properties style:font-name="Liberation Serif"/>
    </style:style>
    <style:style style:name="P139" style:family="paragraph" style:parent-style-name="Heading_20_2">
      <style:text-properties style:font-name="Liberation Serif" officeooo:paragraph-rsid="00402676"/>
    </style:style>
    <style:style style:name="P140"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style>
    <style:style style:name="P141" style:family="paragraph" style:parent-style-name="Standard">
      <style:paragraph-properties fo:margin-left="0cm" fo:margin-right="0cm" fo:text-align="start" style:justify-single-word="false" fo:text-indent="0cm" style:auto-text-indent="false"/>
      <style:text-properties fo:color="#000000" style:font-name="Liberation Serif" fo:font-size="10pt" fo:font-weight="normal" officeooo:rsid="00402676" officeooo:paragraph-rsid="00402676" style:font-size-asian="10pt" style:font-weight-asian="normal" style:font-weight-complex="normal"/>
    </style:style>
    <style:style style:name="P14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43"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style:font-size-asian="10pt" style:font-weight-asian="normal" style:font-weight-complex="normal"/>
    </style:style>
    <style:style style:name="P144" style:family="paragraph" style:parent-style-name="Standard">
      <style:text-properties fo:color="#000000" style:font-name="Monospace" fo:font-size="10pt" fo:font-style="normal" fo:font-weight="normal" officeooo:rsid="00482bb4" officeooo:paragraph-rsid="00482bb4" style:font-size-asian="10pt" style:font-style-asian="normal" style:font-weight-asian="normal" style:font-size-complex="12pt" style:font-style-complex="normal" style:font-weight-complex="normal"/>
    </style:style>
    <style:style style:name="P145" style:family="paragraph" style:parent-style-name="Standard">
      <style:text-properties officeooo:rsid="004d11a7" officeooo:paragraph-rsid="004d11a7"/>
    </style:style>
    <style:style style:name="P146" style:family="paragraph" style:parent-style-name="Standard">
      <style:text-properties officeooo:rsid="004ec60a" officeooo:paragraph-rsid="004ec60a"/>
    </style:style>
    <style:style style:name="P147" style:family="paragraph" style:parent-style-name="Standard">
      <style:paragraph-properties fo:margin-top="0cm" fo:margin-bottom="0.499cm" loext:contextual-spacing="false"/>
      <style:text-properties officeooo:rsid="004f76ee" officeooo:paragraph-rsid="004f76ee"/>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fo:color="#000000" fo:font-weight="normal" officeooo:rsid="004e85e4" officeooo:paragraph-rsid="004e85e4" style:font-weight-asian="normal"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fo:color="#000000" fo:font-weight="normal" officeooo:rsid="004f76ee" officeooo:paragraph-rsid="004f76ee" style:font-weight-asian="normal" style:font-weight-complex="normal"/>
    </style:style>
    <style:style style:name="P152"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weight="normal" officeooo:rsid="004e85e4" officeooo:paragraph-rsid="004e85e4" style:font-size-asian="12pt" style:font-weight-asian="normal" style:font-size-complex="12pt" style:font-weight-complex="normal"/>
    </style:style>
    <style:style style:name="P153" style:family="paragraph" style:parent-style-name="Standard">
      <style:paragraph-properties fo:margin-left="0cm" fo:margin-right="0cm" fo:text-align="start" style:justify-single-word="false" fo:text-indent="0cm" style:auto-text-indent="false"/>
      <style:text-properties fo:color="#579d1c" fo:font-weight="bold" officeooo:rsid="004e85e4" officeooo:paragraph-rsid="004e85e4" style:font-weight-asian="bold" style:font-weight-complex="bold"/>
    </style:style>
    <style:style style:name="P154" style:family="paragraph" style:parent-style-name="Standard">
      <style:paragraph-properties fo:margin-left="0cm" fo:margin-right="0cm" fo:text-align="start" style:justify-single-word="false" fo:text-indent="0cm" style:auto-text-indent="false"/>
      <style:text-properties fo:color="#579d1c" fo:font-weight="bold" officeooo:rsid="004f76ee" officeooo:paragraph-rsid="004f76ee" style:font-weight-asian="bold" style:font-weight-complex="bold"/>
    </style:style>
    <style:style style:name="P155" style:family="paragraph" style:parent-style-name="Text_20_body" style:list-style-name="L3">
      <style:text-properties style:font-name="Liberation Serif"/>
    </style:style>
    <style:style style:name="P156" style:family="paragraph" style:parent-style-name="Text_20_body" style:list-style-name="L4">
      <style:text-properties style:font-name="Liberation Serif"/>
    </style:style>
    <style:style style:name="P157" style:family="paragraph" style:parent-style-name="Text_20_body" style:list-style-name="L5">
      <style:text-properties style:font-name="Liberation Serif"/>
    </style:style>
    <style:style style:name="P158" style:family="paragraph" style:parent-style-name="Text_20_body" style:list-style-name="L6">
      <style:text-properties style:font-name="Liberation Serif"/>
    </style:style>
    <style:style style:name="P159" style:family="paragraph" style:parent-style-name="Text_20_body" style:list-style-name="L6">
      <style:text-properties style:font-name="Liberation Serif" officeooo:paragraph-rsid="002d2108"/>
    </style:style>
    <style:style style:name="P160" style:family="paragraph" style:parent-style-name="Text_20_body" style:list-style-name="L7">
      <style:text-properties style:font-name="Liberation Serif"/>
    </style:style>
    <style:style style:name="P161" style:family="paragraph" style:parent-style-name="Text_20_body" style:list-style-name="L8">
      <style:text-properties style:font-name="Liberation Serif"/>
    </style:style>
    <style:style style:name="P162" style:family="paragraph" style:parent-style-name="Text_20_body" style:list-style-name="L9">
      <style:text-properties style:font-name="Liberation Serif"/>
    </style:style>
    <style:style style:name="P163" style:family="paragraph" style:parent-style-name="Text_20_body" style:list-style-name="L10">
      <style:text-properties style:font-name="Liberation Serif"/>
    </style:style>
    <style:style style:name="P164" style:family="paragraph" style:parent-style-name="Text_20_body" style:list-style-name="L11">
      <style:text-properties style:font-name="Liberation Serif"/>
    </style:style>
    <style:style style:name="P165" style:family="paragraph" style:parent-style-name="Text_20_body" style:list-style-name="L12">
      <style:text-properties style:font-name="Liberation Serif"/>
    </style:style>
    <style:style style:name="P166" style:family="paragraph" style:parent-style-name="Text_20_body" style:list-style-name="L13">
      <style:text-properties style:font-name="Liberation Serif"/>
    </style:style>
    <style:style style:name="P167" style:family="paragraph" style:parent-style-name="Text_20_body" style:list-style-name="L14">
      <style:text-properties style:font-name="Liberation Serif"/>
    </style:style>
    <style:style style:name="P168" style:family="paragraph" style:parent-style-name="Text_20_body" style:list-style-name="L15">
      <style:text-properties style:font-name="Liberation Serif"/>
    </style:style>
    <style:style style:name="P169" style:family="paragraph" style:parent-style-name="Text_20_body">
      <style:text-properties fo:color="#000000" style:font-name="Liberation Serif" fo:font-size="10pt" fo:font-weight="bold" officeooo:rsid="003e4998" officeooo:paragraph-rsid="003e4998" style:font-size-asian="10pt" style:font-weight-asian="bold" style:font-weight-complex="bold"/>
    </style:style>
    <style:style style:name="P170" style:family="paragraph" style:parent-style-name="Text_20_body">
      <style:text-properties fo:color="#000000" style:font-name="Liberation Serif" fo:font-size="10pt" fo:font-weight="normal" officeooo:rsid="00402676" officeooo:paragraph-rsid="00402676" style:font-size-asian="10pt" style:font-weight-asian="normal" style:font-size-complex="12pt" style:font-weight-complex="normal"/>
    </style:style>
    <style:style style:name="P171" style:family="paragraph" style:parent-style-name="Text_20_body">
      <style:text-properties fo:color="#000000" style:font-name="Liberation Serif" fo:font-size="12pt" fo:font-weight="normal" officeooo:rsid="0048a112" officeooo:paragraph-rsid="0048a112" style:font-size-asian="12pt" style:font-weight-asian="normal" style:font-size-complex="12pt" style:font-weight-complex="normal"/>
    </style:style>
    <style:style style:name="P172" style:family="paragraph" style:parent-style-name="Text_20_body" style:list-style-name="L15">
      <style:text-properties fo:color="#579d1c" style:font-name="Liberation Serif" fo:font-weight="bold" officeooo:paragraph-rsid="0042c4cb" fo:background-color="#ffffff" style:font-weight-asian="bold" style:font-weight-complex="bold"/>
    </style:style>
    <style:style style:name="P173" style:family="paragraph" style:parent-style-name="Text_20_body" style:list-style-name="L15">
      <style:text-properties fo:color="#579d1c" style:font-name="Liberation Serif" fo:font-weight="bold" officeooo:paragraph-rsid="00445dbb" fo:background-color="#ffffff" style:font-weight-asian="bold" style:font-weight-complex="bold"/>
    </style:style>
    <style:style style:name="P174" style:family="paragraph" style:parent-style-name="Text_20_body">
      <style:text-properties fo:color="#3465a4" style:font-name="Liberation Serif" fo:font-size="10pt" fo:font-weight="bold" officeooo:rsid="0042c4cb" officeooo:paragraph-rsid="0042c4cb" style:font-size-asian="10pt" style:font-weight-asian="bold" style:font-size-complex="12pt" style:font-weight-complex="bold"/>
    </style:style>
    <style:style style:name="P175" style:family="paragraph" style:parent-style-name="Text_20_body">
      <style:text-properties fo:color="#3465a4" style:font-name="Liberation Serif" fo:font-size="12pt" fo:font-weight="bold" officeooo:rsid="0048a112" officeooo:paragraph-rsid="0048a112" style:font-size-asian="12pt" style:font-weight-asian="bold" style:font-size-complex="12pt" style:font-weight-complex="bold"/>
    </style:style>
    <style:style style:name="P176" style:family="paragraph" style:parent-style-name="Text_20_body" style:list-style-name="L16"/>
    <style:style style:name="P177" style:family="paragraph" style:parent-style-name="Text_20_body">
      <style:text-properties officeooo:rsid="004ba8af" officeooo:paragraph-rsid="004ba8af"/>
    </style:style>
    <style:style style:name="P178" style:family="paragraph" style:parent-style-name="Text_20_body">
      <style:text-properties officeooo:rsid="004ec60a" officeooo:paragraph-rsid="004ec60a"/>
    </style:style>
    <style:style style:name="P179" style:family="paragraph" style:parent-style-name="Text_20_body" style:list-style-name="L3">
      <style:paragraph-properties fo:margin-top="0cm" fo:margin-bottom="0cm" loext:contextual-spacing="false"/>
      <style:text-properties style:font-name="Liberation Serif"/>
    </style:style>
    <style:style style:name="P180" style:family="paragraph" style:parent-style-name="Text_20_body" style:list-style-name="L5">
      <style:paragraph-properties fo:margin-top="0cm" fo:margin-bottom="0cm" loext:contextual-spacing="false"/>
      <style:text-properties style:font-name="Liberation Serif"/>
    </style:style>
    <style:style style:name="P181" style:family="paragraph" style:parent-style-name="Text_20_body">
      <style:paragraph-properties fo:margin-top="0cm" fo:margin-bottom="0.499cm" loext:contextual-spacing="false"/>
    </style:style>
    <style:style style:name="P182" style:family="paragraph" style:parent-style-name="Text_20_body">
      <style:paragraph-properties fo:margin-top="0cm" fo:margin-bottom="0.499cm" loext:contextual-spacing="false"/>
      <style:text-properties fo:font-weight="bold" style:font-weight-asian="bold" style:font-weight-complex="bold"/>
    </style:style>
    <style:style style:name="P183" style:family="paragraph" style:parent-style-name="Preformatted_20_Text">
      <style:paragraph-properties fo:margin-top="0cm" fo:margin-bottom="0.499cm" loext:contextual-spacing="false"/>
    </style:style>
    <style:style style:name="P184" style:family="paragraph" style:parent-style-name="Preformatted_20_Text">
      <style:paragraph-properties fo:margin-top="0cm" fo:margin-bottom="0.499cm" loext:contextual-spacing="false"/>
      <style:text-properties style:font-name="Liberation Serif" fo:font-size="12pt" officeooo:rsid="004ba8af" officeooo:paragraph-rsid="004ba8af" style:font-size-asian="12pt" style:font-size-complex="12pt"/>
    </style:style>
    <style:style style:name="P185" style:family="paragraph" style:parent-style-name="Preformatted_20_Text">
      <style:paragraph-properties fo:margin-top="0cm" fo:margin-bottom="0.499cm" loext:contextual-spacing="false"/>
      <style:text-properties officeooo:rsid="004ba8af" officeooo:paragraph-rsid="004ba8af"/>
    </style:style>
    <style:style style:name="P186" style:family="paragraph" style:parent-style-name="Preformatted_20_Text">
      <style:paragraph-properties fo:margin-top="0cm" fo:margin-bottom="0.499cm" loext:contextual-spacing="false"/>
      <style:text-properties fo:color="#579d1c" fo:font-weight="bold" officeooo:rsid="004d11a7" officeooo:paragraph-rsid="004d11a7" style:font-weight-asian="bold" style:font-weight-complex="bold"/>
    </style:style>
    <style:style style:name="P187" style:family="paragraph" style:parent-style-name="Preformatted_20_Text">
      <style:paragraph-properties fo:margin-top="0cm" fo:margin-bottom="0.499cm" loext:contextual-spacing="false"/>
      <style:text-properties fo:color="#000000" fo:font-weight="normal" officeooo:rsid="004d11a7" officeooo:paragraph-rsid="004d11a7" style:font-weight-asian="normal" style:font-weight-complex="normal"/>
    </style:style>
    <style:style style:name="P188" style:family="paragraph" style:parent-style-name="Preformatted_20_Text">
      <style:paragraph-properties fo:margin-top="0cm" fo:margin-bottom="0.499cm" loext:contextual-spacing="false"/>
      <style:text-properties officeooo:rsid="004f76ee" officeooo:paragraph-rsid="004f76ee"/>
    </style:style>
    <style:style style:name="P189" style:family="paragraph" style:parent-style-name="Preformatted_20_Text">
      <style:text-properties officeooo:rsid="004ba8af" officeooo:paragraph-rsid="004ba8af"/>
    </style:style>
    <style:style style:name="P190" style:family="paragraph" style:parent-style-name="Preformatted_20_Text">
      <style:text-properties officeooo:rsid="004d11a7" officeooo:paragraph-rsid="004d11a7"/>
    </style:style>
    <style:style style:name="P191" style:family="paragraph" style:parent-style-name="Preformatted_20_Text">
      <style:paragraph-properties fo:margin-left="0cm" fo:margin-right="0cm" fo:text-align="start" style:justify-single-word="false" fo:text-indent="0cm" style:auto-text-indent="false"/>
      <style:text-properties fo:color="#000000" style:font-name="Liberation Serif" fo:font-size="12pt" fo:font-weight="normal" officeooo:rsid="004e85e4" officeooo:paragraph-rsid="004e85e4" style:font-size-asian="12pt" style:font-weight-asian="normal" style:font-size-complex="12pt" style:font-weight-complex="normal"/>
    </style:style>
    <style:style style:name="P192" style:family="paragraph" style:parent-style-name="Preformatted_20_Text">
      <style:paragraph-properties fo:margin-left="0cm" fo:margin-right="0cm" fo:text-align="start" style:justify-single-word="false" fo:text-indent="0cm" style:auto-text-indent="false"/>
      <style:text-properties fo:color="#000000" fo:font-weight="normal" officeooo:rsid="004f76ee" officeooo:paragraph-rsid="004f76ee" style:font-weight-asian="normal" style:font-weight-complex="normal"/>
    </style:style>
    <style:style style:name="P193" style:family="paragraph">
      <style:paragraph-properties fo:text-align="center"/>
    </style:style>
    <style:style style:name="P194"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67aa2" style:font-weight-asian="bold" style:font-weight-complex="bold"/>
    </style:style>
    <style:style style:name="T4" style:family="text">
      <style:text-properties fo:font-weight="bold" officeooo:rsid="0016bb1e" style:font-weight-asian="bold" style:font-weight-complex="bold"/>
    </style:style>
    <style:style style:name="T5" style:family="text">
      <style:text-properties fo:font-weight="bold" officeooo:rsid="001bb436" style:font-weight-asian="bold" style:font-weight-complex="bold"/>
    </style:style>
    <style:style style:name="T6" style:family="text">
      <style:text-properties fo:font-weight="bold" officeooo:rsid="002e550d" style:font-weight-asian="bold" style:font-weight-complex="bold"/>
    </style:style>
    <style:style style:name="T7" style:family="text">
      <style:text-properties fo:font-weight="bold" officeooo:rsid="00331742" style:font-weight-asian="bold" style:font-weight-complex="bold"/>
    </style:style>
    <style:style style:name="T8" style:family="text">
      <style:text-properties fo:font-weight="bold" officeooo:rsid="0033b84e" style:font-weight-asian="bold" style:font-weight-complex="bold"/>
    </style:style>
    <style:style style:name="T9" style:family="text">
      <style:text-properties fo:font-weight="bold" officeooo:rsid="00402676" style:font-weight-asian="bold" style:font-weight-complex="bold"/>
    </style:style>
    <style:style style:name="T10" style:family="text">
      <style:text-properties officeooo:rsid="0014b68b"/>
    </style:style>
    <style:style style:name="T11" style:family="text">
      <style:text-properties officeooo:rsid="00167aa2"/>
    </style:style>
    <style:style style:name="T12" style:family="text">
      <style:text-properties officeooo:rsid="0017b8f6"/>
    </style:style>
    <style:style style:name="T13" style:family="text">
      <style:text-properties officeooo:rsid="001bb436"/>
    </style:style>
    <style:style style:name="T14" style:family="text">
      <style:text-properties officeooo:rsid="001e25ef"/>
    </style:style>
    <style:style style:name="T15" style:family="text">
      <style:text-properties officeooo:rsid="00224961"/>
    </style:style>
    <style:style style:name="T16" style:family="text">
      <style:text-properties officeooo:rsid="002397f2"/>
    </style:style>
    <style:style style:name="T17" style:family="text">
      <style:text-properties fo:color="#579d1c"/>
    </style:style>
    <style:style style:name="T18" style:family="text">
      <style:text-properties fo:color="#579d1c" fo:font-weight="bold"/>
    </style:style>
    <style:style style:name="T19" style:family="text">
      <style:text-properties fo:color="#579d1c" fo:font-weight="bold" style:font-weight-asian="bold" style:font-weight-complex="bold"/>
    </style:style>
    <style:style style:name="T20" style:family="text">
      <style:text-properties fo:color="#579d1c" fo:font-weight="bold" fo:background-color="#ffffff" loext:char-shading-value="0" style:font-weight-asian="bold" style:font-weight-complex="bold"/>
    </style:style>
    <style:style style:name="T21" style:family="text">
      <style:text-properties fo:color="#579d1c" fo:font-size="12pt" style:font-size-asian="12pt" style:font-size-complex="12pt"/>
    </style:style>
    <style:style style:name="T22" style:family="text">
      <style:text-properties fo:color="#579d1c" fo:font-size="10pt" fo:font-weight="bold" officeooo:rsid="00402676" style:font-size-asian="10pt" style:font-weight-asian="bold" style:font-weight-complex="bold"/>
    </style:style>
    <style:style style:name="T23" style:family="text">
      <style:text-properties fo:color="#579d1c" fo:font-size="10pt" fo:font-weight="normal" fo:background-color="#ffffff" loext:char-shading-value="0" style:font-size-asian="10pt" style:font-weight-asian="normal" style:font-weight-complex="normal"/>
    </style:style>
    <style:style style:name="T24" style:family="text">
      <style:text-properties fo:color="#579d1c" fo:font-size="10pt" fo:font-weight="normal" officeooo:rsid="0040ce47" fo:background-color="#ffffff" loext:char-shading-value="0" style:font-size-asian="10pt" style:font-weight-asian="normal" style:font-weight-complex="normal"/>
    </style:style>
    <style:style style:name="T25" style:family="text">
      <style:text-properties officeooo:rsid="0025a7da"/>
    </style:style>
    <style:style style:name="T26" style:family="text">
      <style:text-properties fo:color="#000000"/>
    </style:style>
    <style:style style:name="T27" style:family="text">
      <style:text-properties fo:color="#000000" fo:font-weight="bold"/>
    </style:style>
    <style:style style:name="T28" style:family="text">
      <style:text-properties fo:color="#000000" fo:font-weight="bold" style:font-weight-asian="bold" style:font-weight-complex="bold"/>
    </style:style>
    <style:style style:name="T29" style:family="text">
      <style:text-properties fo:color="#000000" fo:font-weight="normal" style:font-weight-asian="normal" style:font-weight-complex="normal"/>
    </style:style>
    <style:style style:name="T30" style:family="text">
      <style:text-properties fo:color="#000000" officeooo:rsid="00383fbb"/>
    </style:style>
    <style:style style:name="T31" style:family="text">
      <style:text-properties fo:color="#000000" style:font-name="Monospace" fo:font-size="10pt" style:font-size-asian="10pt"/>
    </style:style>
    <style:style style:name="T32" style:family="text">
      <style:text-properties fo:color="#000000" style:font-name="Monospace" fo:font-size="10pt" style:font-size-asian="10pt"/>
    </style:style>
    <style:style style:name="T33" style:family="text">
      <style:text-properties fo:color="#000000" fo:font-size="10pt" style:font-size-asian="10pt"/>
    </style:style>
    <style:style style:name="T34" style:family="text">
      <style:text-properties fo:color="#000000" fo:font-size="10pt" officeooo:rsid="003c99e6" style:font-size-asian="10pt"/>
    </style:style>
    <style:style style:name="T35" style:family="text">
      <style:text-properties fo:color="#000000" fo:font-size="10pt" officeooo:rsid="003da394" style:font-size-asian="10pt"/>
    </style:style>
    <style:style style:name="T36" style:family="text">
      <style:text-properties fo:color="#000000" fo:font-size="10pt" fo:font-style="italic" style:font-size-asian="10pt" style:font-style-asian="italic"/>
    </style:style>
    <style:style style:name="T37" style:family="text">
      <style:text-properties fo:color="#000000" fo:font-size="10pt" fo:font-style="italic" officeooo:rsid="003c99e6" style:font-size-asian="10pt" style:font-style-asian="italic"/>
    </style:style>
    <style:style style:name="T38" style:family="text">
      <style:text-properties fo:color="#000000" fo:font-size="10pt" fo:font-weight="normal" officeooo:rsid="00402676" style:font-size-asian="10pt" style:font-weight-asian="normal" style:font-size-complex="12pt" style:font-weight-complex="normal"/>
    </style:style>
    <style:style style:name="T39" style:family="text">
      <style:text-properties fo:color="#000000" fo:font-size="10pt" fo:font-weight="normal" style:font-size-asian="10pt" style:font-weight-asian="normal" style:font-weight-complex="normal"/>
    </style:style>
    <style:style style:name="T40" style:family="text">
      <style:text-properties fo:color="#000000" fo:font-size="10pt" fo:font-weight="bold" style:font-size-asian="10pt" style:font-weight-asian="bold" style:font-weight-complex="bold"/>
    </style:style>
    <style:style style:name="T41" style:family="text">
      <style:text-properties fo:color="#000000" fo:font-size="12pt" fo:font-weight="normal" officeooo:rsid="003b56ca" style:font-size-asian="12pt" style:font-weight-asian="normal" style:font-size-complex="12pt" style:font-weight-complex="normal"/>
    </style:style>
    <style:style style:name="T42" style:family="text">
      <style:text-properties fo:color="#000000" fo:font-size="12pt" fo:font-weight="normal" officeooo:rsid="00402676" style:font-size-asian="12pt" style:font-weight-asian="normal" style:font-size-complex="12pt" style:font-weight-complex="normal"/>
    </style:style>
    <style:style style:name="T43" style:family="text">
      <style:text-properties officeooo:rsid="0027269c"/>
    </style:style>
    <style:style style:name="T44" style:family="text">
      <style:text-properties officeooo:rsid="0027ea35"/>
    </style:style>
    <style:style style:name="T45" style:family="text">
      <style:text-properties officeooo:rsid="002a300c"/>
    </style:style>
    <style:style style:name="T46" style:family="text">
      <style:text-properties officeooo:rsid="002a6b77"/>
    </style:style>
    <style:style style:name="T47" style:family="text">
      <style:text-properties officeooo:rsid="002c5dcc"/>
    </style:style>
    <style:style style:name="T48" style:family="text">
      <style:text-properties officeooo:rsid="002e550d"/>
    </style:style>
    <style:style style:name="T49" style:family="text">
      <style:text-properties fo:font-style="italic"/>
    </style:style>
    <style:style style:name="T50" style:family="text">
      <style:text-properties fo:font-style="italic" officeooo:rsid="00331742"/>
    </style:style>
    <style:style style:name="T51" style:family="text">
      <style:text-properties officeooo:rsid="002f7abe"/>
    </style:style>
    <style:style style:name="T52" style:family="text">
      <style:text-properties officeooo:rsid="0030629e"/>
    </style:style>
    <style:style style:name="T53" style:family="text">
      <style:text-properties officeooo:rsid="00331742"/>
    </style:style>
    <style:style style:name="T54" style:family="text">
      <style:text-properties officeooo:rsid="0033b84e"/>
    </style:style>
    <style:style style:name="T55" style:family="text">
      <style:text-properties style:font-name="Liberation Serif"/>
    </style:style>
    <style:style style:name="T56" style:family="text">
      <style:text-properties officeooo:rsid="0036d95b"/>
    </style:style>
    <style:style style:name="T57" style:family="text">
      <style:text-properties fo:font-weight="normal" style:font-weight-asian="normal" style:font-weight-complex="normal"/>
    </style:style>
    <style:style style:name="T58" style:family="text">
      <style:text-properties fo:font-weight="normal" officeooo:rsid="003b56ca" style:font-weight-asian="normal" style:font-weight-complex="normal"/>
    </style:style>
    <style:style style:name="T59" style:family="text">
      <style:text-properties officeooo:rsid="003901ff"/>
    </style:style>
    <style:style style:name="T60" style:family="text">
      <style:text-properties officeooo:rsid="003b56ca"/>
    </style:style>
    <style:style style:name="T61" style:family="text">
      <style:text-properties fo:color="#7f0055" style:font-name="Monospace" fo:font-size="10pt" fo:font-weight="bold" style:font-size-asian="10pt" style:font-weight-asian="bold"/>
    </style:style>
    <style:style style:name="T62" style:family="text">
      <style:text-properties fo:color="#7f0055" style:font-name="Monospace" fo:font-size="10pt" fo:font-weight="bold" style:font-size-asian="10pt" style:font-weight-asian="bold"/>
    </style:style>
    <style:style style:name="T63" style:family="text">
      <style:text-properties fo:color="#7f0055" style:font-name="Monospace" fo:font-size="10pt" style:font-size-asian="10pt"/>
    </style:style>
    <style:style style:name="T64" style:family="text">
      <style:text-properties fo:color="#7f0055" fo:font-size="10pt" fo:font-weight="bold" style:font-size-asian="10pt" style:font-weight-asian="bold"/>
    </style:style>
    <style:style style:name="T65" style:family="text">
      <style:text-properties fo:color="#7f0055" fo:font-size="10pt" style:font-size-asian="10pt"/>
    </style:style>
    <style:style style:name="T66" style:family="text">
      <style:text-properties fo:color="#0000c0" style:font-name="Monospace" fo:font-size="10pt" fo:font-style="italic" fo:font-weight="bold" style:font-size-asian="10pt" style:font-style-asian="italic" style:font-weight-asian="bold"/>
    </style:style>
    <style:style style:name="T67" style:family="text">
      <style:text-properties fo:color="#0000c0" style:font-name="Monospace" fo:font-size="10pt" fo:font-style="italic" fo:font-weight="bold" style:font-size-asian="10pt" style:font-style-asian="italic" style:font-weight-asian="bold"/>
    </style:style>
    <style:style style:name="T68" style:family="text">
      <style:text-properties fo:color="#0000c0" style:font-name="Monospace" fo:font-size="10pt" style:font-size-asian="10pt"/>
    </style:style>
    <style:style style:name="T69" style:family="text">
      <style:text-properties fo:color="#0000c0" style:font-name="Monospace" fo:font-size="10pt" style:font-size-asian="10pt"/>
    </style:style>
    <style:style style:name="T70" style:family="text">
      <style:text-properties fo:color="#0000c0" style:font-name="Monospace" fo:font-size="10pt" fo:background-color="#f0d8a8" loext:char-shading-value="0" style:font-size-asian="10pt"/>
    </style:style>
    <style:style style:name="T71" style:family="text">
      <style:text-properties fo:color="#0000c0" style:font-name="Monospace" fo:font-size="10pt" fo:background-color="#d4d4d4" loext:char-shading-value="0" style:font-size-asian="10pt"/>
    </style:style>
    <style:style style:name="T72" style:family="text">
      <style:text-properties fo:color="#0000c0" fo:font-size="10pt" fo:font-style="italic" style:font-size-asian="10pt" style:font-style-asian="italic"/>
    </style:style>
    <style:style style:name="T73" style:family="text">
      <style:text-properties fo:color="#0000c0" fo:font-size="10pt" fo:font-style="italic" fo:font-weight="bold" style:font-size-asian="10pt" style:font-style-asian="italic" style:font-weight-asian="bold"/>
    </style:style>
    <style:style style:name="T74" style:family="text">
      <style:text-properties fo:color="#0000c0" fo:font-size="10pt" style:font-size-asian="10pt"/>
    </style:style>
    <style:style style:name="T75" style:family="text">
      <style:text-properties fo:color="#2a00ff" style:font-name="Monospace" fo:font-size="10pt" style:font-size-asian="10pt"/>
    </style:style>
    <style:style style:name="T76" style:family="text">
      <style:text-properties fo:color="#2a00ff" style:font-name="Monospace" fo:font-size="10pt" style:font-size-asian="10pt"/>
    </style:style>
    <style:style style:name="T77" style:family="text">
      <style:text-properties fo:color="#2a00ff" style:font-name="Monospace" fo:font-size="10pt" officeooo:rsid="004f76ee" style:font-size-asian="10pt"/>
    </style:style>
    <style:style style:name="T78" style:family="text">
      <style:text-properties fo:color="#2a00ff" fo:font-size="10pt" style:font-size-asian="10pt"/>
    </style:style>
    <style:style style:name="T79" style:family="text">
      <style:text-properties fo:color="#6a3e3e" style:font-name="Monospace" fo:font-size="10pt" style:font-size-asian="10pt"/>
    </style:style>
    <style:style style:name="T80" style:family="text">
      <style:text-properties fo:color="#6a3e3e" style:font-name="Monospace" fo:font-size="10pt" style:font-size-asian="10pt"/>
    </style:style>
    <style:style style:name="T81" style:family="text">
      <style:text-properties fo:color="#6a3e3e" fo:font-size="10pt" style:font-size-asian="10pt"/>
    </style:style>
    <style:style style:name="T82" style:family="text">
      <style:text-properties style:font-name="Monospace" fo:font-size="10pt" style:font-size-asian="10pt"/>
    </style:style>
    <style:style style:name="T83" style:family="text">
      <style:text-properties style:font-name="Monospace" fo:font-size="10pt" style:font-size-asian="10pt"/>
    </style:style>
    <style:style style:name="T84" style:family="text">
      <style:text-properties style:font-name="Monospace" fo:font-size="10pt" style:font-size-asian="10pt"/>
    </style:style>
    <style:style style:name="T85" style:family="text">
      <style:text-properties style:font-name="Monospace" fo:font-size="10pt" fo:font-weight="bold" style:font-size-asian="10pt" style:font-weight-asian="bold" style:font-weight-complex="bold"/>
    </style:style>
    <style:style style:name="T86" style:family="text">
      <style:text-properties style:font-name="Monospace" fo:font-size="10pt" fo:font-weight="bold" style:font-size-asian="10pt" style:font-weight-asian="bold" style:font-weight-complex="bold"/>
    </style:style>
    <style:style style:name="T87" style:family="text">
      <style:text-properties style:font-name="Monospace" fo:font-size="10pt" fo:font-weight="bold" style:font-size-asian="10pt" style:font-weight-asian="bold" style:font-weight-complex="bold"/>
    </style:style>
    <style:style style:name="T88" style:family="text">
      <style:text-properties fo:font-size="10pt" style:font-size-asian="10pt"/>
    </style:style>
    <style:style style:name="T89" style:family="text">
      <style:text-properties fo:font-size="10pt" officeooo:rsid="0040ce47" style:font-size-asian="10pt"/>
    </style:style>
    <style:style style:name="T90" style:family="text">
      <style:text-properties fo:font-size="10pt" fo:font-weight="normal" officeooo:rsid="0040ce47" style:font-size-asian="10pt" style:font-weight-asian="normal" style:font-weight-complex="normal"/>
    </style:style>
    <style:style style:name="T91" style:family="text">
      <style:text-properties fo:font-size="10pt" fo:font-weight="normal" officeooo:rsid="0042866e" style:font-size-asian="10pt" style:font-weight-asian="normal" style:font-weight-complex="normal"/>
    </style:style>
    <style:style style:name="T92" style:family="text">
      <style:text-properties fo:font-size="12pt" style:font-size-asian="12pt" style:font-size-complex="12pt"/>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fo:font-size="12pt" fo:font-weight="bold" style:font-size-asian="12pt" style:font-weight-asian="bold" style:font-size-complex="12pt" style:font-weight-complex="bold"/>
    </style:style>
    <style:style style:name="T95" style:family="text">
      <style:text-properties fo:color="#3f7f5f" style:font-name="Monospace" fo:font-size="10pt" style:font-size-asian="10pt"/>
    </style:style>
    <style:style style:name="T96" style:family="text">
      <style:text-properties fo:color="#3f7f5f" fo:font-size="10pt" style:font-size-asian="10pt"/>
    </style:style>
    <style:style style:name="T97" style:family="text">
      <style:text-properties officeooo:rsid="0042c4cb"/>
    </style:style>
    <style:style style:name="T98" style:family="text">
      <style:text-properties officeooo:rsid="00445dbb"/>
    </style:style>
    <style:style style:name="T99" style:family="text">
      <style:text-properties officeooo:rsid="00452dda"/>
    </style:style>
    <style:style style:name="T100" style:family="text">
      <style:text-properties officeooo:rsid="00472090"/>
    </style:style>
    <style:style style:name="T101" style:family="text">
      <style:text-properties officeooo:rsid="004a86e5"/>
    </style:style>
    <style:style style:name="T102" style:family="text">
      <style:text-properties officeooo:rsid="004ba8af"/>
    </style:style>
    <style:style style:name="T103" style:family="text">
      <style:text-properties officeooo:rsid="004e85e4"/>
    </style:style>
    <style:style style:name="T104" style:family="text">
      <style:text-properties officeooo:rsid="004f76e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977cm" fo:min-width="1.27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7"/>
      <text:p text:style-name="P99">Core Java UnderStanding</text:p>
      <text:p text:style-name="P99"/>
      <text:p text:style-name="P100">What is Java?</text:p>
      <text:p text:style-name="P100"/>
      <text:p text:style-name="P94">Java is a high-level programming language originally developed by Sun Microsystems and released in 1995. Java runs on a variety of platforms, such as Windows, Mac OS, and the various versions of UNIX. So java is a platform indendent language <text:s/>This tutorial gives a complete understanding of Java.</text:p>
      <text:p text:style-name="P94"/>
      <text:p text:style-name="P101">Java Latest Relase and Founder/<text:span text:style-name="T10">History</text:span></text:p>
      <text:p text:style-name="P101"/>
      <text:p text:style-name="P23">The latest release of the Java Standard Edition is Java SE 8. With the advancement of Java and its widespread popularity, multiple configurations were built to suite various types of platforms. Ex: J2EE for Enterprise Applications, J2ME for Mobile Applications.</text:p>
      <text:p text:style-name="P22">The new J2 versions were renamed as Java SE, Java EE and Java ME respectively. Java is guaranteed to be <text:span text:style-name="T2">Write Once, Run Anywhere.</text:span></text:p>
      <text:p text:style-name="P22"><text:span text:style-name="T2">James Gosling</text:span> initiated the Java language project in June 1991 for use in one of his many set-top box projects. The language, initially called <text:span text:style-name="T2">Oak </text:span>after an oak tree that stood outside Gosling's office, also went by the name <text:span text:style-name="T2">Green</text:span> and ended up later being renamed as <text:span text:style-name="T2">Java</text:span>, from a list of random words.</text:p>
      <text:p text:style-name="P59">Sun released the first public implementation as Java 1.0 in 1995.</text:p>
      <text:p text:style-name="P59"/>
      <text:p text:style-name="P50">What is Object Oriented Language/OOPS:</text:p>
      <text:p text:style-name="P24">Object means a real word entity such as pen, chair, table ,Bottle etc. Object-Oriented Programming is a methodology or paradigm to design a program using classes and objects. It simplifies the software development and maintenance by providing some concepts:</text:p>
      <text:list xml:id="list6069781473668524973" text:style-name="L3">
        <text:list-item>
          <text:p text:style-name="P179">Object </text:p>
        </text:list-item>
        <text:list-item>
          <text:p text:style-name="P179">Class </text:p>
        </text:list-item>
        <text:list-item>
          <text:p text:style-name="P179">Inheritance </text:p>
        </text:list-item>
        <text:list-item>
          <text:p text:style-name="P179">Polymorphism </text:p>
        </text:list-item>
        <text:list-item>
          <text:p text:style-name="P179">Abstraction </text:p>
        </text:list-item>
        <text:list-item>
          <text:p text:style-name="P155">Encapsulation </text:p>
        </text:list-item>
      </text:list>
      <text:p text:style-name="P58"/>
      <text:p text:style-name="P66">Java satiesfies all above concept so java is an Object Oriented Programmin Language.</text:p>
      <text:p text:style-name="P66"><text:soft-page-break/></text:p>
      <text:h text:style-name="P117" text:outline-level="4">Object</text:h>
      <text:p text:style-name="P58">Any entity that has state /<text:span text:style-name="T14">properties </text:span>and behavior/<text:span text:style-name="T14">methods </text:span><text:s/>is known as an object. For example: chair, pen, table, keyboard, bike etc. It can be physical and logical. <text:span text:style-name="T11">Object is realtime entity in </text:span><text:span text:style-name="T3">java world so called,</text:span><text:span text:style-name="T11"> </text:span><text:span text:style-name="T3">JVM(Java Virtual Machine)</text:span><text:span text:style-name="T11">. In Physics object is which take some places which has <text:s/>properties and which can do some actions <text:s/>Same in Java ,Object <text:s/>takes memory space i.e space in RAM it has properties and it can do some actions like ,by </text:span><text:span text:style-name="T3">pen we can write <text:s/></text:span><text:span text:style-name="T4">so write is an action /in java term we calls it method.</text:span></text:p>
      <text:p text:style-name="P67">If we consider a dog, then its state/properties is - name, breed, color, and the behavior /metods is - barking, wagging, running</text:p>
      <text:p text:style-name="P58"/>
      <text:p text:style-name="P36">Class</text:p>
      <text:p text:style-name="P68">Class is Logical entity or we can call it blueprint. Like for each house their is a plan for that house. So plan is Class and the House itself is an Object</text:p>
      <text:p text:style-name="P68"/>
      <text:h text:style-name="P119" text:outline-level="4">Inheritance</text:h>
      <text:p text:style-name="P58"><text:span text:style-name="T1">When one object acquires all the properties and behaviours of parent object</text:span> i.e. known as inheritance. It provides code reusability. It is used to achieve runtime polymorphism.</text:p>
      <text:p text:style-name="P70">For Examples , All Vehicle must have wheels <text:s/>and BMW has 4 wheels so If Vahicles is <text:span text:style-name="T2">parent</text:span> then <text:span text:style-name="T2">BMW</text:span> is child and it inherits wheels property.</text:p>
      <text:p text:style-name="P70"/>
      <text:h text:style-name="P120" text:outline-level="4">Polymorphism</text:h>
      <text:p text:style-name="P58">When <text:span text:style-name="T1">one task is performed by different ways</text:span> i.e. known as polymorphism. </text:p>
      <text:p text:style-name="P58">In java, we use method <text:span text:style-name="T2">overloading</text:span> and method <text:span text:style-name="T2">overriding</text:span> to achieve polymorphism.</text:p>
      <text:p text:style-name="P58"><text:s/>example can be to speak <text:span text:style-name="T12">behaviour </text:span><text:s/>e.g. cat speaks meaw, dog barks woof etc.</text:p>
      <text:p text:style-name="P58"/>
      <text:h text:style-name="P118" text:outline-level="4">Abstraction</text:h>
      <text:p text:style-name="P58"><text:span text:style-name="T1">Hiding internal details and showing functionality</text:span> is known as abstraction. For example: <text:span text:style-name="T13">driving a </text:span><text:s/><text:span text:style-name="T13">car</text:span>, we <text:span text:style-name="T13">know how to drive but don't know how the </text:span><text:span text:style-name="T5">internal mechanism </text:span><text:span text:style-name="T13">actually moves the car.</text:span></text:p>
      <text:p text:style-name="P59">In java, we use abstract class and interface to achieve abstraction.</text:p>
      <text:p text:style-name="P59"/>
      <text:h text:style-name="P118" text:outline-level="4"><text:soft-page-break/>Encapsulation</text:h>
      <text:p text:style-name="P58"><text:span text:style-name="T1">Binding (or wrapping) code and data together into a single unit is known as encapsulation</text:span>. For example: capsule, it is wrapped with different medicines. </text:p>
      <text:p text:style-name="P60">In Java Class wrap properties and methods.</text:p>
      <text:p text:style-name="P60"/>
      <text:p text:style-name="P61">Installing Java:</text:p>
      <text:p text:style-name="P61">Download Java from here</text:p>
      <text:p text:style-name="P2"><text:a xlink:type="simple" xlink:href="http://www.oracle.com/technetwork/java/javase/downloads/index.html" text:style-name="Internet_20_link" text:visited-style-name="Visited_20_Internet_20_Link"><text:span text:style-name="T55">http://www.oracle.com/technetwork/java/javase/downloads/index.html</text:span></text:a></text:p>
      <text:p text:style-name="P61"/>
      <text:p text:style-name="P61">Download Eclipse from here</text:p>
      <text:p text:style-name="P2"><text:a xlink:type="simple" xlink:href="http://www.eclipse.org/downloads/packages/eclipse-ide-java-developers/marsr" text:style-name="Internet_20_link" text:visited-style-name="Visited_20_Internet_20_Link"><text:span text:style-name="T55">http://www.eclipse.org/downloads/packages/eclipse-ide-java-developers/marsr</text:span></text:a></text:p>
      <text:p text:style-name="P61">Install java and extract eclipse folder on your local folder</text:p>
      <text:p text:style-name="P61">Now open eclipse</text:p>
      <text:p text:style-name="P61">Go to File-&gt;JavaProject-&gt;create project</text:p>
      <text:p text:style-name="P61">Create project and happy coading.</text:p>
      <text:p text:style-name="P6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Java Basic Syntax Of a Class</text:p>
      <text:p text:style-name="P51"/>
      <text:p text:style-name="P51"/>
      <text:p text:style-name="P25">package &lt;dot separated name&gt; optional (Address of the class)</text:p>
      <text:p text:style-name="P25">import &lt;fqdn of class want to use &gt;(address of class which are used in following class)</text:p>
      <text:p text:style-name="P25">&lt;Access Specifier/modifiers&gt;&lt;<text:span text:style-name="T16">non </text:span>access modifirs&gt; class &lt;Name of Class&gt;</text:p>
      <text:p text:style-name="P25">{</text:p>
      <text:p text:style-name="P25"/>
      <text:p text:style-name="P25"><text:tab/>&lt;Access Specifier/modifiers&gt; &lt;type of property&gt;&lt;propertyName&gt;=&lt;intialization value&gt;;</text:p>
      <text:p text:style-name="P25"/>
      <text:p text:style-name="P26">&lt;Access Specifier/modifiers&gt; &lt;return Type/void&gt;&lt;method Name&gt;(<text:span text:style-name="T15">&lt;</text:span>type of property<text:span text:style-name="T15">&gt; &lt;propertyName&gt; can be 1...n</text:span>)</text:p>
      <text:p text:style-name="P25">{</text:p>
      <text:p text:style-name="P25"/>
      <text:p text:style-name="P25">//business logic goes here</text:p>
      <text:p text:style-name="P25">return &lt;return Type&gt;;</text:p>
      <text:p text:style-name="P25">}//end of method</text:p>
      <text:p text:style-name="P25">}//end of class</text:p>
      <text:p text:style-name="P25"/>
      <text:p text:style-name="P52">Now First Java Program:</text:p>
      <text:p text:style-name="P27">HelloWorld.java</text:p>
      <text:p text:style-name="P27"/>
      <text:p text:style-name="P27">package com.example</text:p>
      <text:p text:style-name="P27"/>
      <text:p text:style-name="P27">public class HelloWorld</text:p>
      <text:p text:style-name="P27">{</text:p>
      <text:p text:style-name="P27"/>
      <text:p text:style-name="P27"/>
      <text:p text:style-name="P27"><text:soft-page-break/>private String msg=”Hello Shamik !!!”</text:p>
      <text:p text:style-name="P27">public String getMessage()</text:p>
      <text:p text:style-name="P27">{</text:p>
      <text:p text:style-name="P27">return msg;</text:p>
      <text:p text:style-name="P27">}</text:p>
      <text:p text:style-name="P27"/>
      <text:p text:style-name="P27">public static void main(String args[])//entry point , To run the program it is requred.</text:p>
      <text:p text:style-name="P27">{</text:p>
      <text:p text:style-name="P27">HelloWorld world = new HelloWorld(); //create a HelloWorld object and <text:s text:c="2"/>link it with world refrence</text:p>
      <text:p text:style-name="P27"/>
      <text:p text:style-name="P27">String msg = world.getMessage();//call method by help of refrence . Operator use in java to call methods.</text:p>
      <text:p text:style-name="P27">System.out.println(msg);</text:p>
      <text:p text:style-name="P27">}</text:p>
      <text:p text:style-name="P27"/>
      <text:p text:style-name="P27"/>
      <text:p text:style-name="P27">}</text:p>
      <text:p text:style-name="P52"/>
      <text:p text:style-name="P52"/>
      <text:p text:style-name="P61"/>
      <text:p text:style-name="P62">Now Right click on the class and go to Run As and click on run as a java application</text:p>
      <text:p text:style-name="P62"/>
      <text:p text:style-name="P62">You will see the output </text:p>
      <text:p text:style-name="P62">Hello Shamik!!!</text:p>
      <text:p text:style-name="P62"/>
      <text:p text:style-name="P59"/>
      <text:p text:style-name="P58"/>
      <text:p text:style-name="P53"><text:soft-page-break/>Discussing About Syntax</text:p>
      <text:p text:style-name="P71">A class is consists of properties and methods.</text:p>
      <text:p text:style-name="P71"><text:span text:style-name="T18">Methods</text:span><text:span text:style-name="T1"> -</text:span> A method is basically a behaviour or we can thnik it as a verb. A class can contain many methods. It is in methods where the business <text:s/>logics are written, data is manipulated and all the actions are executed.</text:p>
      <text:p text:style-name="P71"><text:span text:style-name="T18">Instance Variables /properties/member variables-</text:span> Each object has its unique set of instance variables/member variables . An object's state is created by the values assigned to these instance variables/properties. <text:span text:style-name="T25">In above example msg is member cariable.</text:span></text:p>
      <text:p text:style-name="P71"/>
      <text:p text:style-name="P82">Java Best parctises and Key things to remeber</text:p>
      <text:p text:style-name="P82"/>
      <text:p text:style-name="P82"><text:span text:style-name="T18">Case Sensitivity</text:span><text:span text:style-name="T1"> - </text:span><text:span text:style-name="T26">Java is case sensitive, which means identifier </text:span><text:span text:style-name="T27">MSG</text:span><text:span text:style-name="T26"> and </text:span><text:span text:style-name="T27">msg</text:span><text:span text:style-name="T26"> would have different meaning in Java.</text:span></text:p>
      <text:p text:style-name="P82"><text:span text:style-name="T18">Class Names</text:span><text:span text:style-name="T1"> -</text:span><text:span text:style-name="T26">class name's <text:s/>first letter should be in Upper Case. <text:line-break/><text:line-break/>If several words are used to form a name of the class, each inner word's first letter should be in Upper Case. Like HelloWorld</text:span></text:p>
      <text:p text:style-name="P82"><text:span text:style-name="T18">Method Names </text:span><text:span text:style-name="T1">- </text:span><text:span text:style-name="T26">All method names should start with a Lower Case letter. <text:line-break/><text:line-break/>If several words are used to form the name of the method, then each inner word's first letter should be in Upper Case. We called it camelCase.</text:span></text:p>
      <text:p text:style-name="P31">Like getMessage()</text:p>
      <text:p text:style-name="P82"><text:span text:style-name="T19">Keywords</text:span><text:span text:style-name="T26">- Java has reserved keywords so you can't use them as method or variable name. Like class is reserved keyword so you can't use it as a variable name/method name.</text:span></text:p>
      <text:p text:style-name="P82"><text:span text:style-name="T18">Program File Name</text:span><text:span text:style-name="T1"> - </text:span><text:span text:style-name="T26">Name of the program file should exactly match the class name. </text:span></text:p>
      <text:p text:style-name="P82"><text:span text:style-name="T26">If File name is </text:span><text:span text:style-name="T28">HelloWorld </text:span><text:span text:style-name="T26">then public class name should be </text:span><text:span text:style-name="T28">HelloWorld. </text:span><text:span text:style-name="T29">If file does not contains any public class then name is immaterial.</text:span></text:p>
      <text:p text:style-name="P82"/>
      <text:p text:style-name="P82"><text:span text:style-name="T19">Java Identifiers</text:span><text:span text:style-name="T29"> - <text:s/>We call it as properties. Rule as follows</text:span></text:p>
      <text:p text:style-name="P82"><text:span text:style-name="T26">All identifiers should begin with a letter (A to Z or a to z), currency character ($) or an underscore</text:span> </text:p>
      <text:p text:style-name="P31">(_).</text:p>
      <text:p text:style-name="P31"><text:soft-page-break/></text:p>
      <text:p text:style-name="P31">After the first character identifiers can have any combination of characters.</text:p>
      <text:p text:style-name="P31">A key word cannot be used as an identifier.</text:p>
      <text:p text:style-name="P31">Most importantly identifiers are case sensitive.</text:p>
      <text:p text:style-name="P31">Examples of legal identifiers: age, $salary, _value, __1_value</text:p>
      <text:p text:style-name="P31">Examples of illegal identifiers: 123abc, -salary</text:p>
      <text:p text:style-name="P31"/>
      <text:p text:style-name="P37">Java Modifiers -</text:p>
      <text:p text:style-name="P28">There are two categories of modifiers:</text:p>
      <text:list xml:id="list1986454541959389675" text:style-name="L4">
        <text:list-item>
          <text:p text:style-name="P156"><text:span text:style-name="T1">Access Modifiers: </text:span>default, public , protected, private</text:p>
        </text:list-item>
        <text:list-item>
          <text:p text:style-name="P156"><text:span text:style-name="T1">Non-access Modifiers: </text:span>final, abstract, strictfp</text:p>
        </text:list-item>
      </text:list>
      <text:p text:style-name="P72"><text:span text:style-name="T19">Java Variables</text:span> -</text:p>
      <text:p text:style-name="P28">We would see following type of variables in Java:</text:p>
      <text:list xml:id="list4877411586631930797" text:style-name="L5">
        <text:list-item>
          <text:p text:style-name="P180">Local Variables </text:p>
        </text:list-item>
        <text:list-item>
          <text:p text:style-name="P180">Class Variables (Static Variables/<text:span text:style-name="T25">Global variables/static</text:span>) </text:p>
        </text:list-item>
        <text:list-item>
          <text:p text:style-name="P157">Instance Variables (Non-static variables<text:span text:style-name="T25">)</text:span></text:p>
        </text:list-item>
      </text:list>
      <text:p text:style-name="P72"><text:span text:style-name="T19">Java Arrays</text:span> : </text:p>
      <text:p text:style-name="P72">Arrays are objects that store multiple variables of the same type. However, an array itself is an object on the heap. </text:p>
      <text:p text:style-name="P72"/>
      <text:p text:style-name="P72">Enums were introduced in java 5.0. Enums restrict a variable to have one of only a few predefined values. The values in this enumerated list are called enums.</text:p>
      <text:p text:style-name="P58"/>
      <text:p text:style-name="P58">For example, if we consider an application for a <text:span text:style-name="T43">Shoe </text:span>shop, it would be possible to restrict the <text:s/>size to small, medium and large. This would make sure that it would not allow anyone to order any size other than the small, medium or large.</text:p>
      <text:p text:style-name="P58"/>
      <text:p text:style-name="P58"/>
      <text:p text:style-name="P73">Example</text:p>
      <text:p text:style-name="P122"><text:soft-page-break/>Class ShoeShop {</text:p>
      <text:p text:style-name="P121"/>
      <text:p text:style-name="P121"><text:s text:c="3"/>enum <text:span text:style-name="T43">ShoeSize</text:span>{ SMALL, MEDIUM, LARGE }</text:p>
      <text:p text:style-name="P123"><text:s text:c="3"/><text:span text:style-name="T43">public ShoeSize</text:span> size;</text:p>
      <text:p text:style-name="P121">}</text:p>
      <text:p text:style-name="P121"/>
      <text:p text:style-name="P123">public class <text:span text:style-name="T43">ShoeShop</text:span>Test {</text:p>
      <text:p text:style-name="P121"/>
      <text:p text:style-name="P121"><text:s text:c="3"/>public static void main(String args[]){</text:p>
      <text:p text:style-name="P123"><text:s text:c="6"/><text:span text:style-name="T43">ShoeShop</text:span> <text:span text:style-name="T43">shop</text:span> = new <text:span text:style-name="T43">ShoeShop</text:span>();</text:p>
      <text:p text:style-name="P123"><text:s text:c="6"/><text:span text:style-name="T43">shop</text:span>.size = <text:span text:style-name="T43">ShoeShop</text:span>.<text:span text:style-name="T43">ShoeSize</text:span>.<text:span text:style-name="T43">LARGE</text:span> ;</text:p>
      <text:p text:style-name="P123"><text:s text:c="6"/>System.out.println("<text:span text:style-name="T43">Shoe </text:span>Size <text:span text:style-name="T43">is</text:span>: " + <text:span text:style-name="T43">shop</text:span>.size.<text:span text:style-name="T44">toString()</text:span>);</text:p>
      <text:p text:style-name="P121"><text:s text:c="3"/>}</text:p>
      <text:p text:style-name="P107">}</text:p>
      <text:p text:style-name="P107"/>
      <text:p text:style-name="P109">Java KeyWords </text:p>
      <text:p text:style-name="P114">Java has following reserved keywords</text:p>
      <text:p text:style-name="P1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0">abstract</text:p>
          </table:table-cell>
          <table:table-cell table:style-name="Table1.A1" office:value-type="string">
            <text:p text:style-name="P130">assert</text:p>
          </table:table-cell>
          <table:table-cell table:style-name="Table1.A1" office:value-type="string">
            <text:p text:style-name="P130">boolean</text:p>
          </table:table-cell>
          <table:table-cell table:style-name="Table1.A1" office:value-type="string">
            <text:p text:style-name="P130">break</text:p>
          </table:table-cell>
        </table:table-row>
        <table:table-row>
          <table:table-cell table:style-name="Table1.A1" office:value-type="string">
            <text:p text:style-name="P130">byte</text:p>
          </table:table-cell>
          <table:table-cell table:style-name="Table1.A1" office:value-type="string">
            <text:p text:style-name="P130">case</text:p>
          </table:table-cell>
          <table:table-cell table:style-name="Table1.A1" office:value-type="string">
            <text:p text:style-name="P130">catch</text:p>
          </table:table-cell>
          <table:table-cell table:style-name="Table1.A1" office:value-type="string">
            <text:p text:style-name="P130">char</text:p>
          </table:table-cell>
        </table:table-row>
        <table:table-row>
          <table:table-cell table:style-name="Table1.A1" office:value-type="string">
            <text:p text:style-name="P130">class</text:p>
          </table:table-cell>
          <table:table-cell table:style-name="Table1.A1" office:value-type="string">
            <text:p text:style-name="P130">const</text:p>
          </table:table-cell>
          <table:table-cell table:style-name="Table1.A1" office:value-type="string">
            <text:p text:style-name="P130">continue</text:p>
          </table:table-cell>
          <table:table-cell table:style-name="Table1.A1" office:value-type="string">
            <text:p text:style-name="P130">default</text:p>
          </table:table-cell>
        </table:table-row>
        <table:table-row>
          <table:table-cell table:style-name="Table1.A1" office:value-type="string">
            <text:p text:style-name="P130">do</text:p>
          </table:table-cell>
          <table:table-cell table:style-name="Table1.A1" office:value-type="string">
            <text:p text:style-name="P130">double</text:p>
          </table:table-cell>
          <table:table-cell table:style-name="Table1.A1" office:value-type="string">
            <text:p text:style-name="P130">else</text:p>
          </table:table-cell>
          <table:table-cell table:style-name="Table1.A1" office:value-type="string">
            <text:p text:style-name="P130">enum</text:p>
          </table:table-cell>
        </table:table-row>
        <table:table-row>
          <table:table-cell table:style-name="Table1.A1" office:value-type="string">
            <text:p text:style-name="P130">extends</text:p>
          </table:table-cell>
          <table:table-cell table:style-name="Table1.A1" office:value-type="string">
            <text:p text:style-name="P130">final</text:p>
          </table:table-cell>
          <table:table-cell table:style-name="Table1.A1" office:value-type="string">
            <text:p text:style-name="P130">finally</text:p>
          </table:table-cell>
          <table:table-cell table:style-name="Table1.A1" office:value-type="string">
            <text:p text:style-name="P130">float</text:p>
          </table:table-cell>
        </table:table-row>
        <table:table-row>
          <table:table-cell table:style-name="Table1.A1" office:value-type="string">
            <text:p text:style-name="P130">for</text:p>
          </table:table-cell>
          <table:table-cell table:style-name="Table1.A1" office:value-type="string">
            <text:p text:style-name="P130">goto</text:p>
          </table:table-cell>
          <table:table-cell table:style-name="Table1.A1" office:value-type="string">
            <text:p text:style-name="P130">if</text:p>
          </table:table-cell>
          <table:table-cell table:style-name="Table1.A1" office:value-type="string">
            <text:p text:style-name="P130">implements</text:p>
          </table:table-cell>
        </table:table-row>
        <table:table-row>
          <table:table-cell table:style-name="Table1.A1" office:value-type="string">
            <text:p text:style-name="P130">import</text:p>
          </table:table-cell>
          <table:table-cell table:style-name="Table1.A1" office:value-type="string">
            <text:p text:style-name="P130">instanceof</text:p>
          </table:table-cell>
          <table:table-cell table:style-name="Table1.A1" office:value-type="string">
            <text:p text:style-name="P130">int</text:p>
          </table:table-cell>
          <table:table-cell table:style-name="Table1.A1" office:value-type="string">
            <text:p text:style-name="P130">interface</text:p>
          </table:table-cell>
        </table:table-row>
        <table:table-row>
          <table:table-cell table:style-name="Table1.A1" office:value-type="string">
            <text:p text:style-name="P130">long</text:p>
          </table:table-cell>
          <table:table-cell table:style-name="Table1.A1" office:value-type="string">
            <text:p text:style-name="P130">native</text:p>
          </table:table-cell>
          <table:table-cell table:style-name="Table1.A1" office:value-type="string">
            <text:p text:style-name="P130">new</text:p>
          </table:table-cell>
          <table:table-cell table:style-name="Table1.A1" office:value-type="string">
            <text:p text:style-name="P130">package</text:p>
          </table:table-cell>
        </table:table-row>
        <table:table-row>
          <table:table-cell table:style-name="Table1.A1" office:value-type="string">
            <text:p text:style-name="P130">private</text:p>
          </table:table-cell>
          <table:table-cell table:style-name="Table1.A1" office:value-type="string">
            <text:p text:style-name="P130">protected</text:p>
          </table:table-cell>
          <table:table-cell table:style-name="Table1.A1" office:value-type="string">
            <text:p text:style-name="P130">public</text:p>
          </table:table-cell>
          <table:table-cell table:style-name="Table1.A1" office:value-type="string">
            <text:p text:style-name="P130">return</text:p>
          </table:table-cell>
        </table:table-row>
        <table:table-row>
          <table:table-cell table:style-name="Table1.A1" office:value-type="string">
            <text:p text:style-name="P130">short</text:p>
          </table:table-cell>
          <table:table-cell table:style-name="Table1.A1" office:value-type="string">
            <text:p text:style-name="P130">static</text:p>
          </table:table-cell>
          <table:table-cell table:style-name="Table1.A1" office:value-type="string">
            <text:p text:style-name="P130">strictfp</text:p>
          </table:table-cell>
          <table:table-cell table:style-name="Table1.A1" office:value-type="string">
            <text:p text:style-name="P130">super</text:p>
          </table:table-cell>
        </table:table-row>
        <table:table-row>
          <table:table-cell table:style-name="Table1.A1" office:value-type="string">
            <text:p text:style-name="P130">switch</text:p>
          </table:table-cell>
          <table:table-cell table:style-name="Table1.A1" office:value-type="string">
            <text:p text:style-name="P130">synchronized</text:p>
          </table:table-cell>
          <table:table-cell table:style-name="Table1.A1" office:value-type="string">
            <text:p text:style-name="P130">this</text:p>
          </table:table-cell>
          <table:table-cell table:style-name="Table1.A1" office:value-type="string">
            <text:p text:style-name="P130">throw</text:p>
          </table:table-cell>
        </table:table-row>
        <table:table-row>
          <table:table-cell table:style-name="Table1.A1" office:value-type="string">
            <text:p text:style-name="P130">throws</text:p>
          </table:table-cell>
          <table:table-cell table:style-name="Table1.A1" office:value-type="string">
            <text:p text:style-name="P130">transient</text:p>
          </table:table-cell>
          <table:table-cell table:style-name="Table1.A1" office:value-type="string">
            <text:p text:style-name="P130">try</text:p>
          </table:table-cell>
          <table:table-cell table:style-name="Table1.A1" office:value-type="string">
            <text:p text:style-name="P130">void</text:p>
          </table:table-cell>
        </table:table-row>
        <table:table-row>
          <table:table-cell table:style-name="Table1.A1" office:value-type="string">
            <text:p text:style-name="P130">volatile</text:p>
          </table:table-cell>
          <table:table-cell table:style-name="Table1.A1" office:value-type="string">
            <text:p text:style-name="P130">while</text:p>
          </table:table-cell>
          <table:table-cell table:style-name="Table1.A1" office:value-type="string">
            <text:p text:style-name="P131"/>
          </table:table-cell>
          <table:table-cell table:style-name="Table1.A1" office:value-type="string">
            <text:p text:style-name="P131"/>
          </table:table-cell>
        </table:table-row>
      </table:table>
      <text:p text:style-name="P114"/>
      <text:p text:style-name="P114"/>
      <text:p text:style-name="P114"/>
      <text:p text:style-name="P114"/>
      <text:p text:style-name="P114"/>
      <text:p text:style-name="P110"><text:soft-page-break/>How to Defin<text:span text:style-name="T59">e </text:span>a class in Java</text:p>
      <text:p text:style-name="P102">A class is a blue print from which individual objects are created.</text:p>
      <text:p text:style-name="P58">A sample of a class is given below:</text:p>
      <text:p text:style-name="P58"/>
      <text:p text:style-name="P121">public class <text:span text:style-name="T46">TechnoStudent</text:span>{</text:p>
      <text:p text:style-name="P121"><text:s text:c="3"/><text:span text:style-name="T46">public static String <text:s/>collegeName=”Techno India”;//Class variabl/global </text:span></text:p>
      <text:p text:style-name="P121"><text:s text:c="3"/><text:span text:style-name="T45">private </text:span>String <text:span text:style-name="T45">name</text:span>;//<text:span text:style-name="T47">member variable/instance variable</text:span></text:p>
      <text:p text:style-name="P121"><text:s text:c="3"/><text:span text:style-name="T45">private </text:span>int age</text:p>
      <text:p text:style-name="P121"/>
      <text:p text:style-name="P121"><text:s text:c="3"/><text:span text:style-name="T45">public </text:span>void <text:span text:style-name="T45">getName</text:span>(){</text:p>
      <text:p text:style-name="P121"><text:s text:c="5"/><text:span text:style-name="T45">return name;</text:span></text:p>
      <text:p text:style-name="P121"><text:s text:c="3"/>}</text:p>
      <text:p text:style-name="P121"><text:s text:c="3"/></text:p>
      <text:p text:style-name="P121"><text:s text:c="3"/><text:span text:style-name="T45">public </text:span>void <text:span text:style-name="T45">getAge()</text:span>{</text:p>
      <text:p text:style-name="P121"><text:tab/><text:span text:style-name="T45">return age;</text:span></text:p>
      <text:p text:style-name="P121"><text:s text:c="3"/>}</text:p>
      <text:p text:style-name="P124">public String getStream()</text:p>
      <text:p text:style-name="P124">{</text:p>
      <text:p text:style-name="P124"/>
      <text:p text:style-name="P124"><text:s/>String stream = “CSE”;//local variable</text:p>
      <text:p text:style-name="P124"><text:s/>return stream</text:p>
      <text:p text:style-name="P124">}</text:p>
      <text:p text:style-name="P121"><text:s text:c="3"/></text:p>
      <text:p text:style-name="P121"><text:s text:c="2"/></text:p>
      <text:p text:style-name="P107">}</text:p>
      <text:p text:style-name="P107"/>
      <text:p text:style-name="P105"><text:span text:style-name="T18">Local variables:</text:span><text:span text:style-name="T1"> </text:span>Variables defined inside methods, constructors or blocks are called local variables. The variable will be declared and initialized within the method and the variable will be destroyed when the method has completed. <text:span text:style-name="T47">Ex : stream in above example</text:span></text:p>
      <text:list xml:id="list2654092563743235919" text:style-name="L6">
        <text:list-item>
          <text:p text:style-name="P158"><text:span text:style-name="T18">Instance variables</text:span><text:span text:style-name="T1">: </text:span>Instance variables are variables within a class but outside any method. These variables are initialized when the class is instantiated. Instance variables can be accessed from inside any method, constructor or blocks of that particular class. <text:span text:style-name="T47">Ex : age</text:span></text:p>
        </text:list-item>
        <text:list-item>
          <text:p text:style-name="P159"><text:span text:style-name="T18">Class variables</text:span><text:span text:style-name="T1">: </text:span>Class variables are variables declared with in a class, outside any method, with the static keyword. <text:span text:style-name="T47">It will be share by all instances of this class Ex: <text:s/>collegeName</text:span></text:p>
        </text:list-item>
      </text:list>
      <text:p text:style-name="P74"/>
      <text:p text:style-name="P74"/>
      <text:p text:style-name="P74"/>
      <text:p text:style-name="P54">Constructor</text:p>
      <text:p text:style-name="P29"><text:soft-page-break/>Every class has a constructor. If we do not explicitly write a constructor for a class the Java compiler builds a default constructor for that class.</text:p>
      <text:p text:style-name="P22">Each time a new object is created, at least one constructor will be invoked. The main rule of <text:span text:style-name="T2">constructors is that they should have the same name as the class. A class can have more than one constructor. </text:span><text:span text:style-name="T6">It looks like a method but witout return type .</text:span><text:span text:style-name="T48"> If you define constructor explicitely then compile does not injected construcor </text:span></text:p>
      <text:p text:style-name="P29">Example</text:p>
      <text:p text:style-name="P126">public class Teacher{</text:p>
      <text:p text:style-name="P121"><text:s text:c="3"/>public <text:span text:style-name="T52">Teacher</text:span>(){</text:p>
      <text:p text:style-name="P121"><text:s text:c="3"/>}</text:p>
      <text:p text:style-name="P121"/>
      <text:p text:style-name="P121"><text:s text:c="3"/>public <text:span text:style-name="T48">Teacher</text:span>(String name){</text:p>
      <text:p text:style-name="P121"><text:s text:c="6"/>// This constructor has one parameter, <text:span text:style-name="T49">name</text:span>.</text:p>
      <text:p text:style-name="P121"><text:s text:c="3"/>}</text:p>
      <text:p text:style-name="P107">}</text:p>
      <text:p text:style-name="P107"/>
      <text:p text:style-name="P111">Object Creation</text:p>
      <text:p text:style-name="P104">As mentioned previously, a class provides the blueprints for objects. So basically an object is created from a class. In Java, the new key word is used to create new objects. </text:p>
      <text:p text:style-name="P58">There are three steps when creating an object from a class:</text:p>
      <text:list xml:id="list1780388973642760899" text:style-name="L7">
        <text:list-item>
          <text:p text:style-name="P160"><text:span text:style-name="T18">Declaration</text:span><text:span text:style-name="T1">: </text:span>A variable declaration with a variable name with an object type. <text:span text:style-name="T51">We call it refrence so we can link the create object. It is like pointer by which we can access the created objects. Like the phone number is a pointer of a person to access.</text:span></text:p>
        </text:list-item>
        <text:list-item>
          <text:p text:style-name="P160"><text:span text:style-name="T18">Instantiation</text:span><text:span text:style-name="T1">: </text:span>The 'new' key word is used to create the object. <text:span text:style-name="T51">So we can think of it as labour who will actually build the object in jvm from the blue print/class.</text:span></text:p>
        </text:list-item>
        <text:list-item>
          <text:p text:style-name="P160"><text:span text:style-name="T18">Initialization</text:span><text:span text:style-name="T1">: </text:span>The 'new' keyword is followed by a call to a constructor. This call initializes the new object. <text:span text:style-name="T51">Actually here objects accquires <text:s/>memory in RAM.</text:span></text:p>
        </text:list-item>
      </text:list>
      <text:p text:style-name="P75">Example:</text:p>
      <text:p text:style-name="P125">public static void main(String []args){</text:p>
      <text:p text:style-name="P121"><text:s text:c="6"/>// Following statement would create an object myPuppy</text:p>
      <text:p text:style-name="P121"><text:s text:c="6"/><text:span text:style-name="T51">Teacher</text:span> <text:span text:style-name="T51">teacher</text:span> = new <text:span text:style-name="T51">Teacher</text:span>( "<text:span text:style-name="T51">Shamik</text:span>" );</text:p>
      <text:p text:style-name="P107"><text:s text:c="3"/>}</text:p>
      <text:p text:style-name="P108">here teacher is refrence of newly created object whose name is Shamik.</text:p>
      <text:p text:style-name="P75"/>
      <text:p text:style-name="P112"><text:soft-page-break/>Java Class and File's Contract</text:p>
      <text:p text:style-name="P106"><text:s text:c="13"/><text:span text:style-name="T26"><text:s text:c="2"/>There can be only one public class per source file. (TIP : Best practice...use <text:s/>one class for each file. )</text:span></text:p>
      <text:list xml:id="list710024235438628757" text:style-name="L8">
        <text:list-item>
          <text:p text:style-name="P161">A source file can have multiple <text:span text:style-name="T2">non public </text:span>classes.</text:p>
        </text:list-item>
      </text:list>
      <text:list xml:id="list4214444594247701464" text:style-name="L9">
        <text:list-item>
          <text:p text:style-name="P162">The <text:span text:style-name="T2">public class name should be the name of the source file</text:span> as well which should be appended by <text:span text:style-name="T1">.java</text:span> at the end. For example: the class name is <text:span text:style-name="T49">public class </text:span><text:span text:style-name="T50">Teacher</text:span><text:span text:style-name="T49">{}</text:span> then the source file should be as <text:span text:style-name="T53">Teacher</text:span>.java.</text:p>
        </text:list-item>
      </text:list>
      <text:list xml:id="list6739477321794689569" text:style-name="L10">
        <text:list-item>
          <text:p text:style-name="P163">If the class is defined inside a package, then the package statement should be the first statement in the source file. <text:span text:style-name="T7">Package is used for avoid namespce collition</text:span></text:p>
        </text:list-item>
      </text:list>
      <text:list xml:id="list795508433737899608" text:style-name="L11">
        <text:list-item>
          <text:p text:style-name="P164">If i<text:span text:style-name="T2">mport statements are present then they must be written between the package statement and the class declaration</text:span>. If there are no package statements then the<text:span text:style-name="T2"> import statement should be the first line in the source file</text:span>. <text:s/><text:span text:style-name="T53">Impoert says about which classes we are going to use . Remember <text:s/>when a class is outside of the package of </text:span><text:span text:style-name="T7">declaration class</text:span><text:span text:style-name="T53"> for that class </text:span><text:span text:style-name="T7">import</text:span><text:span text:style-name="T53"> statement required. </text:span></text:p>
        </text:list-item>
      </text:list>
      <text:list xml:id="list2636981414260261307" text:style-name="L12">
        <text:list-item>
          <text:p text:style-name="P165">Import and package statements will imply to all the <text:span text:style-name="T2">classes</text:span> present in the source file. It is not possible to declare different <text:span text:style-name="T2">import and/or package </text:span>statements to different classes in the source file.</text:p>
        </text:list-item>
      </text:list>
      <text:p text:style-name="P112"/>
      <text:p text:style-name="P113">DataTypes</text:p>
      <text:p text:style-name="P103">There are two data types available in Java:</text:p>
      <text:list xml:id="list6724055212871754280" text:style-name="L13">
        <text:list-item>
          <text:p text:style-name="P166">Primitive Data Types, <text:span text:style-name="T54">in</text:span><text:span text:style-name="T8">t,char,float,double,boolean,short,long-- default value is 0</text:span></text:p>
        </text:list-item>
        <text:list-item>
          <text:p text:style-name="P166">Reference/Object Data Types</text:p>
        </text:list-item>
      </text:list>
      <text:p text:style-name="P58">Reference variables are created using defined<text:span text:style-name="T2"> constructors of the classes</text:span>. They are used to access objects. These variables are declared to be of a specific type that cannot be changed. For example, <text:span text:style-name="T54">Student</text:span>, <text:span text:style-name="T54">Teacher</text:span> etc.</text:p>
      <text:list xml:id="list3338542532476407418" text:style-name="L14">
        <text:list-item>
          <text:p text:style-name="P167">Class objects, and various type of array variables come under reference data type.</text:p>
        </text:list-item>
        <text:list-item>
          <text:p text:style-name="P167">Default value of any reference variable is <text:span text:style-name="T2">null</text:span>.</text:p>
        </text:list-item>
        <text:list-item>
          <text:p text:style-name="P167">A reference variable can be used to refer to any object of the declared type or any compatible type.</text:p>
        </text:list-item>
        <text:list-item>
          <text:p text:style-name="P167"><text:soft-page-break/>Example: Animal animal = new Animal("<text:span text:style-name="T54">Tiger</text:span>");</text:p>
        </text:list-item>
      </text:list>
      <text:p text:style-name="P58">A literal is a source code representation of a fixed value. They are represented directly in the code without any computation.</text:p>
      <text:p text:style-name="P58">Literals can be assigned to any primitive type variable. </text:p>
      <text:p text:style-name="P76">int a=10;</text:p>
      <text:p text:style-name="P76">char a='A' // here A is literal</text:p>
      <text:p text:style-name="P76">String literal</text:p>
      <text:p text:style-name="P76">String name=”Shamik” // here Shamik is literal.</text:p>
      <text:p text:style-name="P76"/>
      <text:p text:style-name="P55">Java Modifiers:</text:p>
      <text:p text:style-name="P77"/>
      <text:p text:style-name="P16">Java has two kind of modifiers</text:p>
      <text:p text:style-name="P9">1. Java Access Modifiers.</text:p>
      <text:p text:style-name="P9">2. Non access Modifiers.</text:p>
      <text:p text:style-name="P30"/>
      <text:p text:style-name="P40">Java Access Modifiers:</text:p>
      <text:p text:style-name="P30"><text:span text:style-name="T94">Java has 3 Access modifiers but 4 access level</text:span><text:span text:style-name="T92">.</text:span></text:p>
      <text:p text:style-name="P10">3 modifiers are <text:span text:style-name="T2">private,protected,public</text:span> </text:p>
      <text:p text:style-name="P10">4 access levels are <text:span text:style-name="T2"><text:s/>private,protected,public,default</text:span></text:p>
      <text:p text:style-name="P10"/>
      <text:p text:style-name="P11">If we not mention any a<text:span text:style-name="T56">ccess modifiers </text:span>then it is known as default in java.</text:p>
      <text:p text:style-name="P11">Ex : <text:span text:style-name="T2">String name</text:span>; or <text:span text:style-name="T2">String getName()</text:span></text:p>
      <text:p text:style-name="P11"/>
      <text:p text:style-name="P44"><text:span text:style-name="T2">Private </text:span><text:span text:style-name="T28">: </text:span><text:span text:style-name="T26">Most restricted modifiers only accessable in the class which creates it. </text:span></text:p>
      <text:p text:style-name="P44"><text:span text:style-name="T2">Default</text:span><text:span text:style-name="T26"> : Accessable by own class and by the other classes of same packege of it's ownerclass.</text:span></text:p>
      <text:p text:style-name="P44"><text:span text:style-name="T2">Protected</text:span><text:span text:style-name="T26"> : Accessable by own class and by the other classes of same packege of it's ownerclass. All subclasses of it's own er class in diffrent packege </text:span><text:span text:style-name="T28">via Inheritence</text:span><text:span text:style-name="T26">.</text:span></text:p>
      <text:p text:style-name="P44"/>
      <text:p text:style-name="P45"><text:soft-page-break/><text:span text:style-name="T2">Public</text:span><text:span text:style-name="T26"> : </text:span><text:span text:style-name="T30">Accessable by </text:span><text:span text:style-name="T26">all.</text:span></text:p>
      <text:p text:style-name="P42">Visibilty Matrix</text:p>
      <table:table table:name="Table2" table:style-name="Table2">
        <table:table-column table:style-name="Table2.A" table:number-columns-repeated="5"/>
        <table:table-row>
          <table:table-cell table:style-name="Table2.A1" office:value-type="string">
            <text:p text:style-name="P132"/>
          </table:table-cell>
          <table:table-cell table:style-name="Table2.A1" office:value-type="string">
            <text:p text:style-name="P133">Own class</text:p>
          </table:table-cell>
          <table:table-cell table:style-name="Table2.A1" office:value-type="string">
            <text:p text:style-name="P133">Own package</text:p>
          </table:table-cell>
          <table:table-cell table:style-name="Table2.A1" office:value-type="string">
            <text:p text:style-name="P133">Subclass in Defferent Package</text:p>
          </table:table-cell>
          <table:table-cell table:style-name="Table2.E1" office:value-type="string">
            <text:p text:style-name="P133">Defferent Package</text:p>
          </table:table-cell>
        </table:table-row>
        <table:table-row>
          <table:table-cell table:style-name="Table2.A2" office:value-type="string">
            <text:p text:style-name="P133">Private</text:p>
          </table:table-cell>
          <table:table-cell table:style-name="Table2.A2" office:value-type="string">
            <text:p text:style-name="P133">Yes</text:p>
          </table:table-cell>
          <table:table-cell table:style-name="Table2.A2" office:value-type="string">
            <text:p text:style-name="P133">No</text:p>
          </table:table-cell>
          <table:table-cell table:style-name="Table2.A2" office:value-type="string">
            <text:p text:style-name="P133">No</text:p>
          </table:table-cell>
          <table:table-cell table:style-name="Table2.E2" office:value-type="string">
            <text:p text:style-name="P133">No</text:p>
          </table:table-cell>
        </table:table-row>
        <table:table-row>
          <table:table-cell table:style-name="Table2.A2" office:value-type="string">
            <text:p text:style-name="P133">Default</text:p>
          </table:table-cell>
          <table:table-cell table:style-name="Table2.A2" office:value-type="string">
            <text:p text:style-name="P133">Yes</text:p>
          </table:table-cell>
          <table:table-cell table:style-name="Table2.A2" office:value-type="string">
            <text:p text:style-name="P133">Yes</text:p>
          </table:table-cell>
          <table:table-cell table:style-name="Table2.A2" office:value-type="string">
            <text:p text:style-name="P133">No</text:p>
          </table:table-cell>
          <table:table-cell table:style-name="Table2.E2" office:value-type="string">
            <text:p text:style-name="P133">No</text:p>
          </table:table-cell>
        </table:table-row>
        <table:table-row>
          <table:table-cell table:style-name="Table2.A2" office:value-type="string">
            <text:p text:style-name="P133">Protected</text:p>
          </table:table-cell>
          <table:table-cell table:style-name="Table2.A2" office:value-type="string">
            <text:p text:style-name="P133">Yes</text:p>
          </table:table-cell>
          <table:table-cell table:style-name="Table2.A2" office:value-type="string">
            <text:p text:style-name="P133">Yes</text:p>
          </table:table-cell>
          <table:table-cell table:style-name="Table2.A2" office:value-type="string">
            <text:p text:style-name="P133">Yes(<text:span text:style-name="T2">Inheritence</text:span>)</text:p>
          </table:table-cell>
          <table:table-cell table:style-name="Table2.E2" office:value-type="string">
            <text:p text:style-name="P133">No</text:p>
          </table:table-cell>
        </table:table-row>
        <table:table-row>
          <table:table-cell table:style-name="Table2.A2" office:value-type="string">
            <text:p text:style-name="P133">Public</text:p>
          </table:table-cell>
          <table:table-cell table:style-name="Table2.A2" office:value-type="string">
            <text:p text:style-name="P133">Yes</text:p>
          </table:table-cell>
          <table:table-cell table:style-name="Table2.A2" office:value-type="string">
            <text:p text:style-name="P133">Yes</text:p>
          </table:table-cell>
          <table:table-cell table:style-name="Table2.A2" office:value-type="string">
            <text:p text:style-name="P133">Yes</text:p>
          </table:table-cell>
          <table:table-cell table:style-name="Table2.E2" office:value-type="string">
            <text:p text:style-name="P133">Yes</text:p>
          </table:table-cell>
        </table:table-row>
      </table:table>
      <text:p text:style-name="P44"/>
      <text:p text:style-name="P44"/>
      <text:p text:style-name="P41">Non access Modifiers</text:p>
      <text:p text:style-name="P12">mainly in java we have following non access modifiers</text:p>
      <text:p text:style-name="P43"/>
      <text:p text:style-name="P17">1. Static</text:p>
      <text:p text:style-name="P17">2. Final</text:p>
      <text:p text:style-name="P17">3. Volatile</text:p>
      <text:p text:style-name="P17">4. Synchronize</text:p>
      <text:p text:style-name="P17"/>
      <text:p text:style-name="P17">Static : <text:s/><text:span text:style-name="T57">Static is a java keyword we use it for class level <text:s/>variables or methods. <text:s/>When we need an property or method which we want to invoke without object/instance we make them static remembar static method and pr</text:span><text:span text:style-name="T58">o</text:span><text:span text:style-name="T57">pert</text:span><text:span text:style-name="T58">y is </text:span><text:span text:style-name="T57">not associated with object /</text:span><text:span text:style-name="T58">instance .</text:span><text:span text:style-name="T57">it associated with class and </text:span>only one copy of this <text:s/><text:span text:style-name="T60">static </text:span>property/method is share among all objects of this class.</text:p>
      <text:p text:style-name="P17"/>
      <text:p text:style-name="P19"><text:span text:style-name="T57">Lets take an example</text:span> , We want to count number of objects created from <text:s/>a class.</text:p>
      <text:p text:style-name="P19"/>
      <text:p text:style-name="P13">We know when a object is created constructor is called so If we use a Static counter and for eaach object creation we increase it we can number of object created.</text:p>
      <text:p text:style-name="P13"/>
      <text:p text:style-name="P13">Here is the program</text:p>
      <text:p text:style-name="P13"/>
      <text:p text:style-name="P95"><text:soft-page-break/><text:span text:style-name="T64">package</text:span><text:span text:style-name="T88"> com.example.staticTest;</text:span></text:p>
      <text:p text:style-name="P86"/>
      <text:p text:style-name="P87"><text:span text:style-name="T64">public</text:span><text:span text:style-name="T33"> </text:span><text:span text:style-name="T64">class</text:span><text:span text:style-name="T33"> ObjectTracking {</text:span></text:p>
      <text:p text:style-name="P83"><text:tab/></text:p>
      <text:p text:style-name="P87"><text:span text:style-name="T33"><text:tab/></text:span><text:span text:style-name="T64">public</text:span><text:span text:style-name="T33"> </text:span><text:span text:style-name="T64">static</text:span><text:span text:style-name="T33"> </text:span><text:span text:style-name="T64">int</text:span><text:span text:style-name="T33"> </text:span><text:span text:style-name="T72">COUNTER</text:span><text:span text:style-name="T33">=0;</text:span></text:p>
      <text:p text:style-name="P83"><text:tab/></text:p>
      <text:p text:style-name="P87"><text:span text:style-name="T33"><text:tab/></text:span><text:span text:style-name="T64">public</text:span><text:span text:style-name="T33"> ObjectTracking()</text:span></text:p>
      <text:p text:style-name="P83"><text:tab/>{</text:p>
      <text:p text:style-name="P87"><text:span text:style-name="T33"><text:tab/><text:tab/></text:span><text:span text:style-name="T72">COUNTER</text:span><text:span text:style-name="T33">++;</text:span></text:p>
      <text:p text:style-name="P83"><text:tab/>}</text:p>
      <text:p text:style-name="P83"><text:tab/></text:p>
      <text:p text:style-name="P87"><text:span text:style-name="T33"><text:tab/></text:span><text:span text:style-name="T64">public</text:span><text:span text:style-name="T33"> </text:span><text:span text:style-name="T64">static</text:span><text:span text:style-name="T33"> </text:span><text:span text:style-name="T64">void</text:span><text:span text:style-name="T33"> displayCount()</text:span></text:p>
      <text:p text:style-name="P83"><text:tab/>{</text:p>
      <text:p text:style-name="P87"><text:span text:style-name="T33"><text:tab/><text:tab/>System.</text:span><text:span text:style-name="T73">out</text:span><text:span text:style-name="T33">.println(</text:span><text:span text:style-name="T78">"Number of Objects in JVM "</text:span><text:span text:style-name="T33"> + </text:span><text:span text:style-name="T72">COUNTER</text:span><text:span text:style-name="T33">);</text:span></text:p>
      <text:p text:style-name="P83"><text:tab/>}</text:p>
      <text:p text:style-name="P83"><text:tab/></text:p>
      <text:p text:style-name="P87"><text:span text:style-name="T33"><text:tab/></text:span><text:span text:style-name="T64">public</text:span><text:span text:style-name="T33"> </text:span><text:span text:style-name="T64">static</text:span><text:span text:style-name="T33"> </text:span><text:span text:style-name="T64">void</text:span><text:span text:style-name="T33"> main(String[] </text:span><text:span text:style-name="T81">args</text:span><text:span text:style-name="T33">) {</text:span></text:p>
      <text:p text:style-name="P83"><text:tab/><text:tab/></text:p>
      <text:p text:style-name="P87"><text:span text:style-name="T33"><text:tab/><text:tab/></text:span><text:span text:style-name="T64">for</text:span><text:span text:style-name="T33">(</text:span><text:span text:style-name="T64">int</text:span><text:span text:style-name="T33"> </text:span><text:span text:style-name="T81">i</text:span><text:span text:style-name="T33">=0;</text:span><text:span text:style-name="T81">i</text:span><text:span text:style-name="T33">&lt;10;</text:span><text:span text:style-name="T81">i</text:span><text:span text:style-name="T33">++)</text:span></text:p>
      <text:p text:style-name="P83"><text:tab/><text:tab/>{</text:p>
      <text:p text:style-name="P87"><text:span text:style-name="T33"><text:tab/><text:tab/><text:tab/></text:span><text:span text:style-name="T64">new</text:span><text:span text:style-name="T33"> ObjectTracking();</text:span></text:p>
      <text:p text:style-name="P83"><text:tab/><text:tab/>}</text:p>
      <text:p text:style-name="P83"><text:tab/><text:tab/></text:p>
      <text:p text:style-name="P88"><text:span text:style-name="T33"><text:tab/><text:tab/>ObjectTracking.</text:span><text:span text:style-name="T36">displayCount</text:span><text:span text:style-name="T33">();//</text:span><text:span text:style-name="T34">call </text:span><text:span text:style-name="T37">displayCount as static </text:span><text:span text:style-name="T34"><text:s/></text:span></text:p>
      <text:p text:style-name="P83"><text:tab/>}</text:p>
      <text:p text:style-name="P83"><text:tab/></text:p>
      <text:p text:style-name="P86"/>
      <text:p text:style-name="P83">}</text:p>
      <text:p text:style-name="P13"/>
      <text:p text:style-name="P78"><text:span text:style-name="T41">Output : </text:span><text:span text:style-name="T33">Number of Objects in JVM 10</text:span></text:p>
      <text:p text:style-name="P78"/>
      <text:p text:style-name="P79"><text:span text:style-name="T33">Please pay attention to <text:s/>the line ObjectTracking.</text:span><text:span text:style-name="T36">displayCount</text:span><text:span text:style-name="T33">()</text:span></text:p>
      <text:p text:style-name="P79"><text:span text:style-name="T33">we call </text:span><text:span text:style-name="T36">displayCount</text:span><text:span text:style-name="T33">() method without create a object but <text:s/>with <text:s/>Class name</text:span></text:p>
      <text:p text:style-name="P7">it is possible because static is attach to class not object .</text:p>
      <text:p text:style-name="P79"/>
      <text:p text:style-name="P7">Please please remember</text:p>
      <text:p text:style-name="P7">to call static we need classname no need object refrence</text:p>
      <text:p text:style-name="P6">&lt;Class Name&gt;.&lt;Static Method/Property&gt;</text:p>
      <text:p text:style-name="P63"/>
      <text:p text:style-name="P6">We also call it through object refrence but it is a bad practice and compiler will chage refrence to class name don't get confused it is not object's property.</text:p>
      <text:p text:style-name="P63"/>
      <text:p text:style-name="P63"/>
      <text:p text:style-name="P4"><text:soft-page-break/>Class StaticTest</text:p>
      <text:p text:style-name="P4">{</text:p>
      <text:p text:style-name="P4">public static String CLASS_NAME=”StaticTest”</text:p>
      <text:p text:style-name="P4"/>
      <text:p text:style-name="P89"><text:span text:style-name="T65">public</text:span><text:span text:style-name="T33"> </text:span><text:span text:style-name="T65">static</text:span><text:span text:style-name="T33"> </text:span><text:span text:style-name="T65">void</text:span><text:span text:style-name="T33"> main(String[] </text:span><text:span text:style-name="T81">args</text:span><text:span text:style-name="T33">) {</text:span></text:p>
      <text:p text:style-name="P89"><text:span text:style-name="T33"><text:tab/><text:tab/></text:span><text:span text:style-name="T35">StaticTest test = new StaticTest();</text:span></text:p>
      <text:p text:style-name="P90"><text:span text:style-name="T35"><text:s text:c="12"/></text:span><text:span text:style-name="T33">System.out.println(</text:span><text:span text:style-name="T35">t</text:span><text:span text:style-name="T33">est. CLASS_NAME);// test will replce by <text:s text:c="7"/>StaticTest</text:span></text:p>
      <text:p text:style-name="P84"><text:tab/><text:tab/><text:tab/><text:tab/></text:p>
      <text:p text:style-name="P89"><text:span text:style-name="T33"><text:tab/><text:tab/></text:span><text:span text:style-name="T37"> </text:span><text:span text:style-name="T34"><text:s/></text:span></text:p>
      <text:p text:style-name="P85"><text:tab/>}</text:p>
      <text:p text:style-name="P4">}</text:p>
      <text:p text:style-name="P69"/>
      <text:p text:style-name="P69"/>
      <text:p text:style-name="P6">Here <text:s/>test. CLASS_NAME replaced by StaticTest.CLASS_NAME</text:p>
      <text:p text:style-name="P63"/>
      <text:p text:style-name="P6">Good practice is always create Static variable name in Capital Letters</text:p>
      <text:p text:style-name="P6">if multi word then put _ beetween them</text:p>
      <text:p text:style-name="P6">so CLASS_NAME is good practice but className or CLASSNAME is bad practice.</text:p>
      <text:p text:style-name="P6"/>
      <text:p text:style-name="P48">Final: <text:span text:style-name="T26">Final is a keyword in java . It can be used in three level</text:span></text:p>
      <text:p text:style-name="P5"><text:s/>a. Variable and Reference</text:p>
      <text:p text:style-name="P5"><text:s/>b. Method</text:p>
      <text:p text:style-name="P5">c. Class</text:p>
      <text:p text:style-name="P48"/>
      <text:p text:style-name="P48"/>
      <text:p text:style-name="P48">Variable and Reference :</text:p>
      <text:p text:style-name="P5">A final variable can be explicitly initialized only once. A reference variable declared final can never be reassigned to refer to an different object. However you can change the state of the object. So don't fool with this.</text:p>
      <text:p text:style-name="P49">TIP: You can't reassign refrence variable to another object but you can change the object State.</text:p>
      <text:p text:style-name="P3"/>
      <text:p text:style-name="P3">With variables, the <text:span text:style-name="T49">final</text:span> modifier often is used with <text:span text:style-name="T49">static</text:span> to make the constant a class variable.</text:p>
      <text:p text:style-name="P3"/>
      <text:h text:style-name="P135" text:outline-level="2"><text:soft-page-break/><text:span text:style-name="T22">Method</text:span>:</text:h>
      <text:p text:style-name="P58">A final method cannot be overridden by any subclasses. <text:s/>final modifier prevents a method from being modified in a subclass.</text:p>
      <text:p text:style-name="P58"><text:span text:style-name="T2">The main intention of making a method final would be that the content of the method should not be changed by any </text:span><text:span text:style-name="T9">outside class</text:span>.</text:p>
      <text:p text:style-name="P58"/>
      <text:h text:style-name="P139" text:outline-level="2"><text:span text:style-name="T22">Class:</text:span><text:span text:style-name="T42">A final class <text:s/>cannot be extended.</text:span><text:span text:style-name="T38"> </text:span><text:span text:style-name="T93">If a class is marked as final then no class can inherit any feature from the final class.</text:span></text:h>
      <text:p text:style-name="P80"/>
      <text:p text:style-name="P170">Example :</text:p>
      <text:p text:style-name="P98"><text:span text:style-name="T64">package</text:span><text:span text:style-name="T33"> com.example.finalTest;</text:span></text:p>
      <text:p text:style-name="P86"/>
      <text:p text:style-name="P87"><text:span text:style-name="T64">import</text:span><text:span text:style-name="T33"> java.util.ArrayList;</text:span></text:p>
      <text:p text:style-name="P87"><text:span text:style-name="T64">import</text:span><text:span text:style-name="T33"> java.util.List;</text:span></text:p>
      <text:p text:style-name="P86"/>
      <text:p text:style-name="P87"><text:span text:style-name="T64">public</text:span><text:span text:style-name="T33"> </text:span><text:span text:style-name="T64">final</text:span><text:span text:style-name="T33"> </text:span><text:span text:style-name="T64">class</text:span><text:span text:style-name="T33"> <text:s/>FinalTest {</text:span></text:p>
      <text:p text:style-name="P83"><text:tab/></text:p>
      <text:p text:style-name="P87"><text:span text:style-name="T33"><text:tab/></text:span><text:span text:style-name="T64">public</text:span><text:span text:style-name="T33"> </text:span><text:span text:style-name="T64">final</text:span><text:span text:style-name="T33"> </text:span><text:span text:style-name="T64">int</text:span><text:span text:style-name="T33"> </text:span><text:span text:style-name="T74">score</text:span><text:span text:style-name="T33"> =10;</text:span></text:p>
      <text:p text:style-name="P83"><text:tab/></text:p>
      <text:p text:style-name="P87"><text:span text:style-name="T33"><text:tab/> </text:span><text:span text:style-name="T64">public</text:span><text:span text:style-name="T33"> </text:span><text:span text:style-name="T64">final</text:span><text:span text:style-name="T33"> List&lt;String&gt; </text:span><text:span text:style-name="T74">greet</text:span><text:span text:style-name="T33"> = </text:span><text:span text:style-name="T64">new</text:span><text:span text:style-name="T33"> ArrayList&lt;String&gt;();</text:span></text:p>
      <text:p text:style-name="P83"><text:tab/> </text:p>
      <text:p text:style-name="P83"><text:tab/> </text:p>
      <text:p text:style-name="P83"><text:tab/> </text:p>
      <text:p text:style-name="P87"><text:span text:style-name="T33"><text:tab/> </text:span><text:span text:style-name="T64">public</text:span><text:span text:style-name="T33"> </text:span><text:span text:style-name="T64">final</text:span><text:span text:style-name="T33"> </text:span><text:span text:style-name="T64">void</text:span><text:span text:style-name="T33"> reassign()</text:span></text:p>
      <text:p text:style-name="P83"><text:tab/> {</text:p>
      <text:p text:style-name="P87"><text:span text:style-name="T33"><text:tab/><text:tab/></text:span><text:span text:style-name="T96">// score=80; it can't be reassign as it is final</text:span></text:p>
      <text:p text:style-name="P87"><text:span text:style-name="T33"><text:tab/><text:tab/></text:span><text:span text:style-name="T96">// greet = new ArrayList&lt;String&gt;(); new ArrayList&lt;String&gt;();</text:span></text:p>
      <text:p text:style-name="P87"><text:span text:style-name="T33"><text:tab/><text:tab/> </text:span><text:span text:style-name="T74">greet</text:span><text:span text:style-name="T33">.add(</text:span><text:span text:style-name="T78">"able to change the arraylist state"</text:span><text:span text:style-name="T33">);</text:span></text:p>
      <text:p text:style-name="P83"><text:tab/> }</text:p>
      <text:p text:style-name="P86"/>
      <text:p text:style-name="P83">}</text:p>
      <text:p text:style-name="P87"/>
      <text:p text:style-name="P91"><text:span text:style-name="T33">Here <text:s/></text:span><text:span text:style-name="T40">FinalTest</text:span><text:span text:style-name="T33"> class marked as final so no one can extend it and allow to change the content of the class. </text:span></text:p>
      <text:p text:style-name="P91"/>
      <text:p text:style-name="P91"><text:span text:style-name="T33">Method </text:span><text:span text:style-name="T40">reassign</text:span><text:span text:style-name="T39"> is final so it can't be overridden in subclass (if <text:s/>FinalTest is not final.)</text:span></text:p>
      <text:p text:style-name="P91"/>
      <text:p text:style-name="P141">Score is final and assign a value 10. So it can't be reassign again if you do that compiler will complain.</text:p>
      <text:p text:style-name="P81"/>
      <text:p text:style-name="P18"><text:span text:style-name="T23">Volatile </text:span><text:span text:style-name="T24">and Synchronize</text:span><text:span text:style-name="T90"> will be discussed later. When we </text:span><text:span text:style-name="T91">will </text:span><text:span text:style-name="T90">discuss about Thread.</text:span></text:p>
      <text:p text:style-name="P18"/>
      <text:p text:style-name="P56"><text:span text:style-name="T89">J</text:span><text:span text:style-name="T88">ava Basic Operators</text:span></text:p>
      <text:p text:style-name="P14">Java provides a rich set of operators to manipulate variables. We can divide all the Java operators <text:soft-page-break/>into the following groups:</text:p>
      <text:list xml:id="list8525783880812217810" text:style-name="L15">
        <text:list-item>
          <text:p text:style-name="P168">Arithmetic Operators</text:p>
        </text:list-item>
        <text:list-item>
          <text:p text:style-name="P168">Relational Operators</text:p>
        </text:list-item>
        <text:list-item>
          <text:p text:style-name="P168">Bitwise Operators</text:p>
        </text:list-item>
        <text:list-item>
          <text:p text:style-name="P168">Logical Operators</text:p>
        </text:list-item>
        <text:list-item>
          <text:p text:style-name="P168">Assignment Operators</text:p>
        </text:list-item>
        <text:list-item>
          <text:p text:style-name="P168">Misc Operators</text:p>
        </text:list-item>
      </text:list>
      <text:p text:style-name="P58"/>
      <text:list xml:id="list222056771019674" text:continue-numbering="true" text:style-name="L15">
        <text:list-header>
          <text:p text:style-name="P172">Arithmetic Operators:</text:p>
        </text:list-header>
      </text:list>
      <text:p text:style-name="P38"/>
      <text:p text:style-name="P32">If A=20 qnd B=10 then</text:p>
      <table:table table:name="Table3" table:style-name="Table3">
        <table:table-column table:style-name="Table3.A"/>
        <table:table-column table:style-name="Table3.B"/>
        <table:table-row>
          <table:table-cell table:style-name="Table3.A1" office:value-type="string">
            <text:p text:style-name="P130">1</text:p>
          </table:table-cell>
          <table:table-cell table:style-name="Table3.A1" office:value-type="string">
            <text:p text:style-name="P115"><text:span text:style-name="T1">+ ( Addition )</text:span> </text:p>
            <text:p text:style-name="P115">Adds values on either side of the operator</text:p>
            <text:p text:style-name="P115"><text:span text:style-name="T1">Example:</text:span> A + B will give 30</text:p>
          </table:table-cell>
        </table:table-row>
        <table:table-row>
          <table:table-cell table:style-name="Table3.A1" office:value-type="string">
            <text:p text:style-name="P130">2</text:p>
          </table:table-cell>
          <table:table-cell table:style-name="Table3.A1" office:value-type="string">
            <text:p text:style-name="P116">- ( Subtraction ) </text:p>
            <text:p text:style-name="P115">Subtracts right hand operand from left hand operand</text:p>
            <text:p text:style-name="P115"><text:span text:style-name="T1">Example:</text:span> A - B will give 10</text:p>
          </table:table-cell>
        </table:table-row>
        <table:table-row>
          <table:table-cell table:style-name="Table3.A1" office:value-type="string">
            <text:p text:style-name="P130">3</text:p>
          </table:table-cell>
          <table:table-cell table:style-name="Table3.A1" office:value-type="string">
            <text:p text:style-name="P115"><text:span text:style-name="T1">* ( Multiplication )</text:span> </text:p>
            <text:p text:style-name="P115">Multiplies values on either side of the operator</text:p>
            <text:p text:style-name="P115"><text:span text:style-name="T1">Example:</text:span> A * B will give 200</text:p>
          </table:table-cell>
        </table:table-row>
        <table:table-row>
          <table:table-cell table:style-name="Table3.A1" office:value-type="string">
            <text:p text:style-name="P130"/>
          </table:table-cell>
          <table:table-cell table:style-name="Table3.A1" office:value-type="string">
            <text:p text:style-name="P115"/>
          </table:table-cell>
        </table:table-row>
        <table:table-row>
          <table:table-cell table:style-name="Table3.A1" office:value-type="string">
            <text:p text:style-name="P130">4</text:p>
          </table:table-cell>
          <table:table-cell table:style-name="Table3.A1" office:value-type="string">
            <text:p text:style-name="P115"><text:span text:style-name="T1">/ (Division)</text:span> <text:s/></text:p>
            <text:p text:style-name="P115">Divides left hand operand by right hand operand</text:p>
            <text:p text:style-name="P115"><text:span text:style-name="T1">Example:</text:span> <text:span text:style-name="T97">A/B </text:span>will give 2</text:p>
          </table:table-cell>
        </table:table-row>
        <text:soft-page-break/>
        <table:table-row>
          <table:table-cell table:style-name="Table3.A1" office:value-type="string">
            <text:p text:style-name="P130">5</text:p>
          </table:table-cell>
          <table:table-cell table:style-name="Table3.A1" office:value-type="string">
            <text:p text:style-name="P115"><text:span text:style-name="T1">% (Modulus)</text:span> </text:p>
            <text:p text:style-name="P115">Divides left hand operand by right hand operand and returns remainder</text:p>
            <text:p text:style-name="P115"><text:span text:style-name="T1">Example:</text:span> <text:span text:style-name="T97">A</text:span> % <text:span text:style-name="T97">B </text:span>will give 0</text:p>
          </table:table-cell>
        </table:table-row>
        <table:table-row>
          <table:table-cell table:style-name="Table3.A1" office:value-type="string">
            <text:p text:style-name="P130">6</text:p>
          </table:table-cell>
          <table:table-cell table:style-name="Table3.A1" office:value-type="string">
            <text:p text:style-name="P115"><text:span text:style-name="T1">++ (Increment)</text:span> </text:p>
            <text:p text:style-name="P115">Increases the value of operand by 1</text:p>
            <text:p text:style-name="P130"><text:span text:style-name="T1">Example:</text:span> B++ gives <text:span text:style-name="T97">1</text:span>1</text:p>
          </table:table-cell>
        </table:table-row>
        <table:table-row>
          <table:table-cell table:style-name="Table3.A1" office:value-type="string">
            <text:p text:style-name="P130">7</text:p>
          </table:table-cell>
          <table:table-cell table:style-name="Table3.A1" office:value-type="string">
            <text:p text:style-name="P115"><text:span text:style-name="T1">-- ( Decrement )</text:span> </text:p>
            <text:p text:style-name="P115">Decreases the value of operand by 1</text:p>
            <text:p text:style-name="P130"><text:span text:style-name="T1">Example:</text:span> B-- gives <text:span text:style-name="T97">9</text:span></text:p>
          </table:table-cell>
        </table:table-row>
      </table:table>
      <text:p text:style-name="P38"/>
      <text:p text:style-name="P38"/>
      <text:p text:style-name="P38"/>
      <text:list xml:id="list222056024011447" text:continue-numbering="true" text:style-name="L15">
        <text:list-item>
          <text:p text:style-name="P173">Relational Operators:</text:p>
        </text:list-item>
      </text:list>
      <text:p text:style-name="P33">If A=20 qnd B=10 then</text:p>
      <table:table table:name="Table4" table:style-name="Table4">
        <table:table-column table:style-name="Table4.A"/>
        <table:table-column table:style-name="Table4.B"/>
        <table:table-row>
          <table:table-cell table:style-name="Table4.A1" office:value-type="string">
            <text:p text:style-name="P130">1</text:p>
          </table:table-cell>
          <table:table-cell table:style-name="Table4.A1" office:value-type="string">
            <text:p text:style-name="P116">== (equal to) </text:p>
            <text:p text:style-name="P115">Checks if the values of two operands are equal or not, if yes then condition becomes true.</text:p>
            <text:p text:style-name="P130"><text:span text:style-name="T1">Example:</text:span> (A == B) is not true. </text:p>
          </table:table-cell>
        </table:table-row>
        <table:table-row>
          <table:table-cell table:style-name="Table4.A1" office:value-type="string">
            <text:p text:style-name="P130">2</text:p>
          </table:table-cell>
          <table:table-cell table:style-name="Table4.A1" office:value-type="string">
            <text:p text:style-name="P116">!= (not equal to)</text:p>
            <text:p text:style-name="P115">Checks if the values of two operands are equal or not, if values are not equal then condition becomes true.</text:p>
            <text:p text:style-name="P115"><text:span text:style-name="T1">Example:</text:span> (A != B) is true.</text:p>
          </table:table-cell>
        </table:table-row>
        <table:table-row>
          <table:table-cell table:style-name="Table4.A1" office:value-type="string">
            <text:p text:style-name="P130">3</text:p>
          </table:table-cell>
          <table:table-cell table:style-name="Table4.A1" office:value-type="string">
            <text:p text:style-name="P115"><text:span text:style-name="T1">&gt; (greater than)</text:span> </text:p>
            <text:p text:style-name="P115">Checks if the value of left operand is greater than the value of right operand, if yes then condition becomes true.</text:p>
            <text:p text:style-name="P130"><text:span text:style-name="T1">Example:</text:span> (A &gt; B) is <text:s text:c="2"/>true. </text:p>
          </table:table-cell>
        </table:table-row>
        <text:soft-page-break/>
        <table:table-row>
          <table:table-cell table:style-name="Table4.A1" office:value-type="string">
            <text:p text:style-name="P130">4</text:p>
          </table:table-cell>
          <table:table-cell table:style-name="Table4.A1" office:value-type="string">
            <text:p text:style-name="P115"><text:span text:style-name="T1">&lt; (less than)</text:span> </text:p>
            <text:p text:style-name="P115">Checks if the value of left operand is less than the value of right operand, if yes then condition becomes true.</text:p>
            <text:p text:style-name="P130"><text:span text:style-name="T1">Example:</text:span> (A &lt; B) is <text:s/><text:span text:style-name="T98">not </text:span>true. </text:p>
          </table:table-cell>
        </table:table-row>
        <table:table-row>
          <table:table-cell table:style-name="Table4.A1" office:value-type="string">
            <text:p text:style-name="P130">5</text:p>
          </table:table-cell>
          <table:table-cell table:style-name="Table4.A1" office:value-type="string">
            <text:p text:style-name="P115"><text:span text:style-name="T1">&gt;= (greater than or equal to)</text:span> </text:p>
            <text:p text:style-name="P115">Checks if the value of left operand is greater than or equal to the value of right operand, if yes then condition becomes true.</text:p>
            <text:p text:style-name="P130"><text:span text:style-name="T1">Example</text:span> (A &gt;= B) is <text:s/>true. </text:p>
          </table:table-cell>
        </table:table-row>
        <table:table-row>
          <table:table-cell table:style-name="Table4.A1" office:value-type="string">
            <text:p text:style-name="P130">6</text:p>
          </table:table-cell>
          <table:table-cell table:style-name="Table4.A1" office:value-type="string">
            <text:p text:style-name="P115"><text:span text:style-name="T1">&lt;= (less than or equal to)</text:span> </text:p>
            <text:p text:style-name="P115">Checks if the value of left operand is less than or equal to the value of right operand, if yes then condition becomes true.</text:p>
            <text:p text:style-name="P130"><text:span text:style-name="T1">example</text:span>(A &lt;= B) is <text:span text:style-name="T98">not </text:span>true. </text:p>
          </table:table-cell>
        </table:table-row>
      </table:table>
      <text:p text:style-name="P39"/>
      <text:p text:style-name="P174"/>
      <text:h text:style-name="P137" text:outline-level="2">Bitwise Operators:</text:h>
      <text:p text:style-name="P46"/>
      <text:p text:style-name="P21"><text:span text:style-name="T99">J</text:span>ava defines several bitwise operators, which can be applied to the integer types, long, int, short, char, and byte.</text:p>
      <text:p text:style-name="P58">Bitwise operator works on bits and performs bit-by-bit operation. Assume if a = 60; and b = 13; now in binary format they will be as follows:</text:p>
      <text:p text:style-name="P58">a = 0011 1100</text:p>
      <text:p text:style-name="P58">b = 0000 1101</text:p>
      <text:p text:style-name="P58">-----------------</text:p>
      <text:p text:style-name="P58">a&amp;b = 0000 1100</text:p>
      <text:p text:style-name="P58">a|b = 0011 1101</text:p>
      <text:p text:style-name="P58">a^b = 0011 0001</text:p>
      <text:p text:style-name="P58">~a  = 1100 0011</text:p>
      <text:p text:style-name="P58">The following table lists the bitwise operators:</text:p>
      <text:p text:style-name="P58">Assume integer variable A holds 60 and variable B holds 13 then:</text:p>
      <text:p text:style-name="P58"><text:soft-page-break/></text:p>
      <table:table table:name="Table5" table:style-name="Table5">
        <table:table-column table:style-name="Table5.A"/>
        <table:table-column table:style-name="Table5.B"/>
        <table:table-row>
          <table:table-cell table:style-name="Table5.A1" office:value-type="string">
            <text:p text:style-name="P134">SR.NO</text:p>
          </table:table-cell>
          <table:table-cell table:style-name="Table5.A1" office:value-type="string">
            <text:p text:style-name="P134">Operator and Description</text:p>
          </table:table-cell>
        </table:table-row>
        <table:table-row>
          <table:table-cell table:style-name="Table5.A1" office:value-type="string">
            <text:p text:style-name="P130">1</text:p>
          </table:table-cell>
          <table:table-cell table:style-name="Table5.A1" office:value-type="string">
            <text:p text:style-name="P115"><text:span text:style-name="T1">&amp; (bitwise and)</text:span> </text:p>
            <text:p text:style-name="P115">Binary AND Operator copies a bit to the result if it exists in both operands.</text:p>
            <text:p text:style-name="P130"><text:span text:style-name="T1">Example:</text:span> (A &amp; B) will give 12 which is 0000 1100</text:p>
          </table:table-cell>
        </table:table-row>
        <table:table-row>
          <table:table-cell table:style-name="Table5.A1" office:value-type="string">
            <text:p text:style-name="P130">2</text:p>
          </table:table-cell>
          <table:table-cell table:style-name="Table5.A1" office:value-type="string">
            <text:p text:style-name="P115"><text:span text:style-name="T1">| (bitwise or)</text:span> </text:p>
            <text:p text:style-name="P115">Binary OR Operator copies a bit if it exists in either operand.</text:p>
            <text:p text:style-name="P130"><text:span text:style-name="T1">Example:</text:span> (A | B) will give 61 which is 0011 1101</text:p>
          </table:table-cell>
        </table:table-row>
        <table:table-row>
          <table:table-cell table:style-name="Table5.A1" office:value-type="string">
            <text:p text:style-name="P130">3</text:p>
          </table:table-cell>
          <table:table-cell table:style-name="Table5.A1" office:value-type="string">
            <text:p text:style-name="P116">^ (bitwise XOR) </text:p>
            <text:p text:style-name="P115">Binary XOR Operator copies the bit if it is set in one operand but not both.</text:p>
            <text:p text:style-name="P130"><text:span text:style-name="T1">Example:</text:span> (A ^ B) will give 49 which is 0011 0001</text:p>
          </table:table-cell>
        </table:table-row>
        <table:table-row>
          <table:table-cell table:style-name="Table5.A1" office:value-type="string">
            <text:p text:style-name="P130">4</text:p>
          </table:table-cell>
          <table:table-cell table:style-name="Table5.A1" office:value-type="string">
            <text:p text:style-name="P116">~ (bitwise compliment) </text:p>
            <text:p text:style-name="P115">Binary Ones Complement Operator is unary and has the effect of 'flipping' bits.</text:p>
            <text:p text:style-name="P130"><text:span text:style-name="T1">Example:</text:span> (~A ) will give -61 which is 1100 0011 in 2's complement form due to a signed binary number.</text:p>
          </table:table-cell>
        </table:table-row>
        <table:table-row>
          <table:table-cell table:style-name="Table5.A1" office:value-type="string">
            <text:p text:style-name="P130">5</text:p>
          </table:table-cell>
          <table:table-cell table:style-name="Table5.A1" office:value-type="string">
            <text:p text:style-name="P115"><text:span text:style-name="T1">&lt;&lt; (left shift)</text:span> </text:p>
            <text:p text:style-name="P115">Binary Left Shift Operator. The left operands value is moved left by the number of bits specified by the right operand</text:p>
            <text:p text:style-name="P130"><text:span text:style-name="T1">Example:</text:span> A &lt;&lt; 2 will give 240 which is 1111 0000</text:p>
          </table:table-cell>
        </table:table-row>
        <table:table-row>
          <table:table-cell table:style-name="Table5.A1" office:value-type="string">
            <text:p text:style-name="P130">6</text:p>
          </table:table-cell>
          <table:table-cell table:style-name="Table5.A1" office:value-type="string">
            <text:p text:style-name="P115"><text:span text:style-name="T1">&gt;&gt; (right shift)</text:span> </text:p>
            <text:p text:style-name="P115">Binary Right Shift Operator. The left operands value is moved right by the number of bits specified by the right operand.</text:p>
            <text:p text:style-name="P130"><text:span text:style-name="T1">Example:</text:span> A &gt;&gt; 2 will give 15 which is 1111</text:p>
          </table:table-cell>
        </table:table-row>
        <table:table-row>
          <table:table-cell table:style-name="Table5.A1" office:value-type="string">
            <text:p text:style-name="P130">7</text:p>
          </table:table-cell>
          <table:table-cell table:style-name="Table5.A1" office:value-type="string">
            <text:p text:style-name="P115"><text:span text:style-name="T1">&gt;&gt;&gt; (zero fill right shift)</text:span> </text:p>
            <text:p text:style-name="P115">Shift right zero fill operator. The left operands value is moved right by the number of bits specified by the right operand and shifted values are filled up with zeros.</text:p>
            <text:p text:style-name="P130"><text:span text:style-name="T1">Example:</text:span> A &gt;&gt;&gt;2 will give 15 which is 0000 1111</text:p>
          </table:table-cell>
        </table:table-row>
      </table:table>
      <text:p text:style-name="P47"/>
      <text:p text:style-name="P35"/>
      <text:h text:style-name="P137" text:outline-level="2"><text:soft-page-break/>Logical Operators</text:h>
      <text:p text:style-name="P47"/>
      <text:p text:style-name="P20">If A=20 <text:s/>and B=10</text:p>
      <table:table table:name="Table6" table:style-name="Table6">
        <table:table-column table:style-name="Table6.A"/>
        <table:table-column table:style-name="Table6.B"/>
        <table:table-row>
          <table:table-cell table:style-name="Table6.A1" office:value-type="string">
            <text:p text:style-name="P134">Operator</text:p>
          </table:table-cell>
          <table:table-cell table:style-name="Table6.A1" office:value-type="string">
            <text:p text:style-name="P134">Description</text:p>
          </table:table-cell>
        </table:table-row>
        <table:table-row>
          <table:table-cell table:style-name="Table6.A1" office:value-type="string">
            <text:p text:style-name="P130">1</text:p>
          </table:table-cell>
          <table:table-cell table:style-name="Table6.A1" office:value-type="string">
            <text:p text:style-name="P115"><text:span text:style-name="T1">&amp;&amp; (logical and)</text:span> </text:p>
            <text:p text:style-name="P115">Called Logical AND operator. If both the operands are non-zero, then the condition becomes true.</text:p>
            <text:p text:style-name="P130"><text:span text:style-name="T1">Example</text:span> (A &amp;&amp; B) is false. </text:p>
          </table:table-cell>
        </table:table-row>
        <table:table-row>
          <table:table-cell table:style-name="Table6.A1" office:value-type="string">
            <text:p text:style-name="P130">2</text:p>
          </table:table-cell>
          <table:table-cell table:style-name="Table6.A1" office:value-type="string">
            <text:p text:style-name="P115"><text:span text:style-name="T1">|| (logical or)</text:span> </text:p>
            <text:p text:style-name="P115">Called Logical OR Operator. If any of the two operands are non-zero, then the condition becomes true.</text:p>
            <text:p text:style-name="P130"><text:span text:style-name="T1">Example</text:span> (A || B) is true.</text:p>
          </table:table-cell>
        </table:table-row>
        <table:table-row>
          <table:table-cell table:style-name="Table6.A1" office:value-type="string">
            <text:p text:style-name="P130">3</text:p>
          </table:table-cell>
          <table:table-cell table:style-name="Table6.A1" office:value-type="string">
            <text:p text:style-name="P115"><text:span text:style-name="T1">! (logical not)</text:span> </text:p>
            <text:p text:style-name="P115">Called Logical NOT Operator. Use to reverses the logical state of its operand. If a condition is true then Logical NOT operator will make false.</text:p>
            <text:p text:style-name="P130"><text:span text:style-name="T1">Example</text:span> !(A &amp;&amp; B) is true. </text:p>
          </table:table-cell>
        </table:table-row>
      </table:table>
      <text:h text:style-name="P138" text:outline-level="2"><text:s/><text:span text:style-name="T21">Assignment Operators:</text:span></text:h>
      <text:p text:style-name="P58">There are following assignment operators supported by Java language:</text:p>
      <text:p text:style-name="P58"/>
      <table:table table:name="Table7" table:style-name="Table7">
        <table:table-column table:style-name="Table7.A"/>
        <table:table-column table:style-name="Table7.B"/>
        <table:table-row>
          <table:table-cell table:style-name="Table7.A1" office:value-type="string">
            <text:p text:style-name="P134">SR.NO</text:p>
          </table:table-cell>
          <table:table-cell table:style-name="Table7.A1" office:value-type="string">
            <text:p text:style-name="P134">Operator and Description</text:p>
          </table:table-cell>
        </table:table-row>
        <table:table-row>
          <table:table-cell table:style-name="Table7.A1" office:value-type="string">
            <text:p text:style-name="P130">1</text:p>
          </table:table-cell>
          <table:table-cell table:style-name="Table7.A1" office:value-type="string">
            <text:p text:style-name="P116">= </text:p>
            <text:p text:style-name="P115">Simple assignment operator, Assigns values from right side operands to left side operand.</text:p>
            <text:p text:style-name="P130"><text:span text:style-name="T1">Example:</text:span> C = A + B will assign value of A + B into C</text:p>
          </table:table-cell>
        </table:table-row>
        <table:table-row>
          <table:table-cell table:style-name="Table7.A1" office:value-type="string">
            <text:p text:style-name="P130">2</text:p>
          </table:table-cell>
          <table:table-cell table:style-name="Table7.A1" office:value-type="string">
            <text:p text:style-name="P115"><text:span text:style-name="T1">+=</text:span> </text:p>
            <text:p text:style-name="P115">Add AND assignment operator, It adds right operand to the left operand and assign the result to left operand.</text:p>
            <text:p text:style-name="P130"><text:span text:style-name="T1">Example:</text:span> C += A is equivalent to C = C + A</text:p>
          </table:table-cell>
        </table:table-row>
        <table:table-row>
          <table:table-cell table:style-name="Table7.A1" office:value-type="string">
            <text:p text:style-name="P130">3</text:p>
          </table:table-cell>
          <table:table-cell table:style-name="Table7.A1" office:value-type="string">
            <text:p text:style-name="P115"><text:span text:style-name="T1">-=</text:span> </text:p>
            <text:p text:style-name="P115"><text:soft-page-break/>Subtract AND assignment operator, It subtracts right operand from the left operand and assign the result to left operand.</text:p>
            <text:p text:style-name="P130"><text:span text:style-name="T1">Example:</text:span>C -= A is equivalent to C = C - A</text:p>
          </table:table-cell>
        </table:table-row>
        <table:table-row>
          <table:table-cell table:style-name="Table7.A1" office:value-type="string">
            <text:p text:style-name="P130">4</text:p>
          </table:table-cell>
          <table:table-cell table:style-name="Table7.A1" office:value-type="string">
            <text:p text:style-name="P115"><text:span text:style-name="T1">*=</text:span> </text:p>
            <text:p text:style-name="P115">Multiply AND assignment operator, It multiplies right operand with the left operand and assign the result to left operand.</text:p>
            <text:p text:style-name="P130"><text:span text:style-name="T1">Example:</text:span> C *= A is equivalent to C = C * A</text:p>
          </table:table-cell>
        </table:table-row>
        <table:table-row>
          <table:table-cell table:style-name="Table7.A1" office:value-type="string">
            <text:p text:style-name="P130">5</text:p>
          </table:table-cell>
          <table:table-cell table:style-name="Table7.A1" office:value-type="string">
            <text:p text:style-name="P115"><text:span text:style-name="T1">/=</text:span> </text:p>
            <text:p text:style-name="P115">Divide AND assignment operator, It divides left operand with the right operand and assign the result to left operand</text:p>
            <text:p text:style-name="P130"><text:span text:style-name="T1">Example</text:span>C /= A is equivalent to C = C / A</text:p>
          </table:table-cell>
        </table:table-row>
        <table:table-row>
          <table:table-cell table:style-name="Table7.A1" office:value-type="string">
            <text:p text:style-name="P130">6</text:p>
          </table:table-cell>
          <table:table-cell table:style-name="Table7.A1" office:value-type="string">
            <text:p text:style-name="P115"><text:span text:style-name="T1">%=</text:span> </text:p>
            <text:p text:style-name="P115">Modulus AND assignment operator, It takes modulus using two operands and assign the result to left operand.</text:p>
            <text:p text:style-name="P130"><text:span text:style-name="T1">Example:</text:span> C %= A is equivalent to C = C % A</text:p>
          </table:table-cell>
        </table:table-row>
        <table:table-row>
          <table:table-cell table:style-name="Table7.A1" office:value-type="string">
            <text:p text:style-name="P130">7</text:p>
          </table:table-cell>
          <table:table-cell table:style-name="Table7.A1" office:value-type="string">
            <text:p text:style-name="P115"><text:span text:style-name="T1">&lt;&lt;=</text:span> </text:p>
            <text:p text:style-name="P115">Left shift AND assignment operator.</text:p>
            <text:p text:style-name="P130"><text:span text:style-name="T1">Example</text:span>C &lt;&lt;= 2 is same as C = C &lt;&lt; 2</text:p>
          </table:table-cell>
        </table:table-row>
        <table:table-row>
          <table:table-cell table:style-name="Table7.A1" office:value-type="string">
            <text:p text:style-name="P130">8</text:p>
          </table:table-cell>
          <table:table-cell table:style-name="Table7.A1" office:value-type="string">
            <text:p text:style-name="P115"><text:span text:style-name="T1">&gt;&gt;=</text:span> </text:p>
            <text:p text:style-name="P115">Right shift AND assignment operator</text:p>
            <text:p text:style-name="P130"><text:span text:style-name="T1">Example</text:span> C &gt;&gt;= 2 is same as C = C &gt;&gt; 2</text:p>
          </table:table-cell>
        </table:table-row>
        <table:table-row>
          <table:table-cell table:style-name="Table7.A1" office:value-type="string">
            <text:p text:style-name="P130">9</text:p>
          </table:table-cell>
          <table:table-cell table:style-name="Table7.A1" office:value-type="string">
            <text:p text:style-name="P115"><text:span text:style-name="T1">&amp;=</text:span> </text:p>
            <text:p text:style-name="P115">Bitwise AND assignment operator.</text:p>
            <text:p text:style-name="P130"><text:span text:style-name="T1">Example:</text:span> C &amp;= 2 is same as C = C &amp; 2</text:p>
          </table:table-cell>
        </table:table-row>
        <table:table-row>
          <table:table-cell table:style-name="Table7.A1" office:value-type="string">
            <text:p text:style-name="P130">10</text:p>
          </table:table-cell>
          <table:table-cell table:style-name="Table7.A1" office:value-type="string">
            <text:p text:style-name="P115"><text:span text:style-name="T1">^=</text:span> </text:p>
            <text:p text:style-name="P115">bitwise exclusive OR and assignment operator.</text:p>
            <text:p text:style-name="P130"><text:span text:style-name="T1">Example:</text:span> C ^= 2 is same as C = C ^ 2</text:p>
          </table:table-cell>
        </table:table-row>
        <table:table-row>
          <table:table-cell table:style-name="Table7.A1" office:value-type="string">
            <text:p text:style-name="P130">11</text:p>
          </table:table-cell>
          <table:table-cell table:style-name="Table7.A1" office:value-type="string">
            <text:p text:style-name="P115"><text:span text:style-name="T1">|=</text:span> </text:p>
            <text:p text:style-name="P115"><text:soft-page-break/>bitwise inclusive OR and assignment operator.</text:p>
            <text:p text:style-name="P130"><text:span text:style-name="T1">Example:</text:span> C |= 2 is same as C = C | 2</text:p>
          </table:table-cell>
        </table:table-row>
      </table:table>
      <text:p text:style-name="P47"/>
      <text:p text:style-name="P35"/>
      <text:h text:style-name="P136" text:outline-level="2"><text:span text:style-name="T21">Conditional Operator </text:span><text:span text:style-name="T17">( ? : )</text:span></text:h>
      <text:p text:style-name="P5"/>
      <text:p text:style-name="P8"><text:span text:style-name="T100">C</text:span>onditional operator is also known as the ternary operator. This operator consists of three operands and is used to evaluate Boolean expressions. The goal of the operator is to decide which value should be assigned to the variable. The operator is written as:</text:p>
      <text:p text:style-name="P128"><text:span text:style-name="T100">Tip: </text:span>variable x = (expression) ? value if true : value if false</text:p>
      <text:p text:style-name="P128"/>
      <text:p text:style-name="P127">Example</text:p>
      <text:p text:style-name="P127"/>
      <text:p text:style-name="P96"><text:span text:style-name="T63">package</text:span><text:span text:style-name="T82"> com.example.operator;</text:span></text:p>
      <text:p text:style-name="P93"/>
      <text:p text:style-name="P92"><text:span text:style-name="T61">public</text:span><text:span text:style-name="T31"> </text:span><text:span text:style-name="T61">class</text:span><text:span text:style-name="T31"> OperatorExample {</text:span></text:p>
      <text:p text:style-name="P142"><text:tab/></text:p>
      <text:p text:style-name="P92"><text:span text:style-name="T31"><text:tab/></text:span><text:span text:style-name="T61">int</text:span><text:span text:style-name="T31"> </text:span><text:span text:style-name="T68">a</text:span><text:span text:style-name="T31">=20;</text:span></text:p>
      <text:p text:style-name="P92"><text:span text:style-name="T31"><text:tab/></text:span><text:span text:style-name="T61">int</text:span><text:span text:style-name="T31"> </text:span><text:span text:style-name="T68">b</text:span><text:span text:style-name="T31">=10;</text:span></text:p>
      <text:p text:style-name="P142"><text:tab/></text:p>
      <text:p text:style-name="P92"><text:span text:style-name="T31"><text:tab/></text:span><text:span text:style-name="T61">public</text:span><text:span text:style-name="T31"> </text:span><text:span text:style-name="T61">void</text:span><text:span text:style-name="T31"> airithMeticOperation()</text:span></text:p>
      <text:p text:style-name="P142"><text:tab/>{</text:p>
      <text:p text:style-name="P92"><text:span text:style-name="T31"><text:tab/><text:tab/></text:span><text:span text:style-name="T61">int</text:span><text:span text:style-name="T31"> </text:span><text:span text:style-name="T79">result</text:span><text:span text:style-name="T31"> = </text:span><text:span text:style-name="T68">a</text:span><text:span text:style-name="T31">+</text:span><text:span text:style-name="T68">b</text:span><text:span text:style-name="T31">;</text:span></text:p>
      <text:p text:style-name="P92"><text:span text:style-name="T31"><text:tab/><text:tab/>System.</text:span><text:span text:style-name="T66">out</text:span><text:span text:style-name="T31">.println(</text:span><text:span text:style-name="T75">"airithMeticOperation is"</text:span><text:span text:style-name="T31">+ </text:span><text:span text:style-name="T79">result</text:span><text:span text:style-name="T31">);</text:span></text:p>
      <text:p text:style-name="P142"><text:tab/>}</text:p>
      <text:p text:style-name="P142"><text:tab/></text:p>
      <text:p text:style-name="P92"><text:span text:style-name="T31"><text:tab/></text:span><text:span text:style-name="T61">public</text:span><text:span text:style-name="T31"> </text:span><text:span text:style-name="T61">void</text:span><text:span text:style-name="T31"> relationalOperation()</text:span></text:p>
      <text:p text:style-name="P142"><text:tab/>{</text:p>
      <text:p text:style-name="P92"><text:span text:style-name="T31"><text:tab/><text:tab/></text:span><text:span text:style-name="T61">boolean</text:span><text:span text:style-name="T31"> </text:span><text:span text:style-name="T79">result</text:span><text:span text:style-name="T31"> = </text:span><text:span text:style-name="T68">a</text:span><text:span text:style-name="T31">&gt;</text:span><text:span text:style-name="T68">b</text:span><text:span text:style-name="T31">;</text:span></text:p>
      <text:p text:style-name="P92"><text:span text:style-name="T31"><text:tab/><text:tab/>System.</text:span><text:span text:style-name="T66">out</text:span><text:span text:style-name="T31">.println(</text:span><text:span text:style-name="T75">"relationalOperation is"</text:span><text:span text:style-name="T31">+ </text:span><text:span text:style-name="T79">result</text:span><text:span text:style-name="T31">);</text:span></text:p>
      <text:p text:style-name="P142"><text:tab/>}</text:p>
      <text:p text:style-name="P142"><text:tab/></text:p>
      <text:p text:style-name="P92"><text:span text:style-name="T31"><text:tab/></text:span><text:span text:style-name="T61">public</text:span><text:span text:style-name="T31"> </text:span><text:span text:style-name="T61">void</text:span><text:span text:style-name="T31"> bitwiseOperation()</text:span></text:p>
      <text:p text:style-name="P142"><text:tab/>{</text:p>
      <text:p text:style-name="P92"><text:span text:style-name="T31"><text:tab/><text:tab/></text:span><text:span text:style-name="T61">int</text:span><text:span text:style-name="T31"> </text:span><text:span text:style-name="T79">result</text:span><text:span text:style-name="T31"> = </text:span><text:span text:style-name="T68">a</text:span><text:span text:style-name="T31">|</text:span><text:span text:style-name="T68">b</text:span><text:span text:style-name="T31">;</text:span></text:p>
      <text:p text:style-name="P92"><text:span text:style-name="T31"><text:tab/><text:tab/>System.</text:span><text:span text:style-name="T66">out</text:span><text:span text:style-name="T31">.println(</text:span><text:span text:style-name="T75">"bitwiseOperation is"</text:span><text:span text:style-name="T31">+ </text:span><text:span text:style-name="T79">result</text:span><text:span text:style-name="T31">);</text:span></text:p>
      <text:p text:style-name="P142"><text:tab/>}</text:p>
      <text:p text:style-name="P142"><text:tab/></text:p>
      <text:p text:style-name="P92"><text:span text:style-name="T31"><text:tab/></text:span><text:span text:style-name="T61">public</text:span><text:span text:style-name="T31"> </text:span><text:span text:style-name="T61">void</text:span><text:span text:style-name="T31"> logicalOperation()</text:span></text:p>
      <text:p text:style-name="P142"><text:tab/>{</text:p>
      <text:p text:style-name="P142"><text:tab/><text:tab/></text:p>
      <text:p text:style-name="P92"><text:span text:style-name="T31"><text:tab/><text:tab/></text:span><text:span text:style-name="T61">boolean</text:span><text:span text:style-name="T31"> </text:span><text:span text:style-name="T79">result</text:span><text:span text:style-name="T31"> =(</text:span><text:span text:style-name="T68">a</text:span><text:span text:style-name="T31">&gt;10 &amp;&amp; </text:span><text:span text:style-name="T68">b</text:span><text:span text:style-name="T31">&lt;=10);</text:span></text:p>
      <text:p text:style-name="P92"><text:span text:style-name="T31"><text:tab/><text:tab/>System.</text:span><text:span text:style-name="T66">out</text:span><text:span text:style-name="T31">.println(</text:span><text:span text:style-name="T75">"logicalOperation is"</text:span><text:span text:style-name="T31">+ </text:span><text:span text:style-name="T79">result</text:span><text:span text:style-name="T31">);</text:span></text:p>
      <text:p text:style-name="P142"><text:tab/>}</text:p>
      <text:p text:style-name="P142"><text:tab/></text:p>
      <text:p text:style-name="P92"><text:span text:style-name="T31"><text:tab/></text:span><text:span text:style-name="T61">public</text:span><text:span text:style-name="T31"> </text:span><text:span text:style-name="T61">void</text:span><text:span text:style-name="T31"> assignmentOperation()</text:span></text:p>
      <text:p text:style-name="P142"><text:tab/>{</text:p>
      <text:p text:style-name="P142"><text:soft-page-break/><text:tab/><text:tab/></text:p>
      <text:p text:style-name="P92"><text:span text:style-name="T31"><text:tab/><text:tab/></text:span><text:span text:style-name="T68">a</text:span><text:span text:style-name="T31"> += 10;</text:span></text:p>
      <text:p text:style-name="P92"><text:span text:style-name="T31"><text:tab/><text:tab/>System.</text:span><text:span text:style-name="T66">out</text:span><text:span text:style-name="T31">.println(</text:span><text:span text:style-name="T75">"assignmentOperation is"</text:span><text:span text:style-name="T31">+ </text:span><text:span text:style-name="T68">a</text:span><text:span text:style-name="T31">);</text:span></text:p>
      <text:p text:style-name="P142"><text:tab/>}</text:p>
      <text:p text:style-name="P142"><text:tab/></text:p>
      <text:p text:style-name="P92"><text:span text:style-name="T31"><text:tab/></text:span><text:span text:style-name="T61">public</text:span><text:span text:style-name="T31"> </text:span><text:span text:style-name="T61">void</text:span><text:span text:style-name="T31"> conditionalOperation()</text:span></text:p>
      <text:p text:style-name="P142"><text:tab/>{</text:p>
      <text:p text:style-name="P142"><text:tab/><text:tab/></text:p>
      <text:p text:style-name="P92"><text:span text:style-name="T31"><text:tab/><text:tab/></text:span><text:span text:style-name="T61">int</text:span><text:span text:style-name="T31"> </text:span><text:span text:style-name="T79">result</text:span><text:span text:style-name="T31"> = </text:span><text:span text:style-name="T68">a</text:span><text:span text:style-name="T31">&gt;20?</text:span><text:span text:style-name="T68">a</text:span><text:span text:style-name="T31">:</text:span><text:span text:style-name="T68">b</text:span><text:span text:style-name="T31">;</text:span></text:p>
      <text:p text:style-name="P92"><text:span text:style-name="T31"><text:tab/><text:tab/>System.</text:span><text:span text:style-name="T66">out</text:span><text:span text:style-name="T31">.println(</text:span><text:span text:style-name="T75">"conditionalOperation is"</text:span><text:span text:style-name="T31">+ </text:span><text:span text:style-name="T79">result</text:span><text:span text:style-name="T31">);</text:span></text:p>
      <text:p text:style-name="P142"><text:tab/>}</text:p>
      <text:p text:style-name="P142"><text:tab/></text:p>
      <text:p text:style-name="P142"><text:tab/></text:p>
      <text:p text:style-name="P92"><text:span text:style-name="T31"><text:tab/></text:span><text:span text:style-name="T61">public</text:span><text:span text:style-name="T31"> </text:span><text:span text:style-name="T61">static</text:span><text:span text:style-name="T31"> </text:span><text:span text:style-name="T61">void</text:span><text:span text:style-name="T31"> main(String[] </text:span><text:span text:style-name="T79">args</text:span><text:span text:style-name="T31">) {</text:span></text:p>
      <text:p text:style-name="P92"><text:span text:style-name="T31"><text:tab/><text:tab/>OperatorExample </text:span><text:span text:style-name="T79">example</text:span><text:span text:style-name="T31"> = </text:span><text:span text:style-name="T61">new</text:span><text:span text:style-name="T31"> OperatorExample();</text:span></text:p>
      <text:p text:style-name="P92"><text:span text:style-name="T31"><text:tab/><text:tab/></text:span><text:span text:style-name="T79">example</text:span><text:span text:style-name="T31">.airithMeticOperation();</text:span></text:p>
      <text:p text:style-name="P92"><text:span text:style-name="T31"><text:tab/><text:tab/></text:span><text:span text:style-name="T79">example</text:span><text:span text:style-name="T31">.relationalOperation();</text:span></text:p>
      <text:p text:style-name="P92"><text:span text:style-name="T31"><text:tab/><text:tab/></text:span><text:span text:style-name="T79">example</text:span><text:span text:style-name="T31">.bitwiseOperation();</text:span></text:p>
      <text:p text:style-name="P92"><text:span text:style-name="T31"><text:tab/><text:tab/></text:span><text:span text:style-name="T79">example</text:span><text:span text:style-name="T31">.logicalOperation();</text:span></text:p>
      <text:p text:style-name="P92"><text:span text:style-name="T31"><text:tab/><text:tab/></text:span><text:span text:style-name="T79">example</text:span><text:span text:style-name="T31">.assignmentOperation();</text:span></text:p>
      <text:p text:style-name="P92"><text:span text:style-name="T31"><text:tab/><text:tab/></text:span><text:span text:style-name="T79">example</text:span><text:span text:style-name="T31">.conditionalOperation();</text:span></text:p>
      <text:p text:style-name="P142"><text:tab/><text:tab/></text:p>
      <text:p text:style-name="P142"><text:tab/><text:tab/></text:p>
      <text:p text:style-name="P142"><text:tab/><text:tab/></text:p>
      <text:p text:style-name="P142"><text:tab/>}</text:p>
      <text:p text:style-name="P93"/>
      <text:p text:style-name="P93"/>
      <text:p text:style-name="P142">}</text:p>
      <text:p text:style-name="P127"/>
      <text:p text:style-name="P127"/>
      <text:p text:style-name="P127">Output :</text:p>
      <text:p text:style-name="P144">airithMeticOperation is30</text:p>
      <text:p text:style-name="P143">relationalOperation istrue</text:p>
      <text:p text:style-name="P143">bitwiseOperation is30</text:p>
      <text:p text:style-name="P143">logicalOperation istrue</text:p>
      <text:p text:style-name="P143">assignmentOperation is30</text:p>
      <text:p text:style-name="P143">conditionalOperation is30</text:p>
      <text:p text:style-name="P127"/>
      <text:p text:style-name="P129"/>
      <text:p text:style-name="P129"/>
      <text:p text:style-name="P15"/>
      <text:p text:style-name="P48"/>
      <text:p text:style-name="P48"/>
      <text:p text:style-name="P5"/>
      <text:p text:style-name="P48"/>
      <text:p text:style-name="P5"/>
      <text:p text:style-name="P5"/>
      <text:p text:style-name="P6"/>
      <text:p text:style-name="P13"><text:soft-page-break/></text:p>
      <text:p text:style-name="P175">Loop &amp; Array</text:p>
      <text:p text:style-name="P171">There may be a situation when you need to execute a block of code several number of times. Suppose you have to print 1 to 10000.</text:p>
      <text:p text:style-name="P171"/>
      <text:p text:style-name="P171">Programming languages provide loop for that .</text:p>
      <text:p text:style-name="P171"/>
      <text:p text:style-name="P171">A <text:span text:style-name="T1">loop</text:span> statement allows us to execute a statement or group of statements multiple times and following is the general form of a loop statement in most of the programming languages:</text:p>
      <text:p text:style-name="P171"><draw:line text:anchor-type="paragraph" draw:z-index="0" draw:style-name="gr1" draw:text-style-name="P193" svg:x1="2.462cm" svg:y1="0.764cm" svg:x2="2.462cm" svg:y2="3.387cm"><text:p/></draw:line></text:p>
      <text:p text:style-name="P171"/>
      <text:p text:style-name="P171"><draw:line text:anchor-type="paragraph" draw:z-index="6" draw:style-name="gr1" draw:text-style-name="P193" svg:x1="2.607cm" svg:y1="0.09cm" svg:x2="8.405cm" svg:y2="0.042cm"><text:p/></draw:line><draw:line text:anchor-type="paragraph" draw:z-index="7" draw:style-name="gr1" draw:text-style-name="P193" svg:x1="8.405cm" svg:y1="0.042cm" svg:x2="8.405cm" svg:y2="1.996cm"><text:p/></draw:line><text:tab/><text:tab/><text:tab/></text:p>
      <text:p text:style-name="P17"><text:tab/><text:tab/><text:tab/><text:span text:style-name="T101">Execute Repetedly</text:span></text:p>
      <text:p text:style-name="P58"><draw:custom-shape text:anchor-type="paragraph" draw:z-index="1" draw:style-name="gr2" svg:width="2.55cm" svg:height="1.955cm" svg:x="1.162cm" svg:y="0.081cm"><text:p>Condition</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5" draw:style-name="gr3" draw:text-style-name="P193" svg:width="2.43cm" svg:height="1.9cm" svg:x="7.057cm" svg:y="-0.009cm"><text:p text:style-name="P193">Block of code</text:p></draw:rect></text:p>
      <text:p text:style-name="P58"><draw:line text:anchor-type="paragraph" draw:z-index="2" draw:style-name="gr1" draw:text-style-name="P194" svg:x1="3.711cm" svg:y1="0.148cm" svg:x2="6.962cm" svg:y2="0.099cm"><text:p/></draw:line><draw:line text:anchor-type="paragraph" draw:z-index="3" draw:style-name="gr1" draw:text-style-name="P193" svg:x1="3.857cm" svg:y1="0.709cm" svg:x2="3.665cm" svg:y2="0.709cm"><text:p/></draw:line><text:tab/><text:tab/><text:tab/><text:tab/><text:span text:style-name="T101">True</text:span></text:p>
      <text:p text:style-name="P113"><draw:line text:anchor-type="paragraph" draw:z-index="4" draw:style-name="gr1" draw:text-style-name="P193" svg:x1="2.51cm" svg:y1="0.182cm" svg:x2="2.535cm" svg:y2="1.835cm"><text:p/></draw:line></text:p>
      <text:p text:style-name="P29"><text:tab/><text:tab/><text:span text:style-name="T101">False</text:span></text:p>
      <text:p text:style-name="P57"/>
      <text:p text:style-name="P184">There is three type of Loop in java</text:p>
      <text:p text:style-name="P184">1. <text:span text:style-name="T19">for Loop</text:span></text:p>
      <text:p text:style-name="P184">2. <text:span text:style-name="T19">while Loop</text:span></text:p>
      <text:p text:style-name="P184">3. <text:span text:style-name="T20">do while loop</text:span></text:p>
      <text:p text:style-name="P184"/>
      <text:p text:style-name="P184"><text:span text:style-name="T20">For Loop:</text:span></text:p>
      <text:p text:style-name="P184"/>
      <text:p text:style-name="P184">Syntax of for loop</text:p>
      <text:p text:style-name="P184"><text:soft-page-break/>for(initialization; boolean expression or condition ;increment or decrement)</text:p>
      <text:p text:style-name="Preformatted_20_Text">{</text:p>
      <text:p text:style-name="Preformatted_20_Text"><text:s text:c="3"/>//<text:span text:style-name="T102">block of code</text:span></text:p>
      <text:p text:style-name="P183">}</text:p>
      <text:p text:style-name="P185">Here is the sequnce flow of for loop</text:p>
      <text:p text:style-name="P181">The <text:span text:style-name="T1">initialization</text:span> step is executed first, and <text:span text:style-name="T2">only once.</text:span> This step allows you to declare and initialize any loop control variables. a semi colon (;) <text:span text:style-name="T102">use for separator</text:span></text:p>
      <text:list xml:id="list1997053687900839384" text:style-name="L16">
        <text:list-item>
          <text:p text:style-name="P176">Next, the <text:span text:style-name="T1">Boolean expression</text:span> is evaluated. <text:span text:style-name="T2">If it is true</text:span>, the body of the loop is executed. If it is <text:span text:style-name="T2">false</text:span>, the body of the loop will not be executed and control jumps to the next statement <text:span text:style-name="T102">after</text:span> the for loop.</text:p>
        </text:list-item>
        <text:list-item>
          <text:p text:style-name="P176">After the <text:span text:style-name="T1">body</text:span> of the for loop gets executed, the control jumps back up to the <text:span text:style-name="T102">increment/decrement </text:span><text:s/>statement. This statement allows you to update any loop control variables. <text:span text:style-name="T2">This statement can be left blank with a semicolon at the end</text:span>.</text:p>
        </text:list-item>
        <text:list-item>
          <text:p text:style-name="P176">The Boolean expression is now evaluated again. If it is true, the loop executes and the process repeats (body of loop, then update step, then Boolean expression). After the Boolean expression is false, the for loop terminates.</text:p>
        </text:list-item>
      </text:list>
      <text:p text:style-name="P177">Example</text:p>
      <text:p text:style-name="P177">Print 1 to 100 using for loop</text:p>
      <text:p text:style-name="P177"/>
      <text:p text:style-name="P189">public class LoopTest {</text:p>
      <text:p text:style-name="Preformatted_20_Text"/>
      <text:p text:style-name="Preformatted_20_Text"><text:s text:c="3"/>public static void main(String args[]) {</text:p>
      <text:p text:style-name="Preformatted_20_Text"/>
      <text:p text:style-name="Preformatted_20_Text"><text:s text:c="6"/>for(int x = 10; x &lt; <text:span text:style-name="T102">100</text:span>; x<text:span text:style-name="T102">++</text:span>) {</text:p>
      <text:p text:style-name="Preformatted_20_Text"><text:s text:c="9"/>System.out.print<text:span text:style-name="T102">ln</text:span>("value of x : " + x );</text:p>
      <text:p text:style-name="Preformatted_20_Text"><text:s text:c="9"/></text:p>
      <text:p text:style-name="Preformatted_20_Text"><text:s text:c="6"/>}</text:p>
      <text:p text:style-name="Preformatted_20_Text"><text:s text:c="3"/>}</text:p>
      <text:p text:style-name="P183">}</text:p>
      <text:p text:style-name="P186">Each style For Loop</text:p>
      <text:p text:style-name="P186"/>
      <text:p text:style-name="P187">From java 5 onwards we can use each style for loop. Here we don't need to initialize value or increment or decrement variables. We just have to create a temporary variable of the type of Collection or Array(discussed later) <text:s/>that variable holds the value for current Iteration refrence.</text:p>
      <text:p text:style-name="P187">Syntax</text:p>
      <text:p text:style-name="P187"><text:soft-page-break/>for(variable type of collection element : collection)</text:p>
      <text:p text:style-name="P187">{</text:p>
      <text:p text:style-name="P187">//Statement</text:p>
      <text:p text:style-name="P187">}</text:p>
      <text:p text:style-name="P187"/>
      <text:p text:style-name="P187">Example :Print Integer array using each type for loop</text:p>
      <text:p text:style-name="P187"/>
      <text:p text:style-name="P145"><text:span text:style-name="T61">package</text:span><text:span text:style-name="T31"> com.example.loop;</text:span></text:p>
      <text:p text:style-name="P93"/>
      <text:p text:style-name="P92"><text:span text:style-name="T61">public</text:span><text:span text:style-name="T31"> </text:span><text:span text:style-name="T61">class</text:span><text:span text:style-name="T31"> EachStyleLoop {</text:span></text:p>
      <text:p text:style-name="P92"><text:span text:style-name="T31"><text:tab/></text:span></text:p>
      <text:p text:style-name="P92"><text:span text:style-name="T31"><text:tab/></text:span></text:p>
      <text:p text:style-name="P93"/>
      <text:p text:style-name="P92"><text:span text:style-name="T31"><text:tab/><text:tab/></text:span><text:span text:style-name="T61">public</text:span><text:span text:style-name="T31"> Integer[] </text:span><text:span text:style-name="T68">arr</text:span><text:span text:style-name="T31">=</text:span><text:span text:style-name="T61">new</text:span><text:span text:style-name="T31"> Integer[]{10,20,30,40,50};</text:span></text:p>
      <text:p text:style-name="P93"/>
      <text:p text:style-name="P92"><text:span text:style-name="T31"><text:tab/><text:tab/> <text:s text:c="2"/></text:span><text:span text:style-name="T61">public</text:span><text:span text:style-name="T31"> </text:span><text:span text:style-name="T61">static</text:span><text:span text:style-name="T31"> </text:span><text:span text:style-name="T61">void</text:span><text:span text:style-name="T31"> main(String </text:span><text:span text:style-name="T79">args</text:span><text:span text:style-name="T31">[]) {</text:span></text:p>
      <text:p text:style-name="P92"><text:span text:style-name="T31"><text:tab/><text:tab/><text:tab/> <text:s text:c="2"/></text:span></text:p>
      <text:p text:style-name="P92"><text:span text:style-name="T31"><text:tab/><text:tab/><text:tab/> <text:s text:c="2"/>EachStyleLoop </text:span><text:span text:style-name="T79">obj</text:span><text:span text:style-name="T31"> =</text:span><text:span text:style-name="T61">new</text:span><text:span text:style-name="T31"> EachStyleLoop();</text:span></text:p>
      <text:p text:style-name="P93"/>
      <text:p text:style-name="P92"><text:span text:style-name="T31"><text:tab/><text:tab/> <text:s text:c="5"/></text:span><text:span text:style-name="T61">for</text:span><text:span text:style-name="T31">(Integer </text:span><text:span text:style-name="T79">i</text:span><text:span text:style-name="T31"> : </text:span><text:span text:style-name="T79">obj</text:span><text:span text:style-name="T31">.</text:span><text:span text:style-name="T68">arr</text:span><text:span text:style-name="T31">)</text:span></text:p>
      <text:p text:style-name="P92"><text:span text:style-name="T31"><text:tab/><text:tab/> <text:s text:c="8"/>System.</text:span><text:span text:style-name="T66">out</text:span><text:span text:style-name="T31">.println(</text:span><text:span text:style-name="T75">"value of Integer is : "</text:span><text:span text:style-name="T31"> + </text:span><text:span text:style-name="T79">i</text:span><text:span text:style-name="T31">);</text:span></text:p>
      <text:p text:style-name="P92"><text:span text:style-name="T31"><text:tab/><text:tab/> <text:s text:c="8"/></text:span></text:p>
      <text:p text:style-name="P92"><text:span text:style-name="T31"><text:tab/><text:tab/> <text:s text:c="5"/>}</text:span></text:p>
      <text:p text:style-name="P92"><text:span text:style-name="T31"><text:tab/><text:tab/> <text:s text:c="2"/></text:span></text:p>
      <text:p text:style-name="P92"><text:span text:style-name="T31"><text:tab/><text:tab/></text:span></text:p>
      <text:p text:style-name="P93"/>
      <text:p text:style-name="P93"/>
      <text:p text:style-name="P92"><text:span text:style-name="T31">}</text:span></text:p>
      <text:p text:style-name="P92"/>
      <text:p text:style-name="P92"/>
      <text:p text:style-name="P150"><text:span text:style-name="T82">Here <text:s/></text:span><text:span text:style-name="T85">obj</text:span><text:span text:style-name="T85">.</text:span><text:span text:style-name="T85">arr</text:span><text:span text:style-name="T82"> is type of Integer array so we create a temporery variable </text:span><text:span text:style-name="T85">i</text:span><text:span text:style-name="T82"> of type Integer , Now for each element i will point that element and print its value.</text:span></text:p>
      <text:p text:style-name="P153"/>
      <text:p text:style-name="P153"><text:span text:style-name="T82">While Loop:</text:span></text:p>
      <text:p text:style-name="P153"><text:span text:style-name="T82"/></text:p>
      <text:p text:style-name="P152">A while loop statement in java programming language repeatedly executes a target statement as long as a given condition is true.</text:p>
      <text:p text:style-name="P152"/>
      <text:p text:style-name="P152">The syntax of a while loop is:</text:p>
      <text:p text:style-name="P152"/>
      <text:p text:style-name="P191">while(boolean_expression==true)</text:p>
      <text:p text:style-name="Preformatted_20_Text">{</text:p>
      <text:p text:style-name="Preformatted_20_Text"><text:s text:c="3"/>//<text:span text:style-name="T103">block of code</text:span></text:p>
      <text:p text:style-name="P183">}</text:p>
      <text:p text:style-name="P181"><text:soft-page-break/>Here, <text:span text:style-name="T1">statement(s)</text:span> may be a single statement or a block of statements. The <text:span text:style-name="T1">condition</text:span> may be any expression, and true is any non zero value. </text:p>
      <text:p text:style-name="Text_20_body">When executing, if the <text:span text:style-name="T49">boolean_expression</text:span> result is true, then the actions inside the loop will be executed. This will continue as long as the expression result is true.</text:p>
      <text:p text:style-name="Text_20_body"/>
      <text:p text:style-name="P178">Example: Print Even numbers <text:s/>beetween 1 to 100</text:p>
      <text:p text:style-name="P178"/>
      <text:p text:style-name="P146"><text:span text:style-name="T61">package</text:span><text:span text:style-name="T31"> com.example.loop;</text:span></text:p>
      <text:p text:style-name="P93"/>
      <text:p text:style-name="P92"><text:span text:style-name="T61">public</text:span><text:span text:style-name="T31"> </text:span><text:span text:style-name="T61">class</text:span><text:span text:style-name="T31"> WhileLoop {</text:span></text:p>
      <text:p text:style-name="P92"><text:span text:style-name="T31"><text:tab/></text:span></text:p>
      <text:p text:style-name="P92"><text:span text:style-name="T31"><text:tab/></text:span><text:span text:style-name="T61">public</text:span><text:span text:style-name="T31"> </text:span><text:span text:style-name="T61">void</text:span><text:span text:style-name="T31"> displayEven()</text:span></text:p>
      <text:p text:style-name="P92"><text:span text:style-name="T31"><text:tab/>{</text:span></text:p>
      <text:p text:style-name="P92"><text:span text:style-name="T31"><text:tab/><text:tab/></text:span><text:span text:style-name="T61">int</text:span><text:span text:style-name="T31"> </text:span><text:span text:style-name="T79">i</text:span><text:span text:style-name="T31">=0;</text:span><text:span text:style-name="T95">//initialization</text:span></text:p>
      <text:p text:style-name="P92"><text:span text:style-name="T31"><text:tab/><text:tab/></text:span><text:span text:style-name="T61">while</text:span><text:span text:style-name="T31">(</text:span><text:span text:style-name="T79">i</text:span><text:span text:style-name="T31">&lt;=100)</text:span></text:p>
      <text:p text:style-name="P92"><text:span text:style-name="T31"><text:tab/><text:tab/>{</text:span></text:p>
      <text:p text:style-name="P92"><text:span text:style-name="T31"><text:tab/><text:tab/><text:tab/></text:span><text:span text:style-name="T61">if</text:span><text:span text:style-name="T31">(</text:span><text:span text:style-name="T79">i</text:span><text:span text:style-name="T31">%2==0)</text:span></text:p>
      <text:p text:style-name="P92"><text:span text:style-name="T31"><text:tab/><text:tab/><text:tab/>{</text:span></text:p>
      <text:p text:style-name="P92"><text:span text:style-name="T31"><text:tab/><text:tab/><text:tab/><text:tab/>System.</text:span><text:span text:style-name="T66">out</text:span><text:span text:style-name="T31">.println(</text:span><text:span text:style-name="T75">"Even Number is "</text:span><text:span text:style-name="T31"> + </text:span><text:span text:style-name="T79">i</text:span><text:span text:style-name="T31">);</text:span></text:p>
      <text:p text:style-name="P92"><text:span text:style-name="T31"><text:tab/><text:tab/><text:tab/>}</text:span></text:p>
      <text:p text:style-name="P92"><text:span text:style-name="T31"><text:tab/><text:tab/><text:tab/></text:span><text:span text:style-name="T79">i</text:span><text:span text:style-name="T31">++;</text:span><text:span text:style-name="T95">//increment</text:span></text:p>
      <text:p text:style-name="P92"><text:span text:style-name="T31"><text:tab/><text:tab/>}</text:span></text:p>
      <text:p text:style-name="P92"><text:span text:style-name="T31"><text:tab/>}</text:span></text:p>
      <text:p text:style-name="P92"><text:span text:style-name="T31"><text:tab/></text:span></text:p>
      <text:p text:style-name="P92"><text:span text:style-name="T31"><text:tab/></text:span><text:span text:style-name="T61">public</text:span><text:span text:style-name="T31"> </text:span><text:span text:style-name="T61">static</text:span><text:span text:style-name="T31"> </text:span><text:span text:style-name="T61">void</text:span><text:span text:style-name="T31"> main(String[] </text:span><text:span text:style-name="T79">args</text:span><text:span text:style-name="T31">) {</text:span></text:p>
      <text:p text:style-name="P92"><text:span text:style-name="T31"><text:tab/><text:tab/></text:span></text:p>
      <text:p text:style-name="P92"><text:span text:style-name="T31"><text:tab/><text:tab/>WhileLoop </text:span><text:span text:style-name="T79">obj</text:span><text:span text:style-name="T31"> =</text:span><text:span text:style-name="T61">new</text:span><text:span text:style-name="T31"> WhileLoop();</text:span></text:p>
      <text:p text:style-name="P92"><text:span text:style-name="T31"><text:tab/><text:tab/></text:span><text:span text:style-name="T79">obj</text:span><text:span text:style-name="T31">.displayEven();</text:span></text:p>
      <text:p text:style-name="P92"><text:span text:style-name="T31"><text:tab/>}</text:span></text:p>
      <text:p text:style-name="P93"/>
      <text:p text:style-name="P92"><text:span text:style-name="T31">}</text:span></text:p>
      <text:p text:style-name="P92"/>
      <text:p text:style-name="P154"><text:span text:style-name="T82">do While Loop:</text:span></text:p>
      <text:p text:style-name="P154"/>
      <text:p text:style-name="P151">A do...while loop is similar to a while loop, except that a do while loop is guaranteed to execute at least one time as condition is tested after body finishes,</text:p>
      <text:p text:style-name="P151"/>
      <text:p text:style-name="P151"/>
      <text:p text:style-name="P151">Syntax:</text:p>
      <text:p text:style-name="P151"/>
      <text:p text:style-name="P192">do</text:p>
      <text:p text:style-name="Preformatted_20_Text">{</text:p>
      <text:p text:style-name="Preformatted_20_Text"><text:s text:c="3"/>//Statements</text:p>
      <text:p text:style-name="P183">}while(<text:span text:style-name="T104">b</text:span>oolean_expression);</text:p>
      <text:p text:style-name="P183"/>
      <text:p text:style-name="P182"><text:soft-page-break/><text:span text:style-name="T104">Please note </text:span><text:s/>that the Boolean expression appears at the end of the loop, so the statements in the loop execute once before the Boolean is tested.</text:p>
      <text:p text:style-name="Text_20_body">If the Boolean expression is true, the control jumps back up to do statement, and the statements in the loop execute again. This process repeats until the Boolean expression is false.</text:p>
      <text:p text:style-name="P183"/>
      <text:p text:style-name="P188">Example : Demo Account act as an real account for first time publicity purpose</text:p>
      <text:p text:style-name="P188"/>
      <text:p text:style-name="P147"><text:span text:style-name="T61">package</text:span><text:span text:style-name="T31"> com.example.loop;</text:span></text:p>
      <text:p text:style-name="P93"/>
      <text:p text:style-name="P92"><text:span text:style-name="T61">public</text:span><text:span text:style-name="T31"> </text:span><text:span text:style-name="T61">class</text:span><text:span text:style-name="T31"> DoWhileLoop {</text:span></text:p>
      <text:p text:style-name="P92"><text:span text:style-name="T31"><text:tab/></text:span></text:p>
      <text:p text:style-name="P92"><text:span text:style-name="T31"><text:tab/></text:span><text:span text:style-name="T61">private</text:span><text:span text:style-name="T31"> </text:span><text:span text:style-name="T61">boolean</text:span><text:span text:style-name="T31"> </text:span><text:span text:style-name="T70">isDemoAccount</text:span><text:span text:style-name="T31">=</text:span><text:span text:style-name="T61">true</text:span><text:span text:style-name="T31">;</text:span></text:p>
      <text:p text:style-name="P92"><text:span text:style-name="T31"><text:tab/></text:span></text:p>
      <text:p text:style-name="P92"><text:span text:style-name="T31"><text:tab/></text:span><text:span text:style-name="T61">public</text:span><text:span text:style-name="T31"> </text:span><text:span text:style-name="T61">void</text:span><text:span text:style-name="T31"> executAccount()</text:span></text:p>
      <text:p text:style-name="P92"><text:span text:style-name="T31"><text:tab/>{</text:span></text:p>
      <text:p text:style-name="P92"><text:span text:style-name="T31"><text:tab/><text:tab/></text:span></text:p>
      <text:p text:style-name="P92"><text:span text:style-name="T31"><text:tab/><text:tab/></text:span><text:span text:style-name="T61">do</text:span></text:p>
      <text:p text:style-name="P92"><text:span text:style-name="T31"><text:tab/><text:tab/>{</text:span></text:p>
      <text:p text:style-name="P92"><text:span text:style-name="T31"><text:tab/><text:tab/><text:tab/>System.</text:span><text:span text:style-name="T66">out</text:span><text:span text:style-name="T31">.println(</text:span><text:span text:style-name="T75">"Although a Demo account For publicity it will </text:span><text:span text:style-name="T77">act</text:span><text:span text:style-name="T75"> as real account for first time"</text:span><text:span text:style-name="T31">);</text:span></text:p>
      <text:p text:style-name="P92"><text:span text:style-name="T31"><text:tab/><text:tab/>}</text:span></text:p>
      <text:p text:style-name="P92"><text:span text:style-name="T31"><text:tab/><text:tab/></text:span><text:span text:style-name="T61">while</text:span><text:span text:style-name="T31">(!</text:span><text:span text:style-name="T71">isDemoAccount</text:span><text:span text:style-name="T31">);</text:span></text:p>
      <text:p text:style-name="P92"><text:span text:style-name="T31"><text:tab/><text:tab/></text:span></text:p>
      <text:p text:style-name="P92"><text:span text:style-name="T31"><text:tab/>}</text:span></text:p>
      <text:p text:style-name="P92"><text:span text:style-name="T31"><text:tab/></text:span></text:p>
      <text:p text:style-name="P92"><text:span text:style-name="T31"><text:tab/></text:span><text:span text:style-name="T61">public</text:span><text:span text:style-name="T31"> </text:span><text:span text:style-name="T61">static</text:span><text:span text:style-name="T31"> </text:span><text:span text:style-name="T61">void</text:span><text:span text:style-name="T31"> main(String[] </text:span><text:span text:style-name="T79">args</text:span><text:span text:style-name="T31">) {</text:span></text:p>
      <text:p text:style-name="P92"><text:span text:style-name="T31"><text:tab/><text:tab/></text:span></text:p>
      <text:p text:style-name="P92"><text:span text:style-name="T31"><text:tab/><text:tab/>DoWhileLoop </text:span><text:span text:style-name="T79">obj</text:span><text:span text:style-name="T31"> = </text:span><text:span text:style-name="T61">new</text:span><text:span text:style-name="T31"> DoWhileLoop();</text:span></text:p>
      <text:p text:style-name="P92"><text:span text:style-name="T31"><text:tab/><text:tab/></text:span><text:span text:style-name="T79">obj</text:span><text:span text:style-name="T31">.executAccount();</text:span></text:p>
      <text:p text:style-name="P92"><text:span text:style-name="T31"><text:tab/><text:tab/></text:span></text:p>
      <text:p text:style-name="P92"><text:span text:style-name="T31"><text:tab/>}</text:span></text:p>
      <text:p text:style-name="P93"/>
      <text:p text:style-name="P92"><text:span text:style-name="T31">}</text:span></text:p>
      <text:p text:style-name="P188"/>
      <text:p text:style-name="P151"/>
      <text:p text:style-name="P178"/>
      <text:p text:style-name="P183"/>
      <text:p text:style-name="P152"><text:span text:style-name="T82"/></text:p>
      <text:p text:style-name="P152"/>
      <text:p text:style-name="P150"/>
      <text:p text:style-name="P150"><text:span text:style-name="T82"/></text:p>
      <text:p text:style-name="P190"/>
      <text:p text:style-name="P177"/>
      <text:p text:style-name="P183"><text:soft-page-break/></text:p>
      <text:p text:style-name="P184"/>
      <text:p text:style-name="P58"/>
      <text:p text:style-name="P110"/>
      <text:p text:style-name="P73"/>
      <text:p text:style-name="P72"/>
      <text:p text:style-name="P37"/>
      <text:p text:style-name="P70"/>
      <text:p text:style-name="P68"/>
      <text:p text:style-name="P58"/>
      <text:p text:style-name="P64"/>
      <text:p text:style-name="P66"/>
      <text:p text:style-name="P50"/>
      <text:p text:style-name="P65"/>
      <text:p text:style-name="P65"/>
      <text:p text:style-name="P22"/>
      <text:p text:style-name="P34"/>
      <text:p text:style-name="P22"/>
      <text:p text:style-name="P34"/>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013aa" officeooo:paragraph-rsid="001013aa"/>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otes Created By : Shamik Mitra</text:p>
        <text:p text:style-name="MP1">Technical Leader in IBM</text:p>
        <text:p text:style-name="MP1">blog: <text:a xlink:type="simple" xlink:href="http://javaonfly.blogspot.in/" text:style-name="Internet_20_link" text:visited-style-name="Visited_20_Internet_20_Link">http://javaonfly.blogspot.in/</text:a></text:p>
        <text:p text:style-name="MP1">facebook : <text:a xlink:type="simple" xlink:href="https://www.facebook.com/shamik.mitra.37" text:style-name="Internet_20_link" text:visited-style-name="Visited_20_Internet_20_Link">https://www.facebook.com/shamik.mitra.37</text:a></text:p>
        <text:p text:style-name="MP1">mob : 9830471739 mail :mitrashamik@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21:55:13.246267324</meta:creation-date>
    <dc:date>2016-03-24T22:20:55.255224239</dc:date>
    <meta:editing-duration>PT4H41M22S</meta:editing-duration>
    <meta:editing-cycles>54</meta:editing-cycles>
    <meta:generator>LibreOffice/4.3.3.2$Linux_X86_64 LibreOffice_project/430m0$Build-2</meta:generator>
    <meta:document-statistic meta:table-count="7" meta:image-count="0" meta:object-count="0" meta:page-count="30" meta:paragraph-count="742" meta:word-count="5011" meta:character-count="30095" meta:non-whitespace-character-count="25215"/>
  </office:meta>
</office:document-meta>
</file>